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family-generic="roman" style:font-pitch="variable"/>
    <style:font-face style:name="Arial Narrow2" svg:font-family="'Arial Narrow'" style:font-family-generic="swiss" style:font-pitch="variable"/>
    <style:font-face style:name="Arial Narrow3" svg:font-family="'Arial Narrow'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/>
    <style:font-face style:name="Calibri3" svg:font-family="Calibri" style:font-pitch="variable"/>
    <style:font-face style:name="Calibri4" svg:font-family="Calibri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/>
    <style:font-face style:name="Courier New2" svg:font-family="'Courier New'" style:font-pitch="variable"/>
    <style:font-face style:name="Courier New3" svg:font-family="'Courier New'" style:font-family-generic="modern" style:font-pitch="fixed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withoutfill">
      <style:graphic-properties svg:stroke-width="0.212cm" svg:stroke-color="#ff4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83cm" fo:min-width="4.93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svg:stroke-color="#000000" draw:fill-color="#eeeeee" draw:textarea-vertical-align="middle" draw:auto-grow-height="false" fo:min-height="3.523cm" fo:min-width="3.565cm" fo:wrap-option="wrap"/>
    </style:style>
    <style:style style:name="gr11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2.301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1.712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1.613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2.252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7">
      <style:graphic-properties draw:stroke="none" svg:stroke-width="0.035cm" draw:stroke-linejoin="miter" draw:fill="solid" draw:fill-color="#f1c7c7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7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7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7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7">
      <style:graphic-properties draw:stroke="none" svg:stroke-width="0.035cm" draw:stroke-linejoin="miter" draw:fill="solid" draw:fill-color="#d5f1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53cm" svg:stroke-color="#000000" draw:marker-end="msArrowEnd_20_8" draw:marker-end-width="0.35cm" draw:marker-end-center="false" draw:stroke-linejoin="miter" draw:fill="none" draw:textarea-vertical-align="top" draw:auto-grow-height="false" fo:min-height="0cm" fo:min-width="1.814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000000" draw:marker-end="msArrowEnd_20_8" draw:marker-end-width="0.35cm" draw:marker-end-center="false" draw:stroke-linejoin="miter" draw:fill="none" draw:textarea-vertical-align="top" draw:auto-grow-height="false" fo:min-height="0cm" fo:min-width="2.262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Default_20_Drawing_20_Style_5f_1" style:list-style-name="L8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81cm"/>
      <style:paragraph-properties style:writing-mode="lr-tb"/>
    </style:style>
    <style:style style:name="gr61" style:family="graphic" style:parent-style-name="standard">
      <style:graphic-properties draw:stroke="none" draw:fill="none" fo:min-height="12.895cm"/>
      <style:paragraph-properties style:writing-mode="lr-tb"/>
    </style:style>
    <style:style style:name="gr62" style:family="graphic" style:parent-style-name="standard">
      <style:graphic-properties draw:stroke="none" draw:fill="none" fo:min-height="22.509cm"/>
      <style:paragraph-properties style:writing-mode="lr-tb"/>
    </style:style>
    <style:style style:name="gr63" style:family="graphic" style:parent-style-name="standard">
      <style:graphic-properties draw:stroke="none" draw:fill="none" fo:min-height="10.319cm"/>
      <style:paragraph-properties style:writing-mode="lr-tb"/>
    </style:style>
    <style:style style:name="gr64" style:family="graphic" style:parent-style-name="standard">
      <style:graphic-properties draw:stroke="none" draw:fill="none" fo:min-height="14.799cm"/>
      <style:paragraph-properties style:writing-mode="lr-tb"/>
    </style:style>
    <style:style style:name="gr65" style:family="graphic" style:parent-style-name="standard">
      <style:graphic-properties draw:stroke="none" draw:fill="none" fo:min-height="14.496cm"/>
      <style:paragraph-properties style:writing-mode="lr-tb"/>
    </style:style>
    <style:style style:name="gr66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3cm" fo:min-width="8.39cm" fo:padding-top="0.151cm" fo:padding-bottom="0.151cm" fo:padding-left="0.276cm" fo:padding-right="0.276cm"/>
      <style:paragraph-properties style:writing-mode="lr-tb"/>
    </style:style>
    <style:style style:name="gr67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4cm" fo:min-width="8.39cm" fo:padding-top="0.151cm" fo:padding-bottom="0.151cm" fo:padding-left="0.276cm" fo:padding-right="0.276cm"/>
      <style:paragraph-properties style:writing-mode="lr-tb"/>
    </style:style>
    <style:style style:name="gr68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3cm" fo:min-width="8.39cm" fo:padding-top="0.151cm" fo:padding-bottom="0.151cm" fo:padding-left="0.276cm" fo:padding-right="0.276cm"/>
      <style:paragraph-properties style:writing-mode="lr-tb"/>
    </style:style>
    <style:style style:name="gr69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3cm" fo:min-width="8.39cm" fo:padding-top="0.151cm" fo:padding-bottom="0.151cm" fo:padding-left="0.276cm" fo:padding-right="0.276cm"/>
      <style:paragraph-properties style:writing-mode="lr-tb"/>
    </style:style>
    <style:style style:name="gr70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7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2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73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/>
    </style:style>
    <style:style style:name="gr74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gr75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2cm" fo:min-width="8.338cm" fo:padding-top="0.151cm" fo:padding-bottom="0.151cm" fo:padding-left="0.276cm" fo:padding-right="0.276cm"/>
      <style:paragraph-properties style:writing-mode="lr-tb"/>
    </style:style>
    <style:style style:name="gr76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77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78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79" style:family="graphic" style:parent-style-name="standard" style:list-style-name="L1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80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7.37cm" fo:min-width="23.122cm"/>
      <style:paragraph-properties style:writing-mode="lr-tb"/>
    </style:style>
    <style:style style:name="gr81" style:family="graphic" style:parent-style-name="standard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2cm" fo:min-width="8.338cm" fo:padding-top="0.151cm" fo:padding-bottom="0.151cm" fo:padding-left="0.276cm" fo:padding-right="0.276cm"/>
      <style:paragraph-properties style:writing-mode="lr-tb"/>
    </style:style>
    <style:style style:name="gr82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83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84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85" style:family="graphic" style:parent-style-name="standard" style:list-style-name="L1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86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87" style:family="graphic" style:parent-style-name="standard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88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89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6.1cm" fo:min-width="22.868cm"/>
      <style:paragraph-properties style:writing-mode="lr-tb"/>
    </style:style>
    <style:style style:name="gr90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91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92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93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94" style:family="graphic" style:parent-style-name="standard" style:list-style-name="L1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95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96" style:family="graphic" style:parent-style-name="Default_20_Drawing_20_Style_5f_1" style:list-style-name="L10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97" style:family="graphic" style:parent-style-name="Default_20_Drawing_20_Style_5f_1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Default_20_Drawing_20_Style_5f_1" style:list-style-name="L7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1.013cm" fo:min-width="7.119cm" fo:padding-top="0.125cm" fo:padding-bottom="0.125cm" fo:padding-left="0.25cm" fo:padding-right="0.25cm" fo:wrap-option="wrap"/>
    </style:style>
    <style:style style:name="gr100" style:family="graphic" style:parent-style-name="Default_20_Drawing_20_Style_5f_1" style:list-style-name="L7">
      <style:graphic-properties draw:stroke="solid" svg:stroke-width="0.071cm" svg:stroke-color="#000000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Default_20_Drawing_20_Style_5f_1" style:list-style-name="L7">
      <style:graphic-properties draw:stroke="solid" svg:stroke-width="0.071cm" svg:stroke-color="#000000" draw:stroke-linejoin="miter" draw:fill="solid" draw:fill-color="#e6e6e6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Default_20_Drawing_20_Style_5f_1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03" style:family="graphic" style:parent-style-name="Default_20_Drawing_20_Style_5f_1">
      <style:graphic-properties draw:stroke="dash" draw:stroke-dash="Dot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04" style:family="graphic" style:parent-style-name="Default_20_Drawing_20_Style_5f_1" style:list-style-name="L7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Default_20_Drawing_20_Style_5f_1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Default_20_Drawing_20_Style_5f_1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Default_20_Drawing_20_Style_5f_1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Default_20_Drawing_20_Style_5f_1">
      <style:graphic-properties draw:stroke="solid" svg:stroke-width="0.212cm" svg:stroke-color="#ff000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09" style:family="graphic" style:parent-style-name="Default_20_Drawing_20_Style_5f_1" style:list-style-name="L1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Default_20_Drawing_20_Style_5f_1" style:list-style-name="L8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Default_20_Drawing_20_Style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Default_20_Drawing_20_Style_5f_1" style:list-style-name="L8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Default_20_Drawing_20_Style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Default_20_Drawing_20_Style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Default_20_Drawing_20_Style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Default_20_Drawing_20_Style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118" style:family="graphic" style:parent-style-name="Default_20_Drawing_20_Style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Default_20_Drawing_20_Style_5f_1" style:list-style-name="L10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20" style:family="graphic" style:parent-style-name="Default_20_Drawing_20_Style_5f_1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22" style:family="graphic" style:parent-style-name="standard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23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none" svg:stroke-width="0.071cm" draw:stroke-linejoin="round" draw:fill="solid" draw:fill-color="#cccccc" draw:opacity="32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6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127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28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4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no-wrap"/>
    </style:style>
    <style:style style:name="gr135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36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0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1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>
      <style:graphic-properties draw:stroke="none" svg:stroke-width="0.071cm" draw:stroke-linejoin="round" draw:fill="solid" draw:fill-color="#000000" draw:textarea-vertical-align="middle" draw:auto-grow-height="false" draw:fit-to-size="false" style:shrink-to-fit="false" fo:min-height="0.359cm" fo:min-width="0cm" fo:padding-top="0cm" fo:padding-bottom="0cm" fo:padding-left="0.25cm" fo:padding-right="0.25cm" fo:wrap-option="no-wrap"/>
    </style:style>
    <style:style style:name="gr144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4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cm" fo:padding-bottom="0cm" fo:padding-left="0.25cm" fo:padding-right="0.25cm" fo:wrap-option="no-wrap"/>
    </style:style>
    <style:style style:name="gr146" style:family="graphic" style:parent-style-name="standard" style:list-style-name="L11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48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.767cm" fo:min-width="0.698cm" fo:padding-top="0.125cm" fo:padding-bottom="0.125cm" fo:padding-left="0.25cm" fo:padding-right="0.25cm" fo:wrap-option="wrap"/>
    </style:style>
    <style:style style:name="gr149" style:family="graphic" style:parent-style-name="standard" style:list-style-name="L7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50" style:family="graphic" style:parent-style-name="standard" style:list-style-name="L7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51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4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6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5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6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68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169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3.342cm" fo:min-width="3.632cm" fo:padding-top="0.204cm" fo:padding-bottom="0.204cm" fo:padding-left="0.329cm" fo:padding-right="0.329cm"/>
      <style:paragraph-properties style:writing-mode="lr-tb"/>
    </style:style>
    <style:style style:name="gr170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3.184cm" fo:min-width="3.474cm" fo:padding-top="0.204cm" fo:padding-bottom="0.204cm" fo:padding-left="0.329cm" fo:padding-right="0.329cm"/>
      <style:paragraph-properties style:writing-mode="lr-tb"/>
    </style:style>
    <style:style style:name="gr171" style:family="graphic" style:parent-style-name="objectwithoutfill">
      <style:graphic-properties svg:stroke-width="0.212cm" draw:marker-start-width="0.517cm" draw:marker-end="Arrowheads_20_2" draw:marker-end-width="0.617cm" draw:fill="none" draw:textarea-vertical-align="middle" fo:padding-top="0.23cm" fo:padding-bottom="0.23cm" fo:padding-left="0.355cm" fo:padding-right="0.355cm"/>
    </style:style>
    <style:style style:name="gr172" style:family="graphic" style:parent-style-name="objectwithoutfill">
      <style:graphic-properties svg:stroke-width="0.212cm" draw:marker-start-width="0.517cm" draw:marker-end="Arrowheads_20_3" draw:marker-end-width="0.617cm" draw:fill="none" draw:textarea-vertical-align="middle" fo:padding-top="0.23cm" fo:padding-bottom="0.23cm" fo:padding-left="0.355cm" fo:padding-right="0.355cm"/>
    </style:style>
    <style:style style:name="gr173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17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75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="none" draw:textarea-horizontal-align="justify" draw:textarea-vertical-align="middle" draw:auto-grow-height="false" fo:min-height="7.982cm" fo:min-width="8.122cm" fo:padding-top="0.231cm" fo:padding-bottom="0.231cm" fo:padding-left="0.356cm" fo:padding-right="0.356cm"/>
    </style:style>
    <style:style style:name="gr176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2.285cm" fo:min-width="2.009cm" fo:padding-top="0.204cm" fo:padding-bottom="0.204cm" fo:padding-left="0.329cm" fo:padding-right="0.329cm"/>
      <style:paragraph-properties style:writing-mode="lr-tb"/>
    </style:style>
    <style:style style:name="gr177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="none" draw:textarea-horizontal-align="justify" draw:textarea-vertical-align="middle" draw:auto-grow-height="false" fo:min-height="7.77cm" fo:min-width="7.91cm" fo:padding-top="0.231cm" fo:padding-bottom="0.231cm" fo:padding-left="0.356cm" fo:padding-right="0.356cm"/>
    </style:style>
    <style:style style:name="gr178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79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0.818cm" fo:min-width="0.678cm" fo:padding-top="0.204cm" fo:padding-bottom="0.204cm" fo:padding-left="0.329cm" fo:padding-right="0.329cm"/>
      <style:paragraph-properties style:writing-mode="lr-tb"/>
    </style:style>
    <style:style style:name="pr1" style:family="presentation" style:parent-style-name="Blank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le_20_and_20_Content-notes">
      <style:graphic-properties draw:fill-color="#ffffff" fo:min-height="11.982cm"/>
      <style:paragraph-properties style:writing-mode="lr-tb"/>
    </style:style>
    <style:style style:name="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le_20_Only-notes">
      <style:graphic-properties draw:fill-color="#ffffff" fo:min-height="11.982cm"/>
      <style:paragraph-properties style:writing-mode="lr-tb"/>
    </style:style>
    <style:style style:name="pr12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Only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Title_20_and_20_Content-outline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4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8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1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2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.331cm" fo:margin-right="0cm" fo:margin-top="0cm" fo:margin-bottom="0cm" fo:line-height="100%" fo:text-align="start" fo:text-indent="-0.331cm" style:punctuation-wrap="hanging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8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6" style:family="paragraph">
      <style:paragraph-properties fo:margin-left="0cm" fo:margin-right="0cm" fo:margin-top="0.183cm" fo:margin-bottom="0cm" fo:line-height="85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155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41cm" fo:margin-bottom="0cm" fo:line-height="97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top="0cm" fo:margin-bottom="0cm" fo:line-height="100%" fo:text-align="start" style:punctuation-wrap="simple" style:writing-mode="lr-tb"/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6pt" style:font-size-asian="16pt" style:font-size-complex="16pt"/>
    </style:style>
    <style:style style:name="P25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16pt" style:font-size-asian="16pt" style:font-size-complex="16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c9211e" loext:opacity="100%" fo:font-weight="bold" style:font-weight-asian="bold" style:font-weight-complex="bold"/>
    </style:style>
    <style:style style:name="P28" style:family="paragraph">
      <loext:graphic-properties draw:fill-color="#ffffff"/>
      <style:paragraph-properties style:writing-mode="lr-tb"/>
      <style:text-properties fo:font-size="20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-color="#eeeeee"/>
      <style:paragraph-properties fo:text-align="center"/>
    </style:style>
    <style:style style:name="P32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33" style:family="paragraph">
      <loext:graphic-properties draw:fill="solid" draw:fill-color="#f1c7c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37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4pt"/>
    </style:style>
    <style:style style:name="P3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9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4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1" style:family="paragraph">
      <loext:graphic-properties draw:fill="solid" draw:fill-color="#d5f1c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P43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4" style:family="paragraph">
      <style:paragraph-properties fo:margin-left="0.2cm" fo:margin-right="0.2cm" fo:margin-top="0.2cm" fo:margin-bottom="0.2cm" fo:line-height="100%" fo:text-align="justify" fo:text-indent="0cm"/>
    </style:style>
    <style:style style:name="P45" style:family="paragraph">
      <loext:graphic-properties draw:fill="solid" draw:fill-color="#ffffff"/>
      <style:paragraph-properties fo:margin-left="0.2cm" fo:margin-right="0.2cm" fo:margin-top="0.2cm" fo:margin-bottom="0.2cm" fo:line-height="100%" fo:text-align="justify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/>
      <style:paragraph-properties style:writing-mode="lr-tb"/>
      <style:text-properties style:font-name="Bitstream Vera Sans Mono1"/>
    </style:style>
    <style:style style:name="P47" style:family="paragraph">
      <style:text-properties style:font-name="Bitstream Vera Sans Mono1"/>
    </style:style>
    <style:style style:name="P48" style:family="paragraph">
      <style:paragraph-properties fo:margin-left="0cm" fo:margin-right="0cm" fo:margin-top="0cm" fo:margin-bottom="0cm" fo:line-height="100%" fo:text-indent="0cm"/>
      <style:text-properties style:font-name="Bitstream Vera Sans Mono1"/>
    </style:style>
    <style:style style:name="P49" style:family="paragraph">
      <loext:graphic-properties draw:fill="none"/>
      <style:text-properties style:font-name="Bitstream Vera Sans Mono1"/>
    </style:style>
    <style:style style:name="P50" style:family="paragraph">
      <loext:graphic-properties draw:fill="none"/>
      <style:text-properties style:font-name="Bitstream Vera Sans Mono1" fo:font-size="16pt" style:font-size-asian="16pt" style:font-size-complex="16pt"/>
    </style:style>
    <style:style style:name="P51" style:family="paragraph">
      <style:paragraph-properties fo:margin-left="0cm" fo:margin-right="0cm" fo:margin-top="0cm" fo:margin-bottom="0cm" fo:line-height="100%" fo:text-align="center" fo:text-indent="0cm"/>
    </style:style>
    <style:style style:name="P52" style:family="paragraph">
      <loext:graphic-properties draw:fill-color="#ffdbb6"/>
      <style:paragraph-properties fo:text-align="center"/>
    </style:style>
    <style:style style:name="P53" style:family="paragraph">
      <style:paragraph-properties fo:text-align="center"/>
    </style:style>
    <style:style style:name="P54" style:family="paragraph">
      <loext:graphic-properties draw:fill-color="#ffdbb6"/>
      <style:paragraph-properties fo:margin-left="0cm" fo:margin-right="0cm" fo:margin-top="0cm" fo:margin-bottom="0cm" fo:line-height="100%" fo:text-align="center" fo:text-indent="0cm"/>
    </style:style>
    <style:style style:name="P55" style:family="paragraph">
      <style:text-properties fo:font-size="18pt"/>
    </style:style>
    <style:style style:name="P56" style:family="paragraph">
      <loext:graphic-properties draw:fill="none"/>
      <style:paragraph-properties style:writing-mode="lr-tb"/>
      <style:text-properties style:font-name="Bitstream Vera Sans Mono1" fo:font-size="18pt"/>
    </style:style>
    <style:style style:name="P57" style:family="paragraph">
      <loext:graphic-properties draw:fill-color="#dde8cb"/>
      <style:paragraph-properties fo:margin-left="0cm" fo:margin-right="0cm" fo:margin-top="0cm" fo:margin-bottom="0cm" fo:line-height="100%" fo:text-align="center" fo:text-indent="0cm"/>
    </style:style>
    <style:style style:name="P58" style:family="paragraph">
      <style:paragraph-properties fo:text-align="center"/>
      <style:text-properties fo:color="#c9211e" loext:opacity="100%" fo:font-weight="bold" style:font-weight-asian="bold" style:font-weight-complex="bold"/>
    </style:style>
    <style:style style:name="P59" style:family="paragraph">
      <loext:graphic-properties draw:fill="solid" draw:fill-color="#dddddd" draw:opacity="75%"/>
      <style:paragraph-properties fo:text-align="center"/>
      <style:text-properties fo:color="#c9211e" loext:opacity="100%" fo:font-weight="bold" style:font-weight-asian="bold" style:font-weight-complex="bold"/>
    </style:style>
    <style:style style:name="P60" style:family="paragraph">
      <style:paragraph-properties fo:text-align="center"/>
      <style:text-properties fo:font-size="18pt"/>
    </style:style>
    <style:style style:name="P61" style:family="paragraph">
      <loext:graphic-properties draw:fill-color="#dde8cb"/>
      <style:paragraph-properties fo:text-align="center"/>
      <style:text-properties fo:font-size="18pt"/>
    </style:style>
    <style:style style:name="P62" style:family="paragraph">
      <loext:graphic-properties draw:fill-color="#ffdbb6"/>
      <style:paragraph-properties fo:text-align="center"/>
      <style:text-properties fo:font-size="18pt"/>
    </style:style>
    <style:style style:name="P63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64" style:family="paragraph">
      <loext:graphic-properties draw:fill-color="#ffdbb6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65" style:family="paragraph">
      <loext:graphic-properties draw:fill-color="#dde8cb"/>
      <style:paragraph-properties fo:text-align="center"/>
    </style:style>
    <style:style style:name="P66" style:family="paragraph">
      <style:text-properties style:font-name="Bitstream Vera Sans Mono1" fo:font-size="16pt"/>
    </style:style>
    <style:style style:name="P67" style:family="paragraph">
      <loext:graphic-properties draw:fill-color="#dde8cb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68" style:family="paragraph">
      <style:text-properties style:font-name="Bitstream Vera Sans Mono1" fo:font-size="18pt"/>
    </style:style>
    <style:style style:name="P69" style:family="paragraph">
      <style:paragraph-properties fo:margin-left="0cm" fo:margin-right="0cm" fo:margin-top="0cm" fo:margin-bottom="0cm" fo:line-height="100%" fo:text-indent="0cm"/>
      <style:text-properties style:font-name="Bitstream Vera Sans Mono1" fo:font-size="18pt"/>
    </style:style>
    <style:style style:name="P70" style:family="paragraph">
      <loext:graphic-properties draw:fill="none"/>
      <style:text-properties style:font-name="Bitstream Vera Sans Mono1" fo:font-size="18pt"/>
    </style:style>
    <style:style style:name="P71" style:family="paragraph">
      <style:paragraph-properties fo:text-align="center"/>
      <style:text-properties fo:color="#c9211e" loext:opacity="100%" fo:font-size="18pt" fo:font-weight="bold" style:font-weight-asian="bold" style:font-weight-complex="bold"/>
    </style:style>
    <style:style style:name="P72" style:family="paragraph">
      <loext:graphic-properties draw:fill="solid" draw:fill-color="#dddddd" draw:opacity="75%"/>
      <style:paragraph-properties fo:text-align="center"/>
      <style:text-properties fo:color="#c9211e" loext:opacity="100%" fo:font-size="18pt" fo:font-weight="bold" style:font-weight-asian="bold" style:font-weight-complex="bold"/>
    </style:style>
    <style:style style:name="P73" style:family="paragraph">
      <style:paragraph-properties fo:margin-left="0cm" fo:margin-right="0cm" fo:margin-top="0.169cm" fo:margin-bottom="0cm" fo:line-height="85%" fo:text-align="start" fo:text-indent="0cm" style:punctuation-wrap="hanging" style:writing-mode="lr-tb"/>
    </style:style>
    <style:style style:name="P74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75" style:family="paragraph">
      <style:paragraph-properties fo:margin-left="1.27cm" fo:margin-right="0cm" fo:margin-top="0.141cm" fo:margin-bottom="0cm" fo:line-height="90%" fo:text-align="start" fo:text-indent="0cm">
        <style:tab-stops>
          <style:tab-stop style:position="0cm"/>
        </style:tab-stops>
      </style:paragraph-properties>
    </style:style>
    <style:style style:name="P76" style:family="paragraph">
      <style:paragraph-properties fo:margin-left="0cm" fo:margin-right="0cm" fo:margin-top="0.169cm" fo:margin-bottom="0cm" fo:line-height="85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7" style:family="paragraph">
      <style:paragraph-properties fo:margin-left="0cm" fo:margin-right="0cm" fo:margin-top="0.14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8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9" style:family="paragraph">
      <style:paragraph-properties fo:margin-left="0cm" fo:margin-right="0cm" fo:margin-top="0.155cm" fo:margin-bottom="0cm" fo:line-height="85%" fo:text-align="start" fo:text-indent="0cm" style:punctuation-wrap="hanging" style:writing-mode="lr-tb"/>
    </style:style>
    <style:style style:name="P80" style:family="paragraph">
      <style:paragraph-properties fo:margin-left="0cm" fo:margin-right="0cm" fo:margin-top="0.141cm" fo:margin-bottom="0cm" fo:line-height="85%" fo:text-align="start" fo:text-indent="0cm" style:punctuation-wrap="hanging" style:writing-mode="lr-tb"/>
    </style:style>
    <style:style style:name="P81" style:family="paragraph">
      <loext:graphic-properties draw:fill="solid" draw:fill-color="#e6e6e6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82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83" style:family="paragraph">
      <loext:graphic-properties draw:fill="solid" draw:fill-color="#e6e6e6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84" style:family="paragraph">
      <loext:graphic-properties draw:fill="solid" draw:fill-color="#cccccc" draw:opacity="32%"/>
      <style:paragraph-properties fo:text-align="center" style:font-independent-line-spacing="true"/>
      <style:text-properties fo:font-size="24pt"/>
    </style:style>
    <style:style style:name="P85" style:family="paragraph">
      <style:paragraph-properties fo:margin-top="0.318cm" fo:margin-bottom="0cm" fo:line-height="100%" fo:text-align="start" style:punctuation-wrap="simple" style:writing-mode="lr-tb"/>
      <style:text-properties fo:font-size="24pt"/>
    </style:style>
    <style:style style:name="P86" style:family="paragraph">
      <loext:graphic-properties draw:fill="none"/>
      <style:paragraph-properties fo:margin-top="0.318cm" fo:margin-bottom="0cm" fo:line-height="100%" fo:text-align="start" style:punctuation-wrap="simple" style:writing-mode="lr-tb" style:font-independent-line-spacing="true"/>
      <style:text-properties fo:font-size="24pt"/>
    </style:style>
    <style:style style:name="P87" style:family="paragraph">
      <loext:graphic-properties draw:fill="solid" draw:fill-color="#ebafaf" draw:opacity="50%"/>
      <style:paragraph-properties fo:text-align="center" style:font-independent-line-spacing="true"/>
      <style:text-properties fo:font-size="24pt"/>
    </style:style>
    <style:style style:name="P88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89" style:family="paragraph">
      <loext:graphic-properties draw:fill-color="#b3cac7"/>
      <style:paragraph-properties fo:text-align="center" style:writing-mode="lr-tb"/>
    </style:style>
    <style:style style:name="P90" style:family="paragraph">
      <loext:graphic-properties draw:fill="none" draw:fill-color="#ffffff"/>
      <style:paragraph-properties style:writing-mode="lr-tb"/>
      <style:text-properties fo:color="#069a2e" loext:opacity="100%" fo:font-weight="bold" style:font-weight-asian="bold" style:font-weight-complex="bold"/>
    </style:style>
    <style:style style:name="P91" style:family="paragraph">
      <loext:graphic-properties draw:fill="none" draw:fill-color="#ffffff"/>
      <style:paragraph-properties fo:text-align="center" style:writing-mode="lr-tb"/>
      <style:text-properties fo:color="#f10d0c" loext:opacity="100%" fo:font-weight="bold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name-complex="Courier New1" style:font-size-complex="20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0" style:family="text">
      <style:text-properties fo:font-variant="normal" fo:text-transform="none" fo:color="#2d961e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2" style:family="text">
      <style:text-properties fo:font-variant="normal" fo:text-transform="none" fo:color="#4a00ff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3" style:family="text">
      <style:text-properties fo:font-variant="normal" fo:text-transform="none" fo:color="#c1651c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6pt" fo:letter-spacing="normal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Courier New1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6" style:family="text">
      <style:text-properties fo:font-variant="normal" fo:text-transform="none" fo:color="#c200ff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16pt" fo:letter-spacing="normal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Courier New1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0" style:family="text">
      <style:text-properties fo:font-variant="normal" fo:text-transform="none" fo:color="#c200ff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1" style:family="text">
      <style:text-properties fo:font-variant="normal" fo:text-transform="none" fo:color="#9d206f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2" style:family="text">
      <style:text-properties fo:font-variant="normal" fo:text-transform="none" fo:color="#2d961e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3" style:family="text"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Bitstream Vera Sans Mono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468a1a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9" style:family="text">
      <style:text-properties fo:font-variant="normal" fo:text-transform="none" fo:color="#1249f4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0" style:family="text">
      <style:text-properties fo:font-variant="normal" fo:text-transform="none" fo:color="#ed4c05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1" style:family="text">
      <style:text-properties fo:font-variant="normal" fo:text-transform="none" fo:color="#ed4c05" loext:opacity="100%" style:text-outline="false" style:text-line-through-style="none" style:text-line-through-type="none" style:text-position="0% 100%" style:font-name="Courier New1" fo:font-size="16pt" fo:letter-spacing="normal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Courier New1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917f3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3" style:family="text">
      <style:text-properties fo:font-variant="normal" fo:text-transform="none" fo:color="#8d1d75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4" style:family="text">
      <style:text-properties fo:font-variant="normal" fo:text-transform="none" fo:color="#be480a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5" style:family="text">
      <style:text-properties fo:font-variant="normal" fo:text-transform="none" fo:color="#4a00ff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6" style:family="text">
      <style:text-properties fo:font-variant="normal" fo:text-transform="none" fo:color="#c1651c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8" style:family="text">
      <style:text-properties fo:font-variant="normal" fo:text-transform="none" fo:color="#2d961e" loext:opacity="100%" style:text-line-through-style="none" style:text-line-through-type="none" style:text-position="0% 100%" style:font-name="Courier New1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9" style:family="text">
      <style:text-properties fo:font-variant="normal" fo:text-transform="none" fo:color="#c1651c" loext:opacity="100%" style:text-line-through-style="none" style:text-line-through-type="none" style:text-position="0% 100%" style:font-name="Courier New1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0" style:family="text">
      <style:text-properties fo:font-variant="normal" fo:text-transform="none" fo:color="#2d961e" loext:opacity="100%" style:text-line-through-style="none" style:text-line-through-type="none" style:text-position="0% 100%" style:font-name="Courier New1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1" style:family="text">
      <style:text-properties fo:font-variant="normal" fo:text-transform="none" fo:color="#c1651c" loext:opacity="100%" style:text-line-through-style="none" style:text-line-through-type="none" style:text-position="0% 100%" style:font-name="Courier New1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808080" loext:opacity="100%" style:font-name="Bitstream Vera Sans Mono1" fo:font-size="16pt" style:font-size-asian="16pt" style:font-size-complex="16pt"/>
    </style:style>
    <style:style style:name="T54" style:family="text">
      <style:text-properties style:font-name="Bitstream Vera Sans Mono1"/>
    </style:style>
    <style:style style:name="T55" style:family="text">
      <style:text-properties fo:color="#800080" loext:opacity="100%" style:font-name="Bitstream Vera Sans Mono1" fo:font-size="16pt" style:font-size-asian="16pt" style:font-size-complex="16pt"/>
    </style:style>
    <style:style style:name="T56" style:family="text">
      <style:text-properties style:font-name="Bitstream Vera Sans Mono1" fo:font-size="16pt" style:font-size-asian="16pt" style:font-size-complex="16pt"/>
    </style:style>
    <style:style style:name="T57" style:family="text">
      <style:text-properties fo:color="#b85c00" loext:opacity="100%" style:font-name="Bitstream Vera Sans Mono1" fo:font-size="16pt" style:font-size-asian="16pt" style:font-size-complex="16pt"/>
    </style:style>
    <style:style style:name="T58" style:family="text">
      <style:text-properties fo:color="#127622" loext:opacity="100%" style:font-name="Bitstream Vera Sans Mono1" fo:font-size="16pt" style:font-size-asian="16pt" style:font-size-complex="16pt"/>
    </style:style>
    <style:style style:name="T59" style:family="text">
      <style:text-properties fo:color="#2a6099" loext:opacity="100%" style:font-name="Bitstream Vera Sans Mono1" fo:font-size="16pt" style:font-size-asian="16pt" style:font-size-complex="16pt"/>
    </style:style>
    <style:style style:name="T60" style:family="text">
      <style:text-properties fo:color="#127622" loext:opacity="100%" style:font-name="Bitstream Vera Sans Mono1" fo:font-size="15pt" style:font-size-asian="15pt" style:font-size-complex="15pt"/>
    </style:style>
    <style:style style:name="T61" style:family="text">
      <style:text-properties style:font-name="Bitstream Vera Sans Mono1" fo:font-size="15pt" style:font-size-asian="15pt" style:font-size-complex="15pt"/>
    </style:style>
    <style:style style:name="T62" style:family="text">
      <style:text-properties fo:color="#2a6099" loext:opacity="100%" style:font-name="Bitstream Vera Sans Mono1" fo:font-size="15pt" style:font-size-asian="15pt" style:font-size-complex="15pt"/>
    </style:style>
    <style:style style:name="T63" style:family="text">
      <style:text-properties fo:color="#800080" loext:opacity="100%" style:font-name="Bitstream Vera Sans Mono1" fo:font-size="15pt" style:font-size-asian="15pt" style:font-size-complex="15pt"/>
    </style:style>
    <style:style style:name="T64" style:family="text">
      <style:text-properties fo:color="#b85c00" loext:opacity="100%" style:font-name="Bitstream Vera Sans Mono1" fo:font-size="15pt" style:font-size-asian="15pt" style:font-size-complex="15pt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size="15pt" fo:font-style="normal" fo:text-shadow="none" style:text-underline-style="none" fo:font-weight="normal" style:letter-kerning="true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c9211e" loext:opacity="100%" style:font-name="Bitstream Vera Sans Mono1" fo:font-size="16pt" style:font-size-asian="16pt" style:font-size-complex="16pt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15pt" style:font-size-asian="15pt" style:font-size-complex="15pt"/>
    </style:style>
    <style:style style:name="T69" style:family="text">
      <style:text-properties style:text-position="0% 100%" fo:font-size="15pt" style:font-size-asian="15pt" style:font-size-complex="15pt"/>
    </style:style>
    <style:style style:name="T70" style:family="text">
      <style:text-properties fo:color="#c9211e" loext:opacity="100%" fo:font-size="54pt" fo:font-weight="bold" style:font-size-asian="54pt" style:font-weight-asian="bold" style:font-size-complex="54pt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72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73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74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7" style:family="text">
      <style:text-properties fo:font-variant="normal" fo:text-transform="none" fo:color="#4a00ff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8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0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1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3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4" style:family="text">
      <style:text-properties fo:font-variant="normal" fo:text-transform="none" fo:color="#61b6b4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5" style:family="text">
      <style:text-properties fo:font-variant="normal" fo:text-transform="none" fo:color="#61b6b4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7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8" style:family="text">
      <style:text-properties fo:font-variant="normal" fo:text-transform="none" fo:color="#4a00ff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9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0" style:family="text">
      <style:text-properties fo:font-variant="normal" fo:text-transform="none" fo:color="#b7898a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1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2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94" style:family="text">
      <style:text-properties fo:font-variant="normal" fo:text-transform="none" fo:color="#ff0000" loext:opacity="100%" style:text-line-through-style="none" style:text-line-through-type="none" style:text-position="0% 100%" style:font-name="Arial Narrow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95" style:family="text">
      <style:text-properties fo:font-variant="normal" fo:text-transform="none" fo:color="#c1651c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font-variant="normal" fo:text-transform="none" fo:color="#2c9290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7" style:family="text">
      <style:text-properties fo:font-variant="normal" fo:text-transform="none" fo:color="#ff0000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9" style:family="text">
      <style:text-properties fo:font-variant="normal" fo:text-transform="none" fo:color="#c1651c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1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nl" fo:country="NL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2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3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4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6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fo:font-variant="normal" fo:text-transform="none" fo:color="#2c9290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8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9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0" style:family="text">
      <style:text-properties fo:font-variant="normal" fo:text-transform="none" fo:color="#9d206f" loext:opacity="100%" style:text-line-through-style="none" style:text-line-through-type="none" style:text-position="0% 100%" style:font-name="Menlo-Regular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1" style:family="text">
      <style:text-properties fo:font-variant="normal" fo:text-transform="none" fo:color="#c1651c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2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15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116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9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120" style:family="text">
      <style:text-properties fo:font-variant="normal" fo:text-transform="none" fo:color="#990000" loext:opacity="100%" style:text-line-through-style="none" style:text-line-through-type="none" style:text-position="-25% 58%" style:font-name="Calibri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121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22" style:family="text">
      <style:text-properties fo:font-variant="normal" fo:text-transform="none" fo:color="#990000" loext:opacity="100%" style:text-line-through-style="none" style:text-line-through-type="none" style:text-position="0% 100%" style:font-name="Courier New3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124" style:family="text">
      <style:text-properties fo:font-size="54pt" style:font-size-asian="54pt" style:font-size-complex="54pt"/>
    </style:style>
    <style:style style:name="T12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26" style:family="text">
      <style:text-properties fo:color="#069a2e" loext:opacity="100%" fo:font-size="44pt" fo:font-weight="bold" style:font-size-asian="44pt" style:font-weight-asian="bold" style:font-size-complex="44pt" style:font-weight-complex="bold"/>
    </style:style>
    <style:style style:name="T127" style:family="text">
      <style:text-properties fo:color="#f10d0c" loext:opacity="100%" fo:font-size="44pt" fo:font-weight="bold" style:font-size-asian="44pt" style:font-weight-asian="bold" style:font-size-complex="44pt" style:font-weight-complex="bold"/>
    </style:style>
    <style:style style:name="T128" style:family="text">
      <style:text-properties fo:font-size="48pt" style:font-size-asian="48pt" style:font-size-complex="48pt"/>
    </style:style>
    <style:style style:name="T12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990000" fo:font-size="60%"/>
      </text:list-level-style-number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2d96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cm" text:min-label-width="0.794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cb241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7f7f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6cm" svg:height="5.411cm" svg:x="1.905cm" svg:y="4.445cm">
          <text:p text:style-name="P1"><text:span text:style-name="T1">Server Programming</text:span></text:p>
          <text:p text:style-name="P1"><text:span text:style-name="T2"><text:line-break/></text:span><text:span text:style-name="T2"><text:line-break/></text:span><text:span text:style-name="T3">Computer Systems</text:span><text:span text:style-name="T2"><text:line-break/></text:span><text:span text:style-name="T2"><text:line-break/></text:span><text:span text:style-name="T2"><text:line-break/></text:span><text:span text:style-name="T4">David March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6cm" svg:height="4.864cm" svg:x="1.905cm" svg:y="10.795cm">
          <text:p text:style-name="P3"><text:span text:style-name="T2"/></text:p>
          <text:p text:style-name="P3"><text:span text:style-name="T3">Based on slides by:</text:span><text:span text:style-name="T4"> </text:span></text:p>
          <text:p text:style-name="P3"><text:span text:style-name="T4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6cm" svg:height="1.266cm" svg:x="11.43cm" svg:y="25.4cm">
            <text:p text:style-name="P5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Concurrent Programming is Hard!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Some </text:span><text:span text:style-name="T6">reminders...</text:span></text:p>
          </draw:text-box>
        </draw:frame>
        <draw:frame draw:name="Content Placeholder 2" presentation:style-name="pr3" draw:text-style-name="P10" draw:layer="layout" svg:width="23.706cm" svg:height="14.207cm" svg:x="0.635cm" svg:y="3.684cm" presentation:class="outline" presentation:user-transformed="true">
          <draw:text-box>
            <text:list text:style-name="L2">
              <text:list-item>
                <text:p text:style-name="P8"><text:span text:style-name="T7">Threads &amp; Processes: </text:span><text:span text:style-name="T8">Both can mainting concurrent </text:span><text:span text:style-name="T8">logical control through context switching. Threads are </text:span><text:span text:style-name="T8">lighter weight and share more data.</text:span></text:p>
                <text:p text:style-name="P8"><text:span text:style-name="T7"/></text:p>
              </text:list-item>
              <text:list-item>
                <text:p text:style-name="P8"><text:span text:style-name="T7">Concurrency &amp; Parrallel: </text:span><text:span text:style-name="T8">Parallel means running different </text:span><text:span text:style-name="T8">processing at the literal same time. Concurrency can </text:span><text:span text:style-name="T8">simulate this by interweaving</text:span></text:p>
                <text:p text:style-name="P8"><text:span text:style-name="T8"/></text:p>
              </text:list-item>
              <text:list-item>
                <text:p text:style-name="P8"><text:span text:style-name="T7">Semaphores &amp; Mutex: </text:span><text:span text:style-name="T8">Synchronisation tools to ensure </text:span><text:span text:style-name="T8">that we don’t encounter concurrency problems such as </text:span><text:span text:style-name="T8">race conditions or deadlock</text:span></text:p>
                <text:p text:style-name="P8"><text:span text:style-name="T7"/></text:p>
              </text:list-item>
            </text:list>
            <text:p text:style-name="P9"><text:span text:style-name="T9"/></text:p>
          </draw:text-box>
        </draw:frame>
        <presentation:notes draw:style-name="dp3">
          <draw:page-thumbnail draw:style-name="gr4" draw:layer="layout" svg:width="13.313cm" svg:height="9.985cm" svg:x="3.485cm" svg:y="2.023cm" draw:page-number="2" presentation:class="page"/>
          <draw:frame presentation:style-name="pr4" draw:text-style-name="P1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Approaches for Writing Concurrent Servers" draw:style-name="dp1" draw:master-page-name="Title_20_and_20_Content" presentation:presentation-page-layout-name="AL2T11">
        <office:forms form:automatic-focus="false" form:apply-design-mode="false"/>
        <draw:frame draw:name="Rectangle 15" presentation:style-name="pr2" draw:text-style-name="P7" draw:layer="layout" svg:width="23.917cm" svg:height="3.042cm" svg:x="0.847cm" svg:y="0.93cm" presentation:class="title" presentation:user-transformed="true">
          <draw:text-box>
            <text:p text:style-name="P6"><text:span text:style-name="T6">Approaches for </text:span><text:span text:style-name="T6">Writing </text:span><text:span text:style-name="T6">Concurrent </text:span><text:span text:style-name="T6">Servers</text:span></text:p>
          </draw:text-box>
        </draw:frame>
        <draw:frame draw:name="Rectangle 18" presentation:style-name="pr5" draw:text-style-name="P10" draw:layer="layout" svg:width="22.93cm" svg:height="14.626cm" svg:x="1.235cm" svg:y="4cm" presentation:class="outline" presentation:user-transformed="true">
          <draw:text-box>
            <text:p text:style-name="P12"><text:span text:style-name="T10">Allow server to handle multiple clients concurrently</text:span></text:p>
            <text:p text:style-name="P12"><text:span text:style-name="T10"/></text:p>
            <text:p text:style-name="P13"><text:span text:style-name="T7">1. Process-based</text:span></text:p>
            <text:list text:style-name="L4">
              <text:list-item>
                <text:list>
                  <text:list-item>
                    <text:p text:style-name="P14"><text:span text:style-name="T11">Kernel automatically interleaves multiple logical flows</text:span></text:p>
                  </text:list-item>
                  <text:list-item>
                    <text:p text:style-name="P14"><text:span text:style-name="T11">Each flow has its own private address space</text:span></text:p>
                  </text:list-item>
                </text:list>
              </text:list-item>
            </text:list>
            <text:p text:style-name="P13"><text:span text:style-name="T7">2. Event-based</text:span></text:p>
            <text:list text:continue-numbering="true" text:style-name="L4">
              <text:list-item>
                <text:list>
                  <text:list-item>
                    <text:p text:style-name="P14"><text:span text:style-name="T11">Programmer manually interleaves multiple logical flows</text:span></text:p>
                  </text:list-item>
                  <text:list-item>
                    <text:p text:style-name="P14"><text:span text:style-name="T11">All flows share the same address space</text:span></text:p>
                  </text:list-item>
                  <text:list-item>
                    <text:p text:style-name="P14"><text:span text:style-name="T11">Uses technique called </text:span><text:span text:style-name="T12">I/O multiplexing</text:span><text:span text:style-name="T13">. </text:span></text:p>
                  </text:list-item>
                </text:list>
              </text:list-item>
            </text:list>
            <text:p text:style-name="P13"><text:span text:style-name="T7">3. Thread-based</text:span></text:p>
            <text:list text:continue-numbering="true" text:style-name="L4">
              <text:list-item>
                <text:list>
                  <text:list-item>
                    <text:p text:style-name="P14"><text:span text:style-name="T11">Kernel automatically interleaves multiple logical flows</text:span></text:p>
                  </text:list-item>
                  <text:list-item>
                    <text:p text:style-name="P14"><text:span text:style-name="T11">Each flow shares the same address space</text:span></text:p>
                  </text:list-item>
                  <text:list-item>
                    <text:p text:style-name="P14"><text:span text:style-name="T11">Hybrid of of process-based and event-based.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Rectangle 17" draw:style-name="gr4" draw:layer="layout" svg:width="13.546cm" svg:height="10.159cm" svg:x="3.387cm" svg:y="1.905cm" draw:page-number="3" presentation:class="page"/>
          <draw:frame draw:name="Rectangle 20" presentation:style-name="pr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Process-based Servers" draw:style-name="dp1" draw:master-page-name="Title_20_and_20_Content" presentation:presentation-page-layout-name="AL2T11">
        <office:forms form:automatic-focus="false" form:apply-design-mode="false"/>
        <draw:frame draw:name="Rectangle 53" presentation:style-name="pr2" draw:text-style-name="P7" draw:layer="layout" svg:width="23.97cm" svg:height="2.892cm" svg:x="1.31cm" svg:y="0.992cm" presentation:class="title" presentation:user-transformed="true">
          <draw:text-box>
            <text:p text:style-name="P6"><text:span text:style-name="T6">Pros and Cons </text:span><text:span text:style-name="T6">of Process-</text:span><text:span text:style-name="T6">based Servers</text:span></text:p>
          </draw:text-box>
        </draw:frame>
        <draw:frame draw:name="Rectangle 16" presentation:style-name="pr3" draw:text-style-name="P10" draw:layer="layout" svg:width="24.27cm" svg:height="13.634cm" svg:x="0.807cm" svg:y="4.868cm" presentation:class="outline" presentation:user-transformed="true">
          <draw:text-box>
            <text:list text:style-name="L2">
              <text:list-item>
                <text:p text:style-name="P16"><text:span text:style-name="T7">+ Handle multiple connections concurrently</text:span></text:p>
              </text:list-item>
              <text:list-item>
                <text:p text:style-name="P16"><text:span text:style-name="T7">+ Clean sharing model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1">descriptors (no)</text:span></text:p>
                  </text:list-item>
                  <text:list-item>
                    <text:p text:style-name="P17"><text:span text:style-name="T11">file tables (yes)</text:span></text:p>
                  </text:list-item>
                  <text:list-item>
                    <text:p text:style-name="P17"><text:span text:style-name="T11">global variables (no)</text:span></text:p>
                  </text:list-item>
                </text:list>
              </text:list-item>
              <text:list-item>
                <text:p text:style-name="P16"><text:span text:style-name="T7">+ Simple and straightforward</text:span></text:p>
              </text:list-item>
              <text:list-item>
                <text:p text:style-name="P16"><text:span text:style-name="T14">–</text:span><text:span text:style-name="T7"> </text:span><text:span text:style-name="T7">Additional overhead for process control</text:span></text:p>
              </text:list-item>
              <text:list-item>
                <text:p text:style-name="P16"><text:span text:style-name="T14">–</text:span><text:span text:style-name="T7"> </text:span><text:span text:style-name="T7">Nontrivial to share data between processes</text:span></text:p>
                <text:list>
                  <text:list-item>
                    <text:p text:style-name="P17"><text:span text:style-name="T11">Requires IPC (interprocess communication) mechanism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0">FIFO’s (named pipes), <text:s/>System V shared memory and semapho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Rectangle 55" draw:style-name="gr4" draw:layer="layout" svg:width="13.546cm" svg:height="10.159cm" svg:x="3.387cm" svg:y="1.905cm" draw:page-number="4" presentation:class="page"/>
          <draw:frame draw:name="Rectangle 22" presentation:style-name="pr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Thread-Based Designs" draw:style-name="dp1" draw:master-page-name="Title_20_and_20_Content" presentation:presentation-page-layout-name="AL2T11">
        <office:forms form:automatic-focus="false" form:apply-design-mode="false"/>
        <draw:frame draw:name="Rectangle 93" presentation:style-name="pr2" draw:text-style-name="P7" draw:layer="layout" svg:width="21.867cm" svg:height="2.116cm" svg:x="0.992cm" svg:y="1.21cm" presentation:class="title" presentation:user-transformed="true">
          <draw:text-box>
            <text:p text:style-name="P6"><text:span text:style-name="T6">Pros and Cons </text:span><text:span text:style-name="T6">of Thread-</text:span><text:span text:style-name="T6">Based Designs</text:span></text:p>
          </draw:text-box>
        </draw:frame>
        <draw:frame draw:name="Rectangle 94" presentation:style-name="pr3" draw:text-style-name="P10" draw:layer="layout" svg:width="23.075cm" svg:height="14.511cm" svg:x="0.807cm" svg:y="3.81cm" presentation:class="outline" presentation:user-transformed="true">
          <draw:text-box>
            <text:list text:style-name="L2">
              <text:list-item>
                <text:p text:style-name="P8"><text:span text:style-name="T7">+ Easy to share data structures between threads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1">e.g., logging information, file cache</text:span></text:p>
                  </text:list-item>
                </text:list>
              </text:list-item>
              <text:list-item>
                <text:p text:style-name="P8"><text:span text:style-name="T7">+ Threads are more efficient than processes</text:span></text:p>
              </text:list-item>
            </text:list>
            <text:p text:style-name="P20"><text:span text:style-name="T15"/></text:p>
            <text:list text:continue-numbering="true" text:style-name="L5">
              <text:list-item>
                <text:p text:style-name="P8"><text:span text:style-name="T14">–</text:span><text:span text:style-name="T7"> </text:span><text:span text:style-name="T7">Unintentional sharing can introduce subtle and hard-</text:span><text:span text:style-name="T7">to-reproduce errors!</text:span></text:p>
                <text:list>
                  <text:list-item>
                    <text:p text:style-name="P19"><text:span text:style-name="T11">The ease with which data can be shared is both the greatest </text:span><text:span text:style-name="T11">strength and the greatest weakness of threads</text:span></text:p>
                  </text:list-item>
                  <text:list-item>
                    <text:p text:style-name="P19"><text:span text:style-name="T11">Hard to know which data shared &amp; which private</text:span></text:p>
                  </text:list-item>
                  <text:list-item>
                    <text:p text:style-name="P19"><text:span text:style-name="T11">Hard to detect by testi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10">Probability of bad race outcome very low</text:span></text:p>
                      </text:list-item>
                      <text:list-item>
                        <text:p text:style-name="P21"><text:span text:style-name="T10">But nonzero!</text:span></text:p>
                      </text:list-item>
                    </text:list>
                  </text:list-item>
                  <text:list-item>
                    <text:p text:style-name="P19"><text:span text:style-name="T11">Future lectures</text:span></text:p>
                  </text:list-item>
                </text:list>
              </text:list-item>
            </text:list>
            <text:p text:style-name="P22"><text:span text:style-name="T10"/></text:p>
          </draw:text-box>
        </draw:frame>
        <presentation:notes draw:style-name="dp4">
          <draw:page-thumbnail draw:name="Rectangle 95" draw:style-name="gr4" draw:layer="layout" svg:width="13.546cm" svg:height="10.159cm" svg:x="3.387cm" svg:y="1.905cm" draw:page-number="5" presentation:class="page"/>
          <draw:frame draw:name="Rectangle 129" presentation:style-name="pr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pproach #2: Event-based Servers" draw:style-name="dp1" draw:master-page-name="Title_20_and_20_Content" presentation:presentation-page-layout-name="AL2T11">
        <office:forms form:automatic-focus="false" form:apply-design-mode="false"/>
        <draw:frame draw:name="Rectangle 57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Approach #2: </text:span><text:span text:style-name="T6">Event-based </text:span><text:span text:style-name="T6">Servers</text:span></text:p>
          </draw:text-box>
        </draw:frame>
        <draw:frame draw:name="Rectangle 60" presentation:style-name="pr3" draw:text-style-name="P10" draw:layer="layout" svg:width="23.075cm" svg:height="13.017cm" svg:x="0.807cm" svg:y="4.317cm" presentation:class="outline" presentation:user-transformed="true">
          <draw:text-box>
            <text:list text:style-name="L2">
              <text:list-item>
                <text:p text:style-name="P9"><text:span text:style-name="T9">Server maintains set of active connections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0">Array of connfd’s</text:span></text:p>
                  </text:list-item>
                </text:list>
              </text:list-item>
              <text:list-item>
                <text:p text:style-name="P9"><text:span text:style-name="T9">Repeat:</text:span></text:p>
                <text:list>
                  <text:list-item>
                    <text:p text:style-name="P21"><text:span text:style-name="T10">Determine which descriptors (connfd’s or listenfd) have pending inpu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10">e.g., using </text:span><text:span text:style-name="T16">select</text:span><text:span text:style-name="T17"> or </text:span><text:span text:style-name="T16">epoll</text:span><text:span text:style-name="T17"> functions</text:span></text:p>
                      </text:list-item>
                      <text:list-item>
                        <text:p text:style-name="P21"><text:span text:style-name="T17">arrival of pending input is an </text:span><text:span text:style-name="T18">event</text:span></text:p>
                      </text:list-item>
                    </text:list>
                  </text:list-item>
                  <text:list-item>
                    <text:p text:style-name="P21"><text:span text:style-name="T17">If <text:s/>listenfd has input, then </text:span><text:span text:style-name="T16">accept</text:span><text:span text:style-name="T17"> connection</text:span></text:p>
                    <text:list>
                      <text:list-item>
                        <text:p text:style-name="P21"><text:span text:style-name="T17">and add new connfd to array</text:span></text:p>
                      </text:list-item>
                    </text:list>
                  </text:list-item>
                  <text:list-item>
                    <text:p text:style-name="P21"><text:span text:style-name="T17">Service all connfd’s with pending inputs</text:span></text:p>
                  </text:list-item>
                </text:list>
              </text:list-item>
            </text:list>
            <text:p text:style-name="P9"><text:span text:style-name="T19"/></text:p>
          </draw:text-box>
        </draw:frame>
        <presentation:notes draw:style-name="dp4">
          <draw:page-thumbnail draw:name="Rectangle 59" draw:style-name="gr4" draw:layer="layout" svg:width="13.546cm" svg:height="10.159cm" svg:x="3.387cm" svg:y="1.905cm" draw:page-number="6" presentation:class="page"/>
          <draw:frame draw:name="Rectangle 62" presentation:style-name="pr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Only" presentation:presentation-page-layout-name="AL3T19">
        <office:forms form:automatic-focus="false" form:apply-design-mode="false"/>
        <draw:frame draw:name="Title 4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How does this </text:span><text:span text:style-name="T6">help us?</text:span></text:p>
          </draw:text-box>
        </draw:frame>
        <draw:custom-shape draw:name="Rectangle 70" draw:style-name="gr5" draw:text-style-name="P25" draw:layer="layout" svg:width="22.798cm" svg:height="11.065cm" svg:x="1.016cm" svg:y="3.339cm">
          <text:p text:style-name="P23"><text:span text:style-name="T20">int</text:span><text:span text:style-name="T21"> </text:span><text:span text:style-name="T22">main</text:span><text:span text:style-name="T21">(</text:span><text:span text:style-name="T20">int</text:span><text:span text:style-name="T21"> </text:span><text:span text:style-name="T23">argc</text:span><text:span text:style-name="T21">, </text:span><text:span text:style-name="T20">char</text:span><text:span text:style-name="T21"> **</text:span><text:span text:style-name="T23">argv</text:span><text:span text:style-name="T21">)</text:span></text:p>
          <text:p text:style-name="P23"><text:span text:style-name="T21">{</text:span></text:p>
          <text:p text:style-name="P24"><text:span text:style-name="T24"><text:tab/></text:span><text:span text:style-name="T25">/* Boring declarations go here */</text:span></text:p>
          <text:p text:style-name="P23"><text:span text:style-name="T21"/></text:p>
          <text:p text:style-name="P23"><text:span text:style-name="T21"><text:s text:c="4"/></text:span><text:span text:style-name="T21">listenfd = Open_listenfd(argv[1]);</text:span></text:p>
          <text:p text:style-name="P23"><text:span text:style-name="T21"><text:s text:c="4"/></text:span><text:span text:style-name="T26">while</text:span><text:span text:style-name="T21"> (1) {</text:span></text:p>
          <text:p text:style-name="P23"><text:span text:style-name="T21"><text:tab/></text:span><text:span text:style-name="T21"> <text:s/></text:span><text:span text:style-name="T21">clientlen = </text:span><text:span text:style-name="T26">sizeof</text:span><text:span text:style-name="T21">(</text:span><text:span text:style-name="T26">struct</text:span><text:span text:style-name="T21"> </text:span><text:span text:style-name="T20">sockaddr_storage</text:span><text:span text:style-name="T21">);</text:span></text:p>
          <text:p text:style-name="P23"><text:span text:style-name="T21"><text:tab/></text:span><text:span text:style-name="T21"> <text:s/></text:span><text:span text:style-name="T21">connfd = Accept(listenfd, (</text:span><text:span text:style-name="T20">SA</text:span><text:span text:style-name="T21"> *)&amp;clientaddr, &amp;clientlen);</text:span></text:p>
          <text:p text:style-name="P23"><text:span text:style-name="T21"><text:tab/></text:span><text:span text:style-name="T21"> <text:s/></text:span></text:p>
          <text:p text:style-name="P24"><text:span text:style-name="T27"><text:tab/></text:span><text:span text:style-name="T27"> <text:s/></text:span><text:span text:style-name="T28">Rio_readinitb(&amp;rio, connfd);</text:span></text:p>
          <text:p text:style-name="P24"><text:span text:style-name="T29"><text:s text:c="6"/></text:span><text:span text:style-name="T30">while</text:span><text:span text:style-name="T29">((n = Rio_readlineb(&amp;rio, buf, MAXLINE)) != 0) { </text:span></text:p>
          <text:p text:style-name="P24"><text:span text:style-name="T29"><text:s text:c="8"/></text:span><text:span text:style-name="T29">printf(</text:span><text:span text:style-name="T31">"server received %d bytes\n"</text:span><text:span text:style-name="T29">, (</text:span><text:span text:style-name="T32">int</text:span><text:span text:style-name="T29">)n);</text:span></text:p>
          <text:p text:style-name="P24"><text:span text:style-name="T29"><text:tab/></text:span><text:span text:style-name="T29"> <text:s text:c="3"/></text:span><text:span text:style-name="T29">Rio_writen(connfd, buf, n);</text:span></text:p>
          <text:p text:style-name="P24"><text:span text:style-name="T29"><text:s text:c="6"/></text:span><text:span text:style-name="T29">}</text:span></text:p>
          <text:p text:style-name="P23"><text:span text:style-name="T21"><text:s text:c="3"/></text:span><text:span text:style-name="T21">}</text:span></text:p>
          <text:p text:style-name="P23"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6" draw:text-style-name="P26" xml:id="id1" draw:id="id1" draw:layer="layout" svg:width="1.777cm" svg:height="0cm" svg:x="1.354cm" svg:y="8.604cm" svg:viewBox="0 0 1778 0" draw:points="0,0 1778,0">
          <text:p/>
        </draw:polyline>
        <draw:polyline draw:style-name="gr6" draw:text-style-name="P26" xml:id="id2" draw:id="id2" draw:layer="layout" svg:width="1.777cm" svg:height="0cm" svg:x="1.301cm" svg:y="10.604cm" svg:viewBox="0 0 1778 0" draw:points="0,0 1778,0">
          <text:p/>
        </draw:polyline>
        <draw:frame draw:style-name="gr7" draw:text-style-name="P27" xml:id="id3" draw:id="id3" draw:layer="layout" svg:width="21.082cm" svg:height="1.987cm" svg:x="1.778cm" svg:y="15.494cm">
          <draw:text-box>
            <text:p><text:span text:style-name="T33">The key issue is that we want to wait on these two lines at the same ti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7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Rectangle 1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</text:span><text:span text:style-name="T6">Multiplexing</text:span></text:p>
          </draw:text-box>
        </draw:frame>
        <draw:frame draw:name="Rectangle 2" presentation:style-name="pr3" draw:text-style-name="P10" draw:layer="layout" svg:width="23.075cm" svg:height="13.017cm" svg:x="0.807cm" svg:y="4.317cm" presentation:class="outline" presentation:user-transformed="true">
          <draw:text-box>
            <text:list text:style-name="L2">
              <text:list-item>
                <text:p text:style-name="P9"><text:span text:style-name="T19">Use a </text:span><text:span text:style-name="T34">select</text:span><text:span text:style-name="T19"> command to combine multiple events into a </text:span><text:span text:style-name="T19">set, then wait for at least one of them to occur</text:span></text:p>
                <text:p text:style-name="P9"><text:span text:style-name="T19"/></text:p>
              </text:list-item>
              <text:list-item>
                <text:p text:style-name="P9"><text:span text:style-name="T19">Our set of waitable events will be input through listenfd, plus </text:span><text:span text:style-name="T19">any connfd’s that have been set up</text:span></text:p>
                <text:p text:style-name="P9"><text:span text:style-name="T19"/></text:p>
                <text:p text:style-name="P9"><text:span text:style-name="T19"/></text:p>
              </text:list-item>
            </text:list>
          </draw:text-box>
        </draw:frame>
        <draw:custom-shape draw:style-name="gr8" draw:text-style-name="P29" xml:id="id4" draw:id="id4" draw:layer="layout" svg:width="7.688cm" svg:height="4.356cm" svg:x="8.568cm" svg:y="13.678cm">
          <text:p text:style-name="P29">State:</text:p>
          <text:p text:style-name="P29">Wait for one or more <text:line-break/>sockets to be ready <text:line-break/>to 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0" draw:layer="layout" svg:width="5.08cm" svg:height="2.384cm" svg:x="5.52cm" svg:y="11.884cm">
          <draw:text-box>
            <text:p xml:id="id5" text:id="id5">Input event: Socket is ready to recieve</text:p>
          </draw:text-box>
        </draw:frame>
        <draw:custom-shape draw:style-name="gr10" draw:text-style-name="P31" xml:id="id6" draw:id="id6" draw:layer="layout" svg:width="4.064cm" svg:height="3.772cm" svg:x="10.214cm" svg:y="11.56cm">
          <text:p/>
          <draw:enhanced-geometry svg:viewBox="0 0 21600 21600" draw:text-areas="0 0 21600 21600" draw:type="circular-arrow" draw:modifiers="161.57822142485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30" xml:id="id7" draw:id="id7" draw:layer="layout" svg:width="5.08cm" svg:height="2.384cm" svg:x="14.124cm" svg:y="10.214cm">
          <draw:text-box>
            <text:p>Transition:<text:line-break/>Read from one <text:line-break/>ready socke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4">
          <draw:page-thumbnail draw:name="Rectangle 3" draw:style-name="gr4" draw:layer="layout" svg:width="13.546cm" svg:height="10.159cm" svg:x="3.387cm" svg:y="1.905cm" draw:page-number="8" presentation:class="page"/>
          <draw:frame draw:name="Rectangle 4" presentation:style-name="pr1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I/O Multiplexed Event Processing" draw:style-name="dp1" draw:master-page-name="Title_20_Only" presentation:presentation-page-layout-name="AL3T19">
        <office:forms form:automatic-focus="false" form:apply-design-mode="false"/>
        <draw:frame draw:name="Title 3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I/O </text:span><text:span text:style-name="T6">Multiplexed </text:span><text:span text:style-name="T6">Event </text:span><text:span text:style-name="T6">Processing</text:span></text:p>
          </draw:text-box>
        </draw:frame>
        <draw:custom-shape draw:name="Rectangle 61" draw:style-name="gr11" draw:text-style-name="P33" draw:layer="layout" svg:width="2.751cm" svg:height="1.014cm" svg:x="3.175cm" svg:y="8.001cm">
          <text:p text:style-name="P32"><text:span text:style-name="T3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2" draw:text-style-name="P34" draw:layer="layout" svg:width="2.649cm" svg:height="1.013cm" svg:x="3.464cm" svg:y="6.832cm">
          <text:p text:style-name="P32"><text:span text:style-name="T35">connfd’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3" draw:text-style-name="P33" draw:layer="layout" svg:width="2.751cm" svg:height="1.014cm" svg:x="3.175cm" svg:y="8.998cm">
          <text:p text:style-name="P32"><text:span text:style-name="T3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4" draw:text-style-name="P33" draw:layer="layout" svg:width="2.751cm" svg:height="1.014cm" svg:x="3.175cm" svg:y="9.995cm">
          <text:p text:style-name="P32"><text:span text:style-name="T3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5" draw:text-style-name="P35" draw:layer="layout" svg:width="2.751cm" svg:height="1.014cm" svg:x="3.175cm" svg:y="10.991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6" draw:text-style-name="P35" draw:layer="layout" svg:width="2.751cm" svg:height="1.014cm" svg:x="3.175cm" svg:y="11.988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7" draw:text-style-name="P33" draw:layer="layout" svg:width="2.751cm" svg:height="1.014cm" svg:x="3.175cm" svg:y="12.984cm">
          <text:p text:style-name="P32"><text:span text:style-name="T3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18" draw:text-style-name="P33" draw:layer="layout" svg:width="2.751cm" svg:height="1.014cm" svg:x="3.175cm" svg:y="13.981cm">
          <text:p text:style-name="P32"><text:span text:style-name="T3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9" draw:text-style-name="P35" draw:layer="layout" svg:width="2.751cm" svg:height="1.014cm" svg:x="3.175cm" svg:y="14.978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20" draw:text-style-name="P35" draw:layer="layout" svg:width="2.751cm" svg:height="1.014cm" svg:x="3.175cm" svg:y="15.974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21" draw:text-style-name="P35" draw:layer="layout" svg:width="2.751cm" svg:height="1.014cm" svg:x="3.175cm" svg:y="16.971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22" draw:text-style-name="P37" draw:layer="layout" svg:width="2.751cm" svg:height="1.014cm" svg:x="0.212cm" svg:y="7.979cm">
          <text:p text:style-name="P36"><text:span text:style-name="T3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23" draw:text-style-name="P37" draw:layer="layout" svg:width="2.751cm" svg:height="1.014cm" svg:x="0.212cm" svg:y="8.954cm">
          <text:p text:style-name="P36"><text:span text:style-name="T3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24" draw:text-style-name="P37" draw:layer="layout" svg:width="2.751cm" svg:height="1.014cm" svg:x="0.212cm" svg:y="9.928cm">
          <text:p text:style-name="P36"><text:span text:style-name="T3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25" draw:text-style-name="P37" draw:layer="layout" svg:width="2.751cm" svg:height="1.014cm" svg:x="0.212cm" svg:y="10.903cm">
          <text:p text:style-name="P36"><text:span text:style-name="T3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26" draw:text-style-name="P37" draw:layer="layout" svg:width="2.751cm" svg:height="1.014cm" svg:x="0.212cm" svg:y="11.878cm">
          <text:p text:style-name="P36"><text:span text:style-name="T3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27" draw:text-style-name="P37" draw:layer="layout" svg:width="2.751cm" svg:height="1.014cm" svg:x="0.212cm" svg:y="12.852cm">
          <text:p text:style-name="P36"><text:span text:style-name="T3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28" draw:text-style-name="P37" draw:layer="layout" svg:width="2.751cm" svg:height="1.014cm" svg:x="0.212cm" svg:y="13.827cm">
          <text:p text:style-name="P36"><text:span text:style-name="T3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9" draw:text-style-name="P37" draw:layer="layout" svg:width="2.751cm" svg:height="1.014cm" svg:x="0.212cm" svg:y="14.801cm">
          <text:p text:style-name="P36"><text:span text:style-name="T3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0" draw:text-style-name="P37" draw:layer="layout" svg:width="2.751cm" svg:height="1.014cm" svg:x="0.212cm" svg:y="15.776cm">
          <text:p text:style-name="P36"><text:span text:style-name="T3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1" draw:text-style-name="P37" draw:layer="layout" svg:width="2.751cm" svg:height="1.014cm" svg:x="0.212cm" svg:y="16.75cm">
          <text:p text:style-name="P36"><text:span text:style-name="T3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" draw:style-name="gr32" draw:text-style-name="P38" draw:layer="layout" svg:width="0.634cm" svg:height="2.751cm" svg:x="6.35cm" svg:y="8.102cm">
          <text:p/>
          <draw:enhanced-geometry draw:mirror-horizontal="false" draw:mirror-vertical="false" svg:viewBox="0 0 0 0" draw:text-areas="0 ?f15 ?f14 ?f16" draw:type="ooxml-rightBrace" draw:modifiers="5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AutoShape 6" draw:style-name="gr33" draw:text-style-name="P38" draw:layer="layout" svg:width="0.634cm" svg:height="2.116cm" svg:x="6.35cm" svg:y="10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AutoShape 7" draw:style-name="gr34" draw:text-style-name="P38" draw:layer="layout" svg:width="0.634cm" svg:height="2.001cm" svg:x="6.35cm" svg:y="12.971cm">
          <text:p/>
          <draw:enhanced-geometry draw:mirror-horizontal="false" draw:mirror-vertical="false" svg:viewBox="0 0 0 0" draw:text-areas="0 ?f15 ?f14 ?f16" draw:type="ooxml-rightBrace" draw:modifiers="375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AutoShape 8" draw:style-name="gr35" draw:text-style-name="P38" draw:layer="layout" svg:width="0.634cm" svg:height="2.842cm" svg:x="6.35cm" svg:y="15.087cm">
          <text:p/>
          <draw:enhanced-geometry draw:mirror-horizontal="false" draw:mirror-vertical="false" svg:viewBox="0 0 0 0" draw:text-areas="0 ?f15 ?f14 ?f16" draw:type="ooxml-rightBrace" draw:modifiers="9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63" draw:style-name="gr36" draw:text-style-name="P40" draw:layer="layout" svg:width="2.061cm" svg:height="1.013cm" svg:x="7.001cm" svg:y="8.949cm">
          <text:p text:style-name="P39"><text:span text:style-name="T35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4" draw:style-name="gr37" draw:text-style-name="P40" draw:layer="layout" svg:width="2.433cm" svg:height="1.013cm" svg:x="7.006cm" svg:y="11.489cm">
          <text:p text:style-name="P39"><text:span text:style-name="T35">In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5" draw:style-name="gr38" draw:text-style-name="P40" draw:layer="layout" svg:width="2.061cm" svg:height="1.013cm" svg:x="7.001cm" svg:y="13.517cm">
          <text:p text:style-name="P39"><text:span text:style-name="T35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6" draw:style-name="gr39" draw:text-style-name="P40" draw:layer="layout" svg:width="3.361cm" svg:height="1.013cm" svg:x="7.01cm" svg:y="16.904cm">
          <text:p text:style-name="P39"><text:span text:style-name="T35">Never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40" draw:text-style-name="P33" draw:layer="layout" svg:width="3.373cm" svg:height="1.013cm" svg:x="2.988cm" svg:y="5.139cm">
          <text:p text:style-name="P32"><text:span text:style-name="T35">listenfd = 3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41" draw:text-style-name="P35" draw:layer="layout" svg:width="2.751cm" svg:height="1.014cm" svg:x="11.193cm" svg:y="7.94cm">
          <text:p text:style-name="P32"><text:span text:style-name="T3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42" draw:text-style-name="P34" draw:layer="layout" svg:width="2.649cm" svg:height="1.013cm" svg:x="11.483cm" svg:y="6.77cm">
          <text:p text:style-name="P32"><text:span text:style-name="T35">connfd’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43" draw:text-style-name="P41" draw:layer="layout" svg:width="2.751cm" svg:height="1.014cm" svg:x="11.193cm" svg:y="8.936cm">
          <text:p text:style-name="P32"><text:span text:style-name="T3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44" draw:text-style-name="P35" draw:layer="layout" svg:width="2.751cm" svg:height="1.014cm" svg:x="11.193cm" svg:y="9.933cm">
          <text:p text:style-name="P32"><text:span text:style-name="T3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45" draw:text-style-name="P35" draw:layer="layout" svg:width="2.751cm" svg:height="1.014cm" svg:x="11.193cm" svg:y="10.929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46" draw:text-style-name="P35" draw:layer="layout" svg:width="2.751cm" svg:height="1.014cm" svg:x="11.193cm" svg:y="11.926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47" draw:text-style-name="P41" draw:layer="layout" svg:width="2.751cm" svg:height="1.014cm" svg:x="11.193cm" svg:y="12.923cm">
          <text:p text:style-name="P32"><text:span text:style-name="T3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48" draw:text-style-name="P41" draw:layer="layout" svg:width="2.751cm" svg:height="1.014cm" svg:x="11.193cm" svg:y="13.919cm">
          <text:p text:style-name="P32"><text:span text:style-name="T3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49" draw:text-style-name="P35" draw:layer="layout" svg:width="2.751cm" svg:height="1.014cm" svg:x="11.193cm" svg:y="14.916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50" draw:text-style-name="P35" draw:layer="layout" svg:width="2.751cm" svg:height="1.014cm" svg:x="11.193cm" svg:y="15.912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51" draw:text-style-name="P35" draw:layer="layout" svg:width="2.751cm" svg:height="1.014cm" svg:x="11.193cm" svg:y="16.909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52" draw:text-style-name="P41" draw:layer="layout" svg:width="3.373cm" svg:height="1.013cm" svg:x="11.007cm" svg:y="5.077cm">
          <text:p text:style-name="P32"><text:span text:style-name="T35">listenfd = 3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3" draw:text-style-name="P34" draw:layer="layout" svg:width="5.282cm" svg:height="1.013cm" svg:x="1.92cm" svg:y="4.138cm">
          <text:p text:style-name="P32"><text:span text:style-name="T36">Active Descrip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4" draw:text-style-name="P34" draw:layer="layout" svg:width="5.524cm" svg:height="1.013cm" svg:x="9.948cm" svg:y="4.172cm">
          <text:p text:style-name="P32"><text:span text:style-name="T36">Pending 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55" draw:text-style-name="P42" draw:layer="layout" svg:width="2.314cm" svg:height="0.003cm" draw:transform="rotate (-3.14159265358979) translate (16.722cm 5.4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" draw:style-name="gr56" draw:text-style-name="P42" draw:layer="layout" svg:width="2.762cm" svg:height="0.018cm" draw:transform="rotate (-3.14159265358979) translate (16.708cm 9.4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56" draw:text-style-name="P42" draw:layer="layout" svg:width="2.762cm" svg:height="0.018cm" draw:transform="rotate (-3.14159265358979) translate (16.733cm 13.4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" draw:style-name="gr56" draw:text-style-name="P42" draw:layer="layout" svg:width="2.762cm" svg:height="0.018cm" draw:transform="rotate (-3.14159265358979) translate (16.733cm 14.543cm)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" draw:style-name="gr57" draw:text-style-name="P42" draw:layer="layout" svg:x1="16.708cm" svg:y1="14.543cm" svg:x2="16.733cm" svg:y2="4.171cm">
          <text:p/>
        </draw:line>
        <draw:custom-shape draw:name="TextBox 8" draw:style-name="gr58" draw:text-style-name="P34" draw:layer="layout" svg:width="5.524cm" svg:height="1.013cm" svg:x="13.949cm" svg:y="3.146cm">
          <text:p text:style-name="P32"><text:span text:style-name="T36">Read and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9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3T19">
        <office:forms form:automatic-focus="false" form:apply-design-mode="false"/>
        <draw:frame draw:name="Title 5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Abridged </text:span><text:span text:style-name="T6">Example </text:span><text:span text:style-name="T37">(from </text:span><text:span text:style-name="T37">book, pg 1015)</text:span></text:p>
          </draw:text-box>
        </draw:frame>
        <draw:custom-shape draw:name="Rectangle 5" draw:style-name="gr5" draw:text-style-name="P25" draw:layer="layout" svg:width="24.476cm" svg:height="14.447cm" svg:x="0.416cm" svg:y="3.439cm">
          <text:p text:style-name="P23"><text:span text:style-name="T38">int</text:span><text:span text:style-name="T21"> </text:span><text:span text:style-name="T39">main</text:span><text:span text:style-name="T21">(</text:span><text:span text:style-name="T38">int</text:span><text:span text:style-name="T21"> argc, </text:span><text:span text:style-name="T38">char</text:span><text:span text:style-name="T21"> **argv) {</text:span></text:p>
          <text:p text:style-name="P23"><text:span text:style-name="T21"><text:s text:c="2"/></text:span><text:span text:style-name="T40">// More boring declarations go here</text:span></text:p>
          <text:p text:style-name="P23"><text:span text:style-name="T21"><text:s text:c="2"/></text:span><text:span text:style-name="T21">fd_set all_socks_set, ready_set; </text:span></text:p>
          <text:p text:style-name="P23"><text:span text:style-name="T40"/></text:p>
          <text:p text:style-name="P23"><text:span text:style-name="T21"><text:s text:c="2"/></text:span><text:span text:style-name="T21">listenfd = Open_listenfd(PORT);</text:span></text:p>
          <text:p text:style-name="P23"><text:span text:style-name="T21"/></text:p>
          <text:p text:style-name="P24"><text:span text:style-name="T27"><text:s text:c="2"/></text:span><text:span text:style-name="T27">FD_ZERO(&amp;all_socks_set); <text:s text:c="13"/></text:span><text:span text:style-name="T41">// Clear </text:span><text:span text:style-name="T40">all_socks_set</text:span></text:p>
          <text:p text:style-name="P24"><text:span text:style-name="T27"><text:s text:c="2"/></text:span><text:span text:style-name="T27">FD_SET(STDIN_FILENO, &amp;all_socks_set); </text:span><text:span text:style-name="T41">// Add stdin to </text:span><text:span text:style-name="T40">all_socks_set</text:span></text:p>
          <text:p text:style-name="P24"><text:span text:style-name="T27"><text:s text:c="2"/></text:span><text:span text:style-name="T27">FD_SET(listenfd, &amp;all_socks_set); <text:s text:c="5"/></text:span><text:span text:style-name="T41">// +listenfd to </text:span><text:span text:style-name="T40">all_socks_set</text:span></text:p>
          <text:p text:style-name="P23"><text:span text:style-name="T21"/></text:p>
          <text:p text:style-name="P23"><text:span text:style-name="T21"><text:s text:c="2"/></text:span><text:span text:style-name="T42">while</text:span><text:span text:style-name="T21"> (</text:span><text:span text:style-name="T38">1</text:span><text:span text:style-name="T21">) {</text:span></text:p>
          <text:p text:style-name="P23"><text:span text:style-name="T27"><text:s text:c="4"/></text:span><text:span text:style-name="T27">ready_set = </text:span><text:span text:style-name="T21">all_socks_set;</text:span></text:p>
          <text:p text:style-name="P23"><text:span text:style-name="T21"><text:s text:c="4"/></text:span><text:span text:style-name="T21">Select(listenfd+</text:span><text:span text:style-name="T38">1</text:span><text:span text:style-name="T21">, &amp;ready_set, </text:span><text:span text:style-name="T43">NULL</text:span><text:span text:style-name="T21">, </text:span><text:span text:style-name="T43">NULL</text:span><text:span text:style-name="T21">, </text:span><text:span text:style-name="T43">NULL</text:span><text:span text:style-name="T21">);</text:span></text:p>
          <text:p text:style-name="P23"><text:span text:style-name="T21"><text:s text:c="4"/></text:span><text:span text:style-name="T42">if</text:span><text:span text:style-name="T21"> (FD_ISSET(STDIN_FILENO, &amp;ready_set))</text:span></text:p>
          <text:p text:style-name="P23"><text:span text:style-name="T21"><text:s text:c="6"/></text:span><text:span text:style-name="T21">command(); </text:span><text:span text:style-name="T40">// Read command line from stdin</text:span></text:p>
          <text:p text:style-name="P23"><text:span text:style-name="T21"><text:s text:c="4"/></text:span><text:span text:style-name="T42">if</text:span><text:span text:style-name="T21"> (FD_ISSET(listenfd, &amp;ready_set)) { </text:span></text:p>
          <text:p text:style-name="P23"><text:span text:style-name="T21"><text:s text:c="6"/></text:span><text:span text:style-name="T21">clientlen = sizeof(struct </text:span><text:span text:style-name="T39">sockaddr_storage</text:span><text:span text:style-name="T21">); </text:span></text:p>
          <text:p text:style-name="P23"><text:span text:style-name="T21"><text:s text:c="6"/></text:span><text:span text:style-name="T21">connfd = Accept(listenfd, (SA *)&amp;clientaddr, &amp;clientlen);</text:span></text:p>
          <text:p text:style-name="P23"><text:span text:style-name="T21"><text:s text:c="6"/></text:span><text:span text:style-name="T21">echo(connfd); </text:span><text:span text:style-name="T40">/* Echo client input until EOF */</text:span></text:p>
          <text:p text:style-name="P23"><text:span text:style-name="T21"><text:s text:c="6"/></text:span><text:span text:style-name="T21">Close(connfd);</text:span></text:p>
          <text:p text:style-name="P23"><text:span text:style-name="T21">}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3T19">
        <office:forms form:automatic-focus="false" form:apply-design-mode="false"/>
        <draw:frame draw:name="Title 6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Abridged </text:span><text:span text:style-name="T6">Example </text:span><text:span text:style-name="T37">(from </text:span><text:span text:style-name="T37">book, pg 1015)</text:span></text:p>
          </draw:text-box>
        </draw:frame>
        <draw:custom-shape draw:name="Rectangle 6" draw:style-name="gr5" draw:text-style-name="P25" draw:layer="layout" svg:width="20.012cm" svg:height="4.305cm" svg:x="2.516cm" svg:y="3.339cm">
          <text:p text:style-name="P23"><text:span text:style-name="T38">void</text:span><text:span text:style-name="T21"> </text:span><text:span text:style-name="T39">command</text:span><text:span text:style-name="T21">(</text:span><text:span text:style-name="T38">void</text:span><text:span text:style-name="T21">) {</text:span></text:p>
          <text:p text:style-name="P23"><text:span text:style-name="T21"><text:s text:c="4"/></text:span><text:span text:style-name="T38">char</text:span><text:span text:style-name="T21"> buf[MAXLINE];</text:span></text:p>
          <text:p text:style-name="P23"><text:span text:style-name="T21"><text:s text:c="4"/></text:span><text:span text:style-name="T42">if</text:span><text:span text:style-name="T21"> (!Fgets(buf, MAXLINE, stdin))</text:span></text:p>
          <text:p text:style-name="P23"><text:span text:style-name="T21"><text:s text:c="4"/></text:span><text:span text:style-name="T21"><text:tab/></text:span><text:span text:style-name="T21">exit(</text:span><text:span text:style-name="T38">0</text:span><text:span text:style-name="T21">); </text:span><text:span text:style-name="T40">/* EOF */</text:span></text:p>
          <text:p text:style-name="P23"><text:span text:style-name="T21"><text:s text:c="4"/></text:span><text:span text:style-name="T21">printf(</text:span><text:span text:style-name="T44">"%s"</text:span><text:span text:style-name="T21">, buf); </text:span><text:span text:style-name="T40">/* Process the input command */</text:span></text:p>
          <text:p text:style-name="P23"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13" draw:text-style-name="P10" draw:layer="layout" svg:width="21.933cm" svg:height="2.606cm" svg:x="1.103cm" svg:y="15.778cm" presentation:class="outline" presentation:user-transformed="true">
          <draw:text-box>
            <text:list text:style-name="L2">
              <text:list-item>
                <text:p text:style-name="P16"><text:span text:style-name="T7">Do remember this code is heavily abridged so will not </text:span><text:span text:style-name="T7">work as is, full code on pg 1015 of BOH</text:span></text:p>
              </text:list-item>
            </text:list>
          </draw:text-box>
        </draw:frame>
        <draw:custom-shape draw:name="Rectangle 87" draw:style-name="gr59" draw:text-style-name="P43" draw:layer="layout" svg:width="20.146cm" svg:height="7.687cm" svg:x="2.462cm" svg:y="7.92cm">
          <text:p text:style-name="P39"><text:span text:style-name="T32">void</text:span><text:span text:style-name="T29"> </text:span><text:span text:style-name="T45">echo</text:span><text:span text:style-name="T29">(</text:span><text:span text:style-name="T32">int</text:span><text:span text:style-name="T29"> </text:span><text:span text:style-name="T46">connfd</text:span><text:span text:style-name="T29">) {</text:span></text:p>
          <text:p text:style-name="P39"><text:span text:style-name="T47"><text:s text:c="4"/></text:span><text:span text:style-name="T48">size_t</text:span><text:span text:style-name="T47"> </text:span><text:span text:style-name="T49">n</text:span><text:span text:style-name="T47">;</text:span></text:p>
          <text:p text:style-name="P39"><text:span text:style-name="T47"><text:s text:c="4"/></text:span><text:span text:style-name="T48">char</text:span><text:span text:style-name="T47"> </text:span><text:span text:style-name="T49">buf</text:span><text:span text:style-name="T47">[MAXLINE];</text:span></text:p>
          <text:p text:style-name="P39"><text:span text:style-name="T28"><text:s text:c="4"/></text:span><text:span text:style-name="T50">rio_t</text:span><text:span text:style-name="T28"> </text:span><text:span text:style-name="T51">rio</text:span><text:span text:style-name="T28">;</text:span></text:p>
          <text:p text:style-name="P39"><text:span text:style-name="T28"/></text:p>
          <text:p text:style-name="P39"><text:span text:style-name="T28"><text:s text:c="4"/></text:span><text:span text:style-name="T28">Rio_readinitb(&amp;rio, connfd);</text:span></text:p>
          <text:p text:style-name="P39"><text:span text:style-name="T29"><text:s text:c="4"/></text:span><text:span text:style-name="T30">while</text:span><text:span text:style-name="T29">((n = Rio_readlineb(&amp;rio, buf, MAXLINE)) != 0) { </text:span></text:p>
          <text:p text:style-name="P39"><text:span text:style-name="T29"><text:s text:c="8"/></text:span><text:span text:style-name="T29">printf(</text:span><text:span text:style-name="T31">"server received %d bytes\n"</text:span><text:span text:style-name="T29">, (</text:span><text:span text:style-name="T32">int</text:span><text:span text:style-name="T29">)n);</text:span></text:p>
          <text:p text:style-name="P39"><text:span text:style-name="T29"><text:tab/></text:span><text:span text:style-name="T29">Rio_writen(connfd, buf, n);</text:span></text:p>
          <text:p text:style-name="P39"><text:span text:style-name="T29"><text:s text:c="4"/></text:span><text:span text:style-name="T29">}</text:span></text:p>
          <text:p text:style-name="P39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3T19">
        <office:forms form:automatic-focus="false" form:apply-design-mode="false"/>
        <draw:frame draw:name="Title 7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Abridged </text:span><text:span text:style-name="T6">Example </text:span><text:span text:style-name="T37">(from </text:span><text:span text:style-name="T37">book, pg 1015)</text:span></text:p>
          </draw:text-box>
        </draw:frame>
        <draw:custom-shape draw:name="Rectangle 8" draw:style-name="gr5" draw:text-style-name="P25" draw:layer="layout" svg:width="24.476cm" svg:height="14.447cm" svg:x="0.416cm" svg:y="3.439cm">
          <text:p text:style-name="P23"><text:span text:style-name="T38">int</text:span><text:span text:style-name="T21"> </text:span><text:span text:style-name="T39">main</text:span><text:span text:style-name="T21">(</text:span><text:span text:style-name="T38">int</text:span><text:span text:style-name="T21"> argc, </text:span><text:span text:style-name="T38">char</text:span><text:span text:style-name="T21"> **argv) {</text:span></text:p>
          <text:p text:style-name="P23"><text:span text:style-name="T21"><text:s text:c="2"/></text:span><text:span text:style-name="T40">// More boring declarations go here</text:span></text:p>
          <text:p text:style-name="P23"><text:span text:style-name="T21"><text:s text:c="2"/></text:span><text:span text:style-name="T21">fd_set all_socks_set, ready_set; </text:span></text:p>
          <text:p text:style-name="P23"><text:span text:style-name="T40"/></text:p>
          <text:p text:style-name="P23"><text:span text:style-name="T21"><text:s text:c="2"/></text:span><text:span text:style-name="T21">listenfd = Open_listenfd(PORT);</text:span></text:p>
          <text:p text:style-name="P23"><text:span text:style-name="T21"/></text:p>
          <text:p text:style-name="P24"><text:span text:style-name="T27"><text:s text:c="2"/></text:span><text:span text:style-name="T27">FD_ZERO(&amp;all_socks_set); <text:s text:c="13"/></text:span><text:span text:style-name="T41">// Clear </text:span><text:span text:style-name="T40">all_socks_set</text:span></text:p>
          <text:p text:style-name="P24"><text:span text:style-name="T27"><text:s text:c="2"/></text:span><text:span text:style-name="T27">FD_SET(STDIN_FILENO, &amp;all_socks_set); </text:span><text:span text:style-name="T41">// Add stdin to </text:span><text:span text:style-name="T40">all_socks_set</text:span></text:p>
          <text:p text:style-name="P24"><text:span text:style-name="T27"><text:s text:c="2"/></text:span><text:span text:style-name="T27">FD_SET(listenfd, &amp;all_socks_set); <text:s text:c="4"/></text:span><text:span text:style-name="T41">// listenfd to </text:span><text:span text:style-name="T40">all_socks_set</text:span></text:p>
          <text:p text:style-name="P23"><text:span text:style-name="T21"/></text:p>
          <text:p text:style-name="P23"><text:span text:style-name="T21"><text:s text:c="2"/></text:span><text:span text:style-name="T42">while</text:span><text:span text:style-name="T21"> (</text:span><text:span text:style-name="T38">1</text:span><text:span text:style-name="T21">) {</text:span></text:p>
          <text:p text:style-name="P23"><text:span text:style-name="T27"><text:s text:c="4"/></text:span><text:span text:style-name="T27">ready_set = </text:span><text:span text:style-name="T21">all_socks_set;</text:span></text:p>
          <text:p text:style-name="P23"><text:span text:style-name="T21"><text:s text:c="4"/></text:span><text:span text:style-name="T21">Select(listenfd+</text:span><text:span text:style-name="T38">1</text:span><text:span text:style-name="T21">, &amp;ready_set, </text:span><text:span text:style-name="T43">NULL</text:span><text:span text:style-name="T21">, </text:span><text:span text:style-name="T43">NULL</text:span><text:span text:style-name="T21">, </text:span><text:span text:style-name="T43">NULL</text:span><text:span text:style-name="T21">);</text:span></text:p>
          <text:p text:style-name="P23"><text:span text:style-name="T21"><text:s text:c="4"/></text:span><text:span text:style-name="T42">if</text:span><text:span text:style-name="T21"> (FD_ISSET(STDIN_FILENO, &amp;ready_set))</text:span></text:p>
          <text:p text:style-name="P23"><text:span text:style-name="T21"><text:s text:c="6"/></text:span><text:span text:style-name="T21">command(); </text:span><text:span text:style-name="T40">// Read command line from stdin</text:span></text:p>
          <text:p text:style-name="P23"><text:span text:style-name="T21"><text:s text:c="4"/></text:span><text:span text:style-name="T42">if</text:span><text:span text:style-name="T21"> (FD_ISSET(listenfd, &amp;ready_set)) { </text:span></text:p>
          <text:p text:style-name="P23"><text:span text:style-name="T21"><text:s text:c="6"/></text:span><text:span text:style-name="T21">clientlen = sizeof(struct </text:span><text:span text:style-name="T39">sockaddr_storage</text:span><text:span text:style-name="T21">); </text:span></text:p>
          <text:p text:style-name="P23"><text:span text:style-name="T21"><text:s text:c="6"/></text:span><text:span text:style-name="T21">connfd = Accept(listenfd, (SA *)&amp;clientaddr, &amp;clientlen);</text:span></text:p>
          <text:p text:style-name="P23"><text:span text:style-name="T21"><text:s text:c="6"/></text:span><text:span text:style-name="T21">echo(connfd); </text:span><text:span text:style-name="T40">/* Echo client input until EOF */</text:span></text:p>
          <text:p text:style-name="P23"><text:span text:style-name="T21"><text:s text:c="6"/></text:span><text:span text:style-name="T21">Close(connfd);</text:span></text:p>
          <text:p text:style-name="P23"><text:span text:style-name="T21">}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26" draw:layer="layout" svg:x1="0.148cm" svg:y1="12.004cm" svg:x2="1.926cm" svg:y2="12.004cm">
          <text:p/>
        </draw:line>
        <draw:frame draw:style-name="gr60" draw:text-style-name="P45" draw:layer="layout" svg:width="7.564cm" svg:height="4.06cm" svg:x="17.526cm" svg:y="10.16cm">
          <draw:text-box>
            <text:p text:style-name="P44"><text:span text:style-name="T52">Our server blocks here but </text:span><text:span text:style-name="T52">in such a way that we can </text:span><text:span text:style-name="T52">wait for multiple things to </text:span><text:span text:style-name="T52">happen and respond </text:span><text:span text:style-name="T52">accordingly</text:span></text:p>
          </draw:text-box>
        </draw:frame>
        <presentation:notes draw:style-name="dp3">
          <draw:page-thumbnail draw:style-name="gr4" draw:layer="layout" svg:width="13.313cm" svg:height="9.985cm" svg:x="3.485cm" svg:y="2.023cm" draw:page-number="12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Rectangle 9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</text:span><text:span text:style-name="T6">Multiplexing</text:span></text:p>
          </draw:text-box>
        </draw:frame>
        <draw:frame draw:name="Rectangle 48" presentation:style-name="pr3" draw:text-style-name="P10" draw:layer="layout" svg:width="23.075cm" svg:height="13.017cm" svg:x="0.808cm" svg:y="4.318cm" presentation:class="outline" presentation:user-transformed="true">
          <draw:text-box>
            <text:list text:style-name="L2">
              <text:list-item>
                <text:p text:style-name="P9"><text:span text:style-name="T19">Thats all well and good, but it doesn’t show an example of </text:span><text:span text:style-name="T19">how we’d actually run a server. . .</text:span></text:p>
                <text:p text:style-name="P9"><text:span text:style-name="T19"/></text:p>
              </text:list-item>
              <text:list-item>
                <text:p text:style-name="P9"><text:span text:style-name="T19">Example on page 1018-20 does though</text:span></text:p>
                <text:p text:style-name="P9"><text:span text:style-name="T19"/></text:p>
              </text:list-item>
              <text:list-item>
                <text:p text:style-name="P9"><text:span text:style-name="T19">Its going to be a lot of code, so we’re going to present it </text:span><text:span text:style-name="T19">slightly differently . . . .</text:span></text:p>
                <text:p text:style-name="P9"><text:span text:style-name="T19"/></text:p>
                <text:p text:style-name="P9"><text:span text:style-name="T19"/></text:p>
              </text:list-item>
            </text:list>
          </draw:text-box>
        </draw:frame>
        <presentation:notes draw:style-name="dp4">
          <draw:page-thumbnail draw:name="Rectangle 11" draw:style-name="gr4" draw:layer="layout" svg:width="13.546cm" svg:height="10.159cm" svg:x="3.387cm" svg:y="1.905cm" draw:page-number="13" presentation:class="page"/>
          <draw:frame draw:name="Rectangle 12" presentation:style-name="pr1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Rectangle 49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</text:span><text:span text:style-name="T6">Multiplexing </text:span><text:span text:style-name="T6">example </text:span><text:span text:style-name="T6">overview</text:span></text:p>
          </draw:text-box>
        </draw:frame>
        <draw:frame draw:style-name="gr61" draw:text-style-name="P46" draw:layer="layout" svg:width="23.93cm" svg:height="13.145cm" svg:x="0.962cm" svg:y="4.027cm">
          <draw:text-box>
            <text:p><text:span text:style-name="T53">#include "csapp.h"</text:span></text:p>
            <text:p><text:span text:style-name="T54"/></text:p>
            <text:p><text:span text:style-name="T55">typedef struct</text:span><text:span text:style-name="T56"> { </text:span><text:span text:style-name="T57">/* </text:span><text:span text:style-name="T57">Represents a pool of </text:span><text:span text:style-name="T57">connected descriptors */</text:span></text:p>
            <text:p><text:span text:style-name="T56"><text:s text:c="4"/></text:span><text:span text:style-name="T58">int</text:span><text:span text:style-name="T56"> maxfd; <text:s text:c="7"/></text:span><text:span text:style-name="T57">/* </text:span><text:span text:style-name="T57">Largest descriptor in </text:span><text:span text:style-name="T57">read_set */</text:span><text:span text:style-name="T56"> <text:s text:c="2"/></text:span></text:p>
            <text:p><text:span text:style-name="T56"><text:s text:c="4"/></text:span><text:span text:style-name="T56">fd_set read_set; <text:s/></text:span><text:span text:style-name="T57">/* </text:span><text:span text:style-name="T57">Set of all active </text:span><text:span text:style-name="T57">descriptors */</text:span></text:p>
            <text:p><text:span text:style-name="T56"><text:s text:c="4"/></text:span><text:span text:style-name="T56">fd_set ready_set; </text:span><text:span text:style-name="T57">/* </text:span><text:span text:style-name="T57">Subset of descriptors </text:span><text:span text:style-name="T57">ready for reading <text:s/>*/</text:span></text:p>
            <text:p><text:span text:style-name="T56"><text:s text:c="4"/></text:span><text:span text:style-name="T58">int</text:span><text:span text:style-name="T56"> nready; <text:s text:c="6"/></text:span><text:span text:style-name="T57">/* </text:span><text:span text:style-name="T57">Number of ready </text:span><text:span text:style-name="T57">descriptors from select </text:span><text:span text:style-name="T57">*/</text:span><text:span text:style-name="T56"> <text:s text:c="2"/></text:span></text:p>
            <text:p><text:span text:style-name="T56"><text:s text:c="4"/></text:span><text:span text:style-name="T58">int</text:span><text:span text:style-name="T56"> maxi; <text:s text:c="8"/></text:span><text:span text:style-name="T57">/* </text:span><text:span text:style-name="T57">Highwater index into </text:span><text:span text:style-name="T57">client array */</text:span></text:p>
            <text:p><text:span text:style-name="T56"><text:s text:c="4"/></text:span><text:span text:style-name="T58">int</text:span><text:span text:style-name="T56"> </text:span><text:span text:style-name="T56">clientfd[FD_SETSIZE]; <text:s text:c="3"/></text:span><text:span text:style-name="T57">/* Set of active </text:span><text:span text:style-name="T57">descriptors */</text:span></text:p>
            <text:p><text:span text:style-name="T56"><text:s text:c="4"/></text:span><text:span text:style-name="T56">rio_t </text:span><text:span text:style-name="T56">clientrio[FD_SETSIZE]; </text:span><text:span text:style-name="T57">/</text:span><text:span text:style-name="T57">* Set of active read </text:span><text:span text:style-name="T57">buffers */</text:span></text:p>
            <text:p><text:span text:style-name="T56">} pool;</text:span></text:p>
            <text:p><text:span text:style-name="T54"/></text:p>
            <text:p><text:span text:style-name="T58">void</text:span><text:span text:style-name="T56"> </text:span><text:span text:style-name="T59">init_pool</text:span><text:span text:style-name="T56">(</text:span><text:span text:style-name="T58">int</text:span><text:span text:style-name="T56"> </text:span><text:span text:style-name="T56">listenfd, pool *p);</text:span></text:p>
            <text:p><text:span text:style-name="T58">void</text:span><text:span text:style-name="T56"> </text:span><text:span text:style-name="T59">add_client</text:span><text:span text:style-name="T56">(</text:span><text:span text:style-name="T58">int</text:span><text:span text:style-name="T56"> </text:span><text:span text:style-name="T56">connfd, pool *p);</text:span></text:p>
            <text:p><text:span text:style-name="T58">void</text:span><text:span text:style-name="T56"> </text:span><text:span text:style-name="T59">check_clients</text:span><text:span text:style-name="T56">(pool </text:span><text:span text:style-name="T56">*p);</text:span></text:p>
            <text:p><text:span text:style-name="T54"/></text:p>
            <text:p><text:span text:style-name="T58">int</text:span><text:span text:style-name="T56"> byte_cnt = </text:span><text:span text:style-name="T58">0</text:span><text:span text:style-name="T56">; </text:span><text:span text:style-name="T57">/* </text:span><text:span text:style-name="T57">Counts total bytes </text:span><text:span text:style-name="T57">received by server */</text:span></text:p>
          </draw:text-box>
        </draw:frame>
        <presentation:notes draw:style-name="dp4">
          <draw:page-thumbnail draw:name="Rectangle 51" draw:style-name="gr4" draw:layer="layout" svg:width="13.546cm" svg:height="10.159cm" svg:x="3.387cm" svg:y="1.905cm" draw:page-number="14" presentation:class="page"/>
          <draw:frame draw:name="Rectangle 52" presentation:style-name="pr1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Rectangle 58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</text:span><text:span text:style-name="T6">Multiplexing </text:span><text:span text:style-name="T6">example </text:span><text:span text:style-name="T6">overview</text:span></text:p>
          </draw:text-box>
        </draw:frame>
        <draw:frame draw:style-name="gr62" draw:text-style-name="P49" draw:layer="layout" svg:width="25.4cm" svg:height="22.759cm" svg:x="0cm" svg:y="3.528cm">
          <draw:text-box>
            <text:p text:style-name="P47"><text:span text:style-name="T60">int</text:span><text:span text:style-name="T61"> </text:span><text:span text:style-name="T62">main</text:span><text:span text:style-name="T61">(</text:span><text:span text:style-name="T60">int</text:span><text:span text:style-name="T61"> argc, </text:span><text:span text:style-name="T60">char </text:span><text:span text:style-name="T60">**</text:span><text:span text:style-name="T61">argv){</text:span></text:p>
            <text:p text:style-name="P47"><text:span text:style-name="T61"><text:s text:c="4"/></text:span><text:span text:style-name="T60">int</text:span><text:span text:style-name="T61"> listenfd, connfd;</text:span></text:p>
            <text:p text:style-name="P47"><text:span text:style-name="T61"><text:s text:c="4"/></text:span><text:span text:style-name="T61">socklen_t clientlen;</text:span></text:p>
            <text:p text:style-name="P47"><text:span text:style-name="T61"><text:s text:c="4"/></text:span><text:span text:style-name="T63">struct</text:span><text:span text:style-name="T61"> </text:span><text:span text:style-name="T62">sockaddr_storage </text:span><text:span text:style-name="T62">clientaddr</text:span><text:span text:style-name="T61">;</text:span></text:p>
            <text:p text:style-name="P47"><text:span text:style-name="T61"><text:s text:c="4"/></text:span><text:span text:style-name="T63">static</text:span><text:span text:style-name="T61"> pool pool; </text:span></text:p>
            <text:p text:style-name="P47"><text:span text:style-name="T61"><text:s text:c="4"/></text:span><text:span text:style-name="T61">if (argc != </text:span><text:span text:style-name="T60">2</text:span><text:span text:style-name="T61">) {</text:span></text:p>
            <text:p text:style-name="P47"><text:span text:style-name="T61"><text:s text:c="8"/></text:span><text:span text:style-name="T61">fprintf(stderr, </text:span><text:span text:style-name="T64">"usage: %s &lt;port&gt;\n"</text:span><text:span text:style-name="T61">, </text:span><text:span text:style-name="T61">argv[</text:span><text:span text:style-name="T60">0</text:span><text:span text:style-name="T61">]);</text:span></text:p>
            <text:p text:style-name="P47"><text:span text:style-name="T61"><text:s text:c="8"/></text:span><text:span text:style-name="T61">exit(</text:span><text:span text:style-name="T60">0</text:span><text:span text:style-name="T61">);</text:span></text:p>
            <text:p text:style-name="P47"><text:span text:style-name="T61"><text:s text:c="4"/></text:span><text:span text:style-name="T61">}</text:span></text:p>
            <text:p text:style-name="P47"><text:span text:style-name="T61"><text:s text:c="4"/></text:span><text:span text:style-name="T61">listenfd = </text:span><text:span text:style-name="T61">Open_listenfd(argv[1]);</text:span></text:p>
            <text:p text:style-name="P47"><text:span text:style-name="T61"><text:s text:c="4"/></text:span><text:span text:style-name="T61">init_pool(listenfd, </text:span><text:span text:style-name="T61">&amp;pool);</text:span></text:p>
            <text:p text:style-name="P47"><text:span text:style-name="T61"><text:s text:c="4"/></text:span><text:span text:style-name="T63">while</text:span><text:span text:style-name="T61"> (</text:span><text:span text:style-name="T60">1</text:span><text:span text:style-name="T61">) {</text:span></text:p>
            <text:p text:style-name="P47"><text:span text:style-name="T61"><text:s text:c="8"/></text:span><text:span text:style-name="T64">/* Wait for </text:span><text:span text:style-name="T64">listening/connected </text:span><text:span text:style-name="T64">descriptor(s) to be ready </text:span><text:span text:style-name="T64">*/</text:span></text:p>
            <text:p text:style-name="P47"><text:span text:style-name="T61"><text:s text:c="8"/></text:span><text:span text:style-name="T61">pool.ready_set = </text:span><text:span text:style-name="T61">pool.read_set;</text:span></text:p>
            <text:p text:style-name="P47"><text:span text:style-name="T61"><text:s text:c="8"/></text:span><text:span text:style-name="T61">pool.nready = </text:span><text:span text:style-name="T61">Select(pool.maxfd+1, </text:span><text:span text:style-name="T61">&amp;pool.ready_set, </text:span><text:span text:style-name="T62">NULL</text:span><text:span text:style-name="T61">, </text:span><text:span text:style-name="T62">NULL</text:span><text:span text:style-name="T61">, </text:span><text:span text:style-name="T62">NULL</text:span><text:span text:style-name="T61">);</text:span></text:p>
            <text:p text:style-name="P47"><text:span text:style-name="T61"><text:s text:c="8"/></text:span><text:span text:style-name="T64">/* If listening </text:span><text:span text:style-name="T64">descriptor ready, add new </text:span><text:span text:style-name="T64">client to pool */</text:span></text:p>
            <text:p text:style-name="P47"><text:span text:style-name="T61"><text:s text:c="8"/></text:span><text:span text:style-name="T63">if</text:span><text:span text:style-name="T61"> </text:span><text:span text:style-name="T61">(FD_ISSET(listenfd, </text:span><text:span text:style-name="T61">&amp;pool.ready_set)) {</text:span></text:p>
            <text:p text:style-name="P47"><text:span text:style-name="T61"><text:s text:c="12"/></text:span><text:span text:style-name="T61">clientlen = </text:span><text:span text:style-name="T63">sizeof</text:span><text:span text:style-name="T61">(</text:span><text:span text:style-name="T63">struct</text:span><text:span text:style-name="T61"> </text:span><text:span text:style-name="T62">sockaddr_storage</text:span><text:span text:style-name="T61">);</text:span></text:p>
            <text:p text:style-name="P47"><text:span text:style-name="T61"><text:s text:c="12"/></text:span><text:span text:style-name="T61">connfd = </text:span><text:span text:style-name="T61">Accept(listenfd, (SA </text:span><text:span text:style-name="T61">*)&amp;clientaddr, </text:span><text:span text:style-name="T61">&amp;clientlen);</text:span></text:p>
            <text:p text:style-name="P47"><text:span text:style-name="T61"><text:s text:c="12"/></text:span><text:span text:style-name="T61">add_client(connfd, &amp;pool);</text:span></text:p>
            <text:p text:style-name="P47"><text:span text:style-name="T61"><text:s text:c="8"/></text:span><text:span text:style-name="T61">}</text:span></text:p>
            <text:p text:style-name="P48"><text:span text:style-name="T65"><text:s text:c="8"/></text:span><text:span text:style-name="T65">check_clients(&amp;pool); </text:span><text:span text:style-name="T64">/* </text:span><text:span text:style-name="T64">Echo line from each ready </text:span><text:span text:style-name="T64">descriptor */</text:span></text:p>
            <text:p text:style-name="P47"><text:span text:style-name="T61"><text:s text:c="4"/></text:span><text:span text:style-name="T61">}</text:span></text:p>
            <text:p text:style-name="P47"><text:span text:style-name="T61">}</text:span></text:p>
          </draw:text-box>
        </draw:frame>
        <presentation:notes draw:style-name="dp4">
          <draw:page-thumbnail draw:name="Rectangle 67" draw:style-name="gr4" draw:layer="layout" svg:width="13.546cm" svg:height="10.159cm" svg:x="3.387cm" svg:y="1.905cm" draw:page-number="15" presentation:class="page"/>
          <draw:frame draw:name="Rectangle 68" presentation:style-name="pr1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Rectangle 69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</text:span><text:span text:style-name="T6">Multiplexing </text:span><text:span text:style-name="T6">example </text:span><text:span text:style-name="T6">overview</text:span></text:p>
          </draw:text-box>
        </draw:frame>
        <draw:frame draw:style-name="gr63" draw:text-style-name="P50" draw:layer="layout" svg:width="22.352cm" svg:height="10.569cm" svg:x="2.54cm" svg:y="5.334cm">
          <draw:text-box>
            <text:p text:style-name="P47"><text:span text:style-name="T58">void</text:span><text:span text:style-name="T56"> </text:span><text:span text:style-name="T59">init_pool</text:span><text:span text:style-name="T56">(</text:span><text:span text:style-name="T58">int</text:span><text:span text:style-name="T56"> </text:span><text:span text:style-name="T56">listenfd, pool *p) {</text:span></text:p>
            <text:p text:style-name="P47"><text:span text:style-name="T56"><text:s text:c="4"/></text:span><text:span text:style-name="T57">/* Initially, there </text:span><text:span text:style-name="T57">are no connected </text:span><text:span text:style-name="T57">descriptors */</text:span></text:p>
            <text:p text:style-name="P47"><text:span text:style-name="T56"><text:s text:c="4"/></text:span><text:span text:style-name="T58">int</text:span><text:span text:style-name="T56"> i;</text:span></text:p>
            <text:p text:style-name="P47"><text:span text:style-name="T56"><text:s text:c="4"/></text:span><text:span text:style-name="T56">p-&gt;maxi = </text:span><text:span text:style-name="T58">-1</text:span><text:span text:style-name="T56">;</text:span></text:p>
            <text:p text:style-name="P47"><text:span text:style-name="T56"><text:s text:c="4"/></text:span><text:span text:style-name="T55">for</text:span><text:span text:style-name="T56"> (i=</text:span><text:span text:style-name="T58">0</text:span><text:span text:style-name="T56">; i&lt; </text:span><text:span text:style-name="T56">FD_SETSIZE; i++) <text:s/></text:span></text:p>
            <text:p text:style-name="P47"><text:span text:style-name="T56"><text:s text:c="4"/></text:span><text:span text:style-name="T56"><text:tab/></text:span><text:span text:style-name="T56">p-&gt;clientfd[i] = </text:span><text:span text:style-name="T58">-1</text:span><text:span text:style-name="T56">;</text:span></text:p>
            <text:p text:style-name="P47"><text:span text:style-name="T54"/></text:p>
            <text:p text:style-name="P47"><text:span text:style-name="T56"><text:s text:c="4"/></text:span><text:span text:style-name="T57">/* Initially, </text:span><text:span text:style-name="T57">listenfd is only member </text:span><text:span text:style-name="T57">of select read set */</text:span></text:p>
            <text:p text:style-name="P47"><text:span text:style-name="T56"><text:s text:c="4"/></text:span><text:span text:style-name="T56">p-&gt;maxfd = listenfd;</text:span></text:p>
            <text:p text:style-name="P47"><text:span text:style-name="T56"><text:s text:c="4"/></text:span><text:span text:style-name="T56">FD_ZERO(&amp;p-</text:span><text:span text:style-name="T56">&gt;read_set);</text:span></text:p>
            <text:p text:style-name="P47"><text:span text:style-name="T56"><text:s text:c="4"/></text:span><text:span text:style-name="T56">FD_SET(listenfd, &amp;p-</text:span><text:span text:style-name="T56">&gt;read_set);</text:span></text:p>
            <text:p text:style-name="P47"><text:span text:style-name="T56">}</text:span></text:p>
          </draw:text-box>
        </draw:frame>
        <presentation:notes draw:style-name="dp4">
          <draw:page-thumbnail draw:name="Rectangle 71" draw:style-name="gr4" draw:layer="layout" svg:width="13.546cm" svg:height="10.159cm" svg:x="3.387cm" svg:y="1.905cm" draw:page-number="16" presentation:class="page"/>
          <draw:frame draw:name="Rectangle 72" presentation:style-name="pr1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Rectangle 73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</text:span><text:span text:style-name="T6">Multiplexing </text:span><text:span text:style-name="T6">example </text:span><text:span text:style-name="T6">overview</text:span></text:p>
          </draw:text-box>
        </draw:frame>
        <draw:frame draw:style-name="gr64" draw:text-style-name="P49" draw:layer="layout" svg:width="23.876cm" svg:height="15.049cm" svg:x="1.8cm" svg:y="3.277cm">
          <draw:text-box>
            <text:p text:style-name="P47"><text:span text:style-name="T58">void</text:span><text:span text:style-name="T56"> </text:span><text:span text:style-name="T59">add_client</text:span><text:span text:style-name="T56">(</text:span><text:span text:style-name="T58">int</text:span><text:span text:style-name="T56"> </text:span><text:span text:style-name="T56">connfd, pool *p) {</text:span></text:p>
            <text:p text:style-name="P47"><text:span text:style-name="T56"><text:s text:c="4"/></text:span><text:span text:style-name="T58">int</text:span><text:span text:style-name="T56"> i;</text:span></text:p>
            <text:p text:style-name="P47"><text:span text:style-name="T56"><text:s text:c="4"/></text:span><text:span text:style-name="T56">p-&gt;nready--;</text:span></text:p>
            <text:p text:style-name="P47"><text:span text:style-name="T56"><text:s text:c="4"/></text:span><text:span text:style-name="T55">for</text:span><text:span text:style-name="T56"> (i = </text:span><text:span text:style-name="T58">0</text:span><text:span text:style-name="T56">; i &lt; </text:span><text:span text:style-name="T56">FD_SETSIZE; i++) <text:s/></text:span><text:span text:style-name="T57">/* </text:span><text:span text:style-name="T57">Find an available slot </text:span><text:span text:style-name="T57">*/</text:span></text:p>
            <text:p text:style-name="P47"><text:span text:style-name="T56"><text:s text:c="4"/></text:span><text:span text:style-name="T56"><text:tab/></text:span><text:span text:style-name="T55">if</text:span><text:span text:style-name="T56"> (p-</text:span><text:span text:style-name="T56">&gt;clientfd[i] &lt; </text:span><text:span text:style-name="T58">0</text:span><text:span text:style-name="T56">) { </text:span></text:p>
            <text:p text:style-name="P47"><text:span text:style-name="T56"><text:s text:c="8"/></text:span><text:span text:style-name="T56"><text:tab/></text:span><text:span text:style-name="T57">/* Add </text:span><text:span text:style-name="T57">connected descriptor to </text:span><text:span text:style-name="T57">the pool */</text:span></text:p>
            <text:p text:style-name="P47"><text:span text:style-name="T56"><text:s text:c="8"/></text:span><text:span text:style-name="T56"><text:tab/></text:span><text:span text:style-name="T56">p-</text:span><text:span text:style-name="T56">&gt;clientfd[i] = connfd;</text:span></text:p>
            <text:p text:style-name="P47"><text:span text:style-name="T56"><text:s text:c="8"/></text:span><text:span text:style-name="T56"><text:tab/></text:span><text:span text:style-name="T56">Rio_readinitb(&amp;p-</text:span><text:span text:style-name="T56">&gt;clientrio[i], connfd);</text:span></text:p>
            <text:p text:style-name="P47"><text:span text:style-name="T54"/></text:p>
            <text:p text:style-name="P47"><text:span text:style-name="T56"><text:tab/></text:span><text:span text:style-name="T56"> <text:s text:c="7"/></text:span><text:span text:style-name="T57">/* Add the </text:span><text:span text:style-name="T57">descriptor to descriptor </text:span><text:span text:style-name="T57">set */</text:span></text:p>
            <text:p text:style-name="P47"><text:span text:style-name="T56"><text:s text:c="3"/></text:span><text:span text:style-name="T56"><text:tab/></text:span><text:span text:style-name="T56"><text:tab/></text:span><text:span text:style-name="T56"> <text:s text:c="3"/></text:span><text:span text:style-name="T56">FD_SET(connfd, &amp;p-</text:span><text:span text:style-name="T56">&gt;read_set);</text:span></text:p>
            <text:p text:style-name="P47"><text:span text:style-name="T54"/></text:p>
            <text:p text:style-name="P47"><text:span text:style-name="T56"><text:s text:c="8"/></text:span><text:span text:style-name="T56"><text:tab/></text:span><text:span text:style-name="T57">/* Update max </text:span><text:span text:style-name="T57">descriptor and pool </text:span><text:span text:style-name="T57">highwater mark */</text:span></text:p>
            <text:p text:style-name="P47"><text:span text:style-name="T56"><text:s text:c="8"/></text:span><text:span text:style-name="T56"><text:tab/></text:span><text:span text:style-name="T55">if</text:span><text:span text:style-name="T56"> (connfd &gt; </text:span><text:span text:style-name="T56">p-&gt;maxfd)</text:span></text:p>
            <text:p text:style-name="P47"><text:span text:style-name="T56"><text:s text:c="8"/></text:span><text:span text:style-name="T56"><text:tab/></text:span><text:span text:style-name="T56"><text:tab/></text:span><text:span text:style-name="T56">p-&gt;maxfd </text:span><text:span text:style-name="T56">= connfd;</text:span></text:p>
            <text:p text:style-name="P47"><text:span text:style-name="T56"><text:s text:c="8"/></text:span><text:span text:style-name="T56"><text:tab/></text:span><text:span text:style-name="T55">if</text:span><text:span text:style-name="T56"> (i &gt; p-</text:span><text:span text:style-name="T56">&gt;maxi)</text:span></text:p>
            <text:p text:style-name="P47"><text:span text:style-name="T56"><text:s text:c="8"/></text:span><text:span text:style-name="T56"><text:tab/></text:span><text:span text:style-name="T56"><text:tab/></text:span><text:span text:style-name="T56">p-&gt;maxi = </text:span><text:span text:style-name="T56">i;</text:span></text:p>
            <text:p text:style-name="P47"><text:span text:style-name="T56"><text:s text:c="8"/></text:span><text:span text:style-name="T56"><text:tab/></text:span><text:span text:style-name="T55">break</text:span><text:span text:style-name="T56">;</text:span></text:p>
            <text:p text:style-name="P47"><text:span text:style-name="T56"><text:s text:c="4"/></text:span><text:span text:style-name="T56"><text:tab/></text:span><text:span text:style-name="T56">}</text:span></text:p>
            <text:p text:style-name="P47"><text:span text:style-name="T56"><text:s text:c="4"/></text:span><text:span text:style-name="T55">if</text:span><text:span text:style-name="T56"> (i == FD_SETSIZE) </text:span><text:span text:style-name="T57">/* Couldn't find an </text:span><text:span text:style-name="T57">empty slot */</text:span></text:p>
            <text:p text:style-name="P47"><text:span text:style-name="T56"><text:s text:c="4"/></text:span><text:span text:style-name="T56"><text:tab/></text:span><text:span text:style-name="T56">app_error(</text:span><text:span text:style-name="T66">"add_client </text:span><text:span text:style-name="T66">error: Too many </text:span><text:span text:style-name="T66">clients"</text:span><text:span text:style-name="T56">);</text:span></text:p>
            <text:p text:style-name="P47"><text:span text:style-name="T56">}</text:span></text:p>
          </draw:text-box>
        </draw:frame>
        <presentation:notes draw:style-name="dp4">
          <draw:page-thumbnail draw:name="Rectangle 74" draw:style-name="gr4" draw:layer="layout" svg:width="13.546cm" svg:height="10.159cm" svg:x="3.387cm" svg:y="1.905cm" draw:page-number="17" presentation:class="page"/>
          <draw:frame draw:name="Rectangle 75" presentation:style-name="pr1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Rectangle 76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</text:span><text:span text:style-name="T6">Multiplexing </text:span><text:span text:style-name="T6">example </text:span><text:span text:style-name="T6">overview</text:span></text:p>
          </draw:text-box>
        </draw:frame>
        <draw:frame draw:style-name="gr65" draw:text-style-name="P49" draw:layer="layout" svg:width="25.4cm" svg:height="14.746cm" svg:x="0.2cm" svg:y="3.542cm">
          <draw:text-box>
            <text:p text:style-name="P47"><text:span text:style-name="T58">void</text:span><text:span text:style-name="T56"> check_clients(pool </text:span><text:span text:style-name="T56">*p) {</text:span></text:p>
            <text:p text:style-name="P47"><text:span text:style-name="T56"><text:s text:c="4"/></text:span><text:span text:style-name="T58">int</text:span><text:span text:style-name="T56"> i, connfd, n;</text:span></text:p>
            <text:p text:style-name="P47"><text:span text:style-name="T56"><text:s text:c="4"/></text:span><text:span text:style-name="T58">char</text:span><text:span text:style-name="T56"> buf[MAXLINE]; </text:span></text:p>
            <text:p text:style-name="P47"><text:span text:style-name="T56"><text:s text:c="4"/></text:span><text:span text:style-name="T56">rio_t rio;</text:span></text:p>
            <text:p text:style-name="P47"><text:span text:style-name="T56"><text:s text:c="4"/></text:span><text:span text:style-name="T55">for</text:span><text:span text:style-name="T56"> (i = </text:span><text:span text:style-name="T58">0</text:span><text:span text:style-name="T56">; (i &lt;= p-</text:span><text:span text:style-name="T56">&gt;maxi) &amp;&amp; (p-&gt;nready &gt; </text:span><text:span text:style-name="T58">0</text:span><text:span text:style-name="T56">); i++) {</text:span></text:p>
            <text:p text:style-name="P47"><text:span text:style-name="T56"><text:s text:c="8"/></text:span><text:span text:style-name="T56">connfd = p-</text:span><text:span text:style-name="T56">&gt;clientfd[i];</text:span></text:p>
            <text:p text:style-name="P47"><text:span text:style-name="T56"><text:s text:c="8"/></text:span><text:span text:style-name="T56">rio = p-</text:span><text:span text:style-name="T56">&gt;clientrio[i];</text:span></text:p>
            <text:p text:style-name="P47"><text:span text:style-name="T56"><text:s text:c="8"/></text:span><text:span text:style-name="T57">/* If the </text:span><text:span text:style-name="T57">descriptor is ready, </text:span><text:span text:style-name="T57">echo a text line from it </text:span><text:span text:style-name="T57">*/</text:span></text:p>
            <text:p text:style-name="P47"><text:span text:style-name="T56"><text:s text:c="8"/></text:span><text:span text:style-name="T55">if</text:span><text:span text:style-name="T56"> ((connfd &gt; </text:span><text:span text:style-name="T58">0</text:span><text:span text:style-name="T56">) </text:span><text:span text:style-name="T56">&amp;&amp; (FD_ISSET(connfd, &amp;p-</text:span><text:span text:style-name="T56">&gt;ready_set))) { </text:span></text:p>
            <text:p text:style-name="P47"><text:span text:style-name="T56"><text:s text:c="12"/></text:span><text:span text:style-name="T56">p-&gt;nready--;</text:span></text:p>
            <text:p text:style-name="P47"><text:span text:style-name="T56"><text:s text:c="12"/></text:span><text:span text:style-name="T55">if</text:span><text:span text:style-name="T56"> ((n = </text:span><text:span text:style-name="T56">Rio_readlineb(&amp;rio, buf, </text:span><text:span text:style-name="T56">MAXLINE)) != </text:span><text:span text:style-name="T58">0</text:span><text:span text:style-name="T56">) {</text:span></text:p>
            <text:p text:style-name="P47"><text:span text:style-name="T56"><text:s text:c="16"/></text:span><text:span text:style-name="T56">byte_cnt </text:span><text:span text:style-name="T56">+= n;</text:span></text:p>
            <text:p text:style-name="P47"><text:span text:style-name="T56"><text:s text:c="16"/></text:span><text:span text:style-name="T56">printf(</text:span><text:span text:style-name="T66">"Server received </text:span><text:span text:style-name="T66">%d (%d total) bytes on </text:span><text:span text:style-name="T66">fd %d\n"</text:span><text:span text:style-name="T56">, </text:span></text:p>
            <text:p text:style-name="P47"><text:span text:style-name="T56"><text:s text:c="16"/></text:span><text:span text:style-name="T56"><text:tab/></text:span><text:span text:style-name="T56">n, </text:span><text:span text:style-name="T56">byte_cnt, connfd);</text:span></text:p>
            <text:p text:style-name="P47"><text:span text:style-name="T56"><text:s text:c="16"/></text:span><text:span text:style-name="T56">Rio_writen(connfd, buf, </text:span><text:span text:style-name="T56">n);</text:span></text:p>
            <text:p text:style-name="P47"><text:span text:style-name="T56"><text:s text:c="12"/></text:span><text:span text:style-name="T56">}</text:span></text:p>
            <text:p text:style-name="P47"><text:span text:style-name="T56"><text:s text:c="12"/></text:span><text:span text:style-name="T57">/* EOF </text:span><text:span text:style-name="T57">detected, remove </text:span><text:span text:style-name="T57">descriptor from pool */</text:span></text:p>
            <text:p text:style-name="P47"><text:span text:style-name="T56"><text:s text:c="12"/></text:span><text:span text:style-name="T55">else</text:span><text:span text:style-name="T56"> { </text:span></text:p>
            <text:p text:style-name="P47"><text:span text:style-name="T56"><text:s text:c="16"/></text:span><text:span text:style-name="T56">Close(connfd);</text:span></text:p>
            <text:p text:style-name="P47"><text:span text:style-name="T56"><text:s text:c="16"/></text:span><text:span text:style-name="T56">FD_CLR(connfd, &amp;p-</text:span><text:span text:style-name="T56">&gt;read_set);</text:span></text:p>
            <text:p text:style-name="P47"><text:span text:style-name="T56"><text:s text:c="16"/></text:span><text:span text:style-name="T56">p-</text:span><text:span text:style-name="T56">&gt;clientfd[i] = </text:span><text:span text:style-name="T58">-1</text:span><text:span text:style-name="T56">;</text:span></text:p>
            <text:p text:style-name="P47"><text:span text:style-name="T56"><text:s text:c="12"/></text:span><text:span text:style-name="T56">}}}}</text:span></text:p>
          </draw:text-box>
        </draw:frame>
        <presentation:notes draw:style-name="dp4">
          <draw:page-thumbnail draw:name="Rectangle 77" draw:style-name="gr4" draw:layer="layout" svg:width="13.546cm" svg:height="10.159cm" svg:x="3.387cm" svg:y="1.905cm" draw:page-number="18" presentation:class="page"/>
          <draw:frame draw:name="Rectangle 78" presentation:style-name="pr1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custom-shape draw:style-name="gr66" draw:text-style-name="P52" draw:layer="layout" svg:width="8.89cm" svg:height="1.013cm" svg:x="7.974cm" svg:y="2.61cm">
          <text:p text:style-name="P51"><text:span text:style-name="T67">Initialise </text:span><text:span text:style-name="T68">Listening Socket (LS)</text:span></text:p>
          <draw:enhanced-geometry svg:viewBox="0 0 21600 21600" draw:type="rectangle" draw:enhanced-path="M 0 0 L 21600 0 21600 21600 0 21600 0 0 Z N"/>
        </draw:custom-shape>
        <draw:custom-shape draw:style-name="gr67" draw:text-style-name="P52" draw:layer="layout" svg:width="8.89cm" svg:height="1.014cm" svg:x="7.974cm" svg:y="4.298cm">
          <text:p text:style-name="P53"><text:span text:style-name="T67">Initialise </text:span><text:span text:style-name="T68">File-Descriptor Set (FD)</text:span></text:p>
          <draw:enhanced-geometry svg:viewBox="0 0 21600 21600" draw:type="rectangle" draw:enhanced-path="M 0 0 L 21600 0 21600 21600 0 21600 0 0 Z N"/>
        </draw:custom-shape>
        <draw:custom-shape draw:style-name="gr67" draw:text-style-name="P52" draw:layer="layout" svg:width="8.89cm" svg:height="1.014cm" svg:x="7.974cm" svg:y="5.986cm">
          <text:p text:style-name="P53"><text:span text:style-name="T68">Add LS to FD</text:span></text:p>
          <draw:enhanced-geometry svg:viewBox="0 0 21600 21600" draw:type="rectangle" draw:enhanced-path="M 0 0 L 21600 0 21600 21600 0 21600 0 0 Z N"/>
        </draw:custom-shape>
        <draw:custom-shape draw:style-name="gr67" draw:text-style-name="P52" draw:layer="layout" svg:width="8.89cm" svg:height="1.014cm" svg:x="2.374cm" svg:y="11.67cm">
          <text:p text:style-name="P53"><text:span text:style-name="T68">A</text:span><text:span text:style-name="T68">c</text:span><text:span text:style-name="T68">c</text:span><text:span text:style-name="T68">e</text:span><text:span text:style-name="T68">p</text:span><text:span text:style-name="T68">t </text:span><text:span text:style-name="T68">N</text:span><text:span text:style-name="T68">e</text:span><text:span text:style-name="T68">w</text:span><text:span text:style-name="T68"> </text:span><text:span text:style-name="T68">C</text:span><text:span text:style-name="T68">o</text:span><text:span text:style-name="T68">n</text:span><text:span text:style-name="T68">n</text:span><text:span text:style-name="T68">e</text:span><text:span text:style-name="T68">c</text:span><text:span text:style-name="T68">ti</text:span><text:span text:style-name="T68">o</text:span><text:span text:style-name="T68">n</text:span><text:span text:style-name="T68"> </text:span><text:span text:style-name="T68">o</text:span><text:span text:style-name="T68">n</text:span><text:span text:style-name="T68"> </text:span><text:span text:style-name="T68">L</text:span><text:span text:style-name="T68">S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draw:layer="layout" svg:width="8.89cm" svg:height="1.013cm" svg:x="2.374cm" svg:y="13.428cm">
          <text:p text:style-name="P51"><text:span text:style-name="T68">Initialise Connection Socket (CS</text:span><text:span text:style-name="T69">n</text:span><text:span text:style-name="T68">)</text:span></text:p>
          <draw:enhanced-geometry svg:viewBox="0 0 21600 21600" draw:type="rectangle" draw:enhanced-path="M 0 0 L 21600 0 21600 21600 0 21600 0 0 Z N"/>
        </draw:custom-shape>
        <draw:custom-shape draw:style-name="gr66" draw:text-style-name="P52" draw:layer="layout" svg:width="8.89cm" svg:height="1.013cm" svg:x="2.374cm" svg:y="15.086cm">
          <text:p text:style-name="P53"><text:span text:style-name="T67">Add </text:span><text:span text:style-name="T68">C</text:span><text:span text:style-name="T69">Sn </text:span><text:span text:style-name="T68">to FD</text:span></text:p>
          <draw:enhanced-geometry svg:viewBox="0 0 21600 21600" draw:type="rectangle" draw:enhanced-path="M 0 0 L 21600 0 21600 21600 0 21600 0 0 Z N"/>
        </draw:custom-shape>
        <draw:custom-shape draw:style-name="gr67" draw:text-style-name="P52" draw:layer="layout" svg:width="8.89cm" svg:height="1.014cm" svg:x="13.174cm" svg:y="11.67cm">
          <text:p text:style-name="P53"><text:span text:style-name="T68">N</text:span><text:span text:style-name="T68">e</text:span><text:span text:style-name="T68">w</text:span><text:span text:style-name="T68"> </text:span><text:span text:style-name="T68">M</text:span><text:span text:style-name="T68">e</text:span><text:span text:style-name="T68">s</text:span><text:span text:style-name="T68">s</text:span><text:span text:style-name="T68">a</text:span><text:span text:style-name="T68">g</text:span><text:span text:style-name="T68">e</text:span><text:span text:style-name="T68"> </text:span><text:span text:style-name="T68">f</text:span><text:span text:style-name="T68">r</text:span><text:span text:style-name="T68">o</text:span><text:span text:style-name="T68">m</text:span><text:span text:style-name="T68"> </text:span><text:span text:style-name="T68">C</text:span><text:span text:style-name="T68">S</text:span><text:span text:style-name="T68">x</text:span></text:p>
          <draw:enhanced-geometry svg:viewBox="0 0 21600 21600" draw:type="rectangle" draw:enhanced-path="M 0 0 L 21600 0 21600 21600 0 21600 0 0 Z N"/>
        </draw:custom-shape>
        <draw:custom-shape draw:style-name="gr69" draw:text-style-name="P54" draw:layer="layout" svg:width="8.89cm" svg:height="1.013cm" svg:x="13.174cm" svg:y="13.328cm">
          <text:p text:style-name="P51"><text:span text:style-name="T68">R</text:span><text:span text:style-name="T68">e</text:span><text:span text:style-name="T68">a</text:span><text:span text:style-name="T68">d</text:span><text:span text:style-name="T68"> </text:span><text:span text:style-name="T68">s</text:span><text:span text:style-name="T68">i</text:span><text:span text:style-name="T68">n</text:span><text:span text:style-name="T68">g</text:span><text:span text:style-name="T68">l</text:span><text:span text:style-name="T68">e</text:span><text:span text:style-name="T68"> </text:span><text:span text:style-name="T68">li</text:span><text:span text:style-name="T68">n</text:span><text:span text:style-name="T68">e</text:span><text:span text:style-name="T68"> </text:span><text:span text:style-name="T68">f</text:span><text:span text:style-name="T68">r</text:span><text:span text:style-name="T68">o</text:span><text:span text:style-name="T68">m</text:span><text:span text:style-name="T68"> </text:span><text:span text:style-name="T68">C</text:span><text:span text:style-name="T68">S</text:span><text:span text:style-name="T69">x</text:span></text:p>
          <draw:enhanced-geometry svg:viewBox="0 0 21600 21600" draw:type="rectangle" draw:enhanced-path="M 0 0 L 21600 0 21600 21600 0 21600 0 0 Z N"/>
        </draw:custom-shape>
        <draw:custom-shape draw:style-name="gr66" draw:text-style-name="P52" draw:layer="layout" svg:width="8.89cm" svg:height="1.013cm" svg:x="13.174cm" svg:y="15.086cm">
          <text:p text:style-name="P53"><text:span text:style-name="T68">R</text:span><text:span text:style-name="T68">e</text:span><text:span text:style-name="T68">m</text:span><text:span text:style-name="T68">o</text:span><text:span text:style-name="T68">v</text:span><text:span text:style-name="T68">e</text:span><text:span text:style-name="T68"> </text:span><text:span text:style-name="T68">C</text:span><text:span text:style-name="T68">S</text:span><text:span text:style-name="T68">x </text:span><text:span text:style-name="T68">if </text:span><text:span text:style-name="T68">d</text:span><text:span text:style-name="T68">o</text:span><text:span text:style-name="T68">n</text:span><text:span text:style-name="T68">e</text:span></text:p>
          <draw:enhanced-geometry svg:viewBox="0 0 21600 21600" draw:type="rectangle" draw:enhanced-path="M 0 0 L 21600 0 21600 21600 0 21600 0 0 Z N"/>
        </draw:custom-shape>
        <draw:custom-shape draw:style-name="gr66" draw:text-style-name="P52" draw:layer="layout" svg:width="8.89cm" svg:height="1.013cm" svg:x="7.974cm" svg:y="9.409cm">
          <text:p text:style-name="P53"><text:span text:style-name="T68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67" draw:text-style-name="P52" draw:layer="layout" svg:width="8.89cm" svg:height="1.014cm" svg:x="7.974cm" svg:y="7.686cm">
          <text:p text:style-name="P53"><text:span text:style-name="T68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presentation:notes draw:style-name="dp4">
          <draw:page-thumbnail draw:name="Rectangle 54" draw:style-name="gr4" draw:layer="layout" svg:width="13.546cm" svg:height="10.159cm" svg:x="3.387cm" svg:y="1.905cm" draw:page-number="19" presentation:class="page"/>
          <draw:frame draw:name="Rectangle 56" presentation:style-name="pr2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Rectangle 50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</text:span><text:span text:style-name="T6">Multiplexing </text:span><text:span text:style-name="T6">example </text:span><text:span text:style-name="T6">overview</text:span></text:p>
          </draw:text-box>
        </draw:frame>
        <draw:frame draw:style-name="gr61" draw:text-style-name="P56" draw:layer="layout" svg:width="23.93cm" svg:height="13.145cm" svg:x="0.962cm" svg:y="4.027cm">
          <draw:text-box>
            <text:p text:style-name="P55"><text:span text:style-name="T53">#include "csapp.h"</text:span></text:p>
            <text:p text:style-name="P55"><text:span text:style-name="T54"/></text:p>
            <text:p text:style-name="P55"><text:span text:style-name="T55">typedef struct</text:span><text:span text:style-name="T56"> { </text:span><text:span text:style-name="T57">/* </text:span><text:span text:style-name="T57">Represents a pool of </text:span><text:span text:style-name="T57">connected descriptors */</text:span></text:p>
            <text:p text:style-name="P55"><text:span text:style-name="T56"><text:s text:c="4"/></text:span><text:span text:style-name="T58">int</text:span><text:span text:style-name="T56"> maxfd; <text:s text:c="7"/></text:span><text:span text:style-name="T57">/* </text:span><text:span text:style-name="T57">Largest descriptor in </text:span><text:span text:style-name="T57">read_set */</text:span><text:span text:style-name="T56"> <text:s text:c="2"/></text:span></text:p>
            <text:p text:style-name="P55"><text:span text:style-name="T56"><text:s text:c="4"/></text:span><text:span text:style-name="T56">fd_set read_set; <text:s/></text:span><text:span text:style-name="T57">/* </text:span><text:span text:style-name="T57">Set of all active </text:span><text:span text:style-name="T57">descriptors */</text:span></text:p>
            <text:p text:style-name="P55"><text:span text:style-name="T56"><text:s text:c="4"/></text:span><text:span text:style-name="T56">fd_set ready_set; </text:span><text:span text:style-name="T57">/* </text:span><text:span text:style-name="T57">Subset of descriptors </text:span><text:span text:style-name="T57">ready for reading <text:s/>*/</text:span></text:p>
            <text:p text:style-name="P55"><text:span text:style-name="T56"><text:s text:c="4"/></text:span><text:span text:style-name="T58">int</text:span><text:span text:style-name="T56"> nready; <text:s text:c="6"/></text:span><text:span text:style-name="T57">/* </text:span><text:span text:style-name="T57">Number of ready </text:span><text:span text:style-name="T57">descriptors from select </text:span><text:span text:style-name="T57">*/</text:span><text:span text:style-name="T56"> <text:s/></text:span></text:p>
            <text:p text:style-name="P55"><text:span text:style-name="T56"><text:s text:c="4"/></text:span><text:span text:style-name="T58">int</text:span><text:span text:style-name="T56"> maxi; <text:s text:c="8"/></text:span><text:span text:style-name="T57">/* </text:span><text:span text:style-name="T57">Highwater index into </text:span><text:span text:style-name="T57">client array */</text:span></text:p>
            <text:p text:style-name="P55"><text:span text:style-name="T56"><text:s text:c="4"/></text:span><text:span text:style-name="T58">int</text:span><text:span text:style-name="T56"> </text:span><text:span text:style-name="T56">clientfd[FD_SETSIZE]; <text:s text:c="3"/></text:span><text:span text:style-name="T57">/* Set of active </text:span><text:span text:style-name="T57">descriptors */</text:span></text:p>
            <text:p text:style-name="P55"><text:span text:style-name="T56"><text:s text:c="4"/></text:span><text:span text:style-name="T56">rio_t </text:span><text:span text:style-name="T56">clientrio[FD_SETSIZE]; </text:span><text:span text:style-name="T57">/</text:span><text:span text:style-name="T57">* Set of active read </text:span><text:span text:style-name="T57">buffers */</text:span></text:p>
            <text:p text:style-name="P55"><text:span text:style-name="T56">} pool;</text:span></text:p>
            <text:p text:style-name="P55"><text:span text:style-name="T54"/></text:p>
            <text:p text:style-name="P55"><text:span text:style-name="T58">void</text:span><text:span text:style-name="T56"> </text:span><text:span text:style-name="T59">init_pool</text:span><text:span text:style-name="T56">(</text:span><text:span text:style-name="T58">int</text:span><text:span text:style-name="T56"> </text:span><text:span text:style-name="T56">listenfd, pool *p);</text:span></text:p>
            <text:p text:style-name="P55"><text:span text:style-name="T58">void</text:span><text:span text:style-name="T56"> </text:span><text:span text:style-name="T59">add_client</text:span><text:span text:style-name="T56">(</text:span><text:span text:style-name="T58">int</text:span><text:span text:style-name="T56"> </text:span><text:span text:style-name="T56">connfd, pool *p);</text:span></text:p>
            <text:p text:style-name="P55"><text:span text:style-name="T58">void</text:span><text:span text:style-name="T56"> </text:span><text:span text:style-name="T59">check_clients</text:span><text:span text:style-name="T56">(pool </text:span><text:span text:style-name="T56">*p);</text:span></text:p>
            <text:p text:style-name="P55"><text:span text:style-name="T54"/></text:p>
            <text:p text:style-name="P55"><text:span text:style-name="T58">int</text:span><text:span text:style-name="T56"> byte_cnt = </text:span><text:span text:style-name="T58">0</text:span><text:span text:style-name="T56">; </text:span><text:span text:style-name="T57">/* </text:span><text:span text:style-name="T57">Counts total bytes </text:span><text:span text:style-name="T57">received by server */</text:span></text:p>
          </draw:text-box>
        </draw:frame>
        <presentation:notes draw:style-name="dp1">
          <office:forms form:automatic-focus="false" form:apply-design-mode="false"/>
          <draw:page-thumbnail draw:name="Rectangle 79" draw:style-name="gr4" draw:layer="layout" svg:width="13.546cm" svg:height="10.159cm" svg:x="3.387cm" svg:y="1.905cm" draw:page-number="20" presentation:class="page"/>
          <draw:frame draw:name="Rectangle 80" presentation:style-name="pr2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custom-shape draw:style-name="gr75" draw:text-style-name="P52" draw:layer="layout" svg:width="8.89cm" svg:height="1.014cm" svg:x="7.974cm" svg:y="5.986cm">
          <text:p text:style-name="P53"><text:span text:style-name="T68">Add LS </text:span><text:span text:style-name="T68">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2" draw:layer="layout" svg:width="8.89cm" svg:height="1.014cm" svg:x="2.374cm" svg:y="11.67cm">
          <text:p text:style-name="P53"><text:span text:style-name="T68">Accept </text:span><text:span text:style-name="T68">New </text:span><text:span text:style-name="T68">Connecti</text:span><text:span text:style-name="T68">on on LS</text:span></text:p>
          <draw:enhanced-geometry svg:viewBox="0 0 21600 21600" draw:type="rectangle" draw:enhanced-path="M 0 0 L 21600 0 21600 21600 0 21600 0 0 Z N"/>
        </draw:custom-shape>
        <draw:custom-shape draw:style-name="gr76" draw:text-style-name="P54" draw:layer="layout" svg:width="8.89cm" svg:height="1.013cm" svg:x="2.374cm" svg:y="13.428cm">
          <text:p text:style-name="P51"><text:span text:style-name="T68">Initialise </text:span><text:span text:style-name="T68">Connecti</text:span><text:span text:style-name="T68">on </text:span><text:span text:style-name="T68">Socket </text:span><text:span text:style-name="T68">(CS</text:span><text:span text:style-name="T69">n</text:span><text:span text:style-name="T68">)</text:span></text:p>
          <draw:enhanced-geometry svg:viewBox="0 0 21600 21600" draw:type="rectangle" draw:enhanced-path="M 0 0 L 21600 0 21600 21600 0 21600 0 0 Z N"/>
        </draw:custom-shape>
        <draw:custom-shape draw:style-name="gr77" draw:text-style-name="P52" draw:layer="layout" svg:width="8.89cm" svg:height="1.013cm" svg:x="2.374cm" svg:y="15.086cm">
          <text:p text:style-name="P53"><text:span text:style-name="T67">Add </text:span><text:span text:style-name="T68">C</text:span><text:span text:style-name="T69">Sn </text:span><text:span text:style-name="T68">to </text:span><text:span text:style-name="T68">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2" draw:layer="layout" svg:width="8.89cm" svg:height="1.014cm" svg:x="13.174cm" svg:y="11.67cm">
          <text:p text:style-name="P53"><text:span text:style-name="T68">New </text:span><text:span text:style-name="T68">Message </text:span><text:span text:style-name="T68">from CSx</text:span></text:p>
          <draw:enhanced-geometry svg:viewBox="0 0 21600 21600" draw:type="rectangle" draw:enhanced-path="M 0 0 L 21600 0 21600 21600 0 21600 0 0 Z N"/>
        </draw:custom-shape>
        <draw:custom-shape draw:style-name="gr78" draw:text-style-name="P54" draw:layer="layout" svg:width="8.89cm" svg:height="1.013cm" svg:x="13.174cm" svg:y="13.328cm">
          <text:p text:style-name="P51"><text:span text:style-name="T68">Read </text:span><text:span text:style-name="T68">single </text:span><text:span text:style-name="T68">line </text:span><text:span text:style-name="T68">from </text:span><text:span text:style-name="T68">CS</text:span><text:span text:style-name="T69">x</text:span></text:p>
          <draw:enhanced-geometry svg:viewBox="0 0 21600 21600" draw:type="rectangle" draw:enhanced-path="M 0 0 L 21600 0 21600 21600 0 21600 0 0 Z N"/>
        </draw:custom-shape>
        <draw:custom-shape draw:style-name="gr77" draw:text-style-name="P52" draw:layer="layout" svg:width="8.89cm" svg:height="1.013cm" svg:x="13.174cm" svg:y="15.086cm">
          <text:p text:style-name="P53"><text:span text:style-name="T68">Remov</text:span><text:span text:style-name="T68">e CSx if </text:span><text:span text:style-name="T68">done</text:span></text:p>
          <draw:enhanced-geometry svg:viewBox="0 0 21600 21600" draw:type="rectangle" draw:enhanced-path="M 0 0 L 21600 0 21600 21600 0 21600 0 0 Z N"/>
        </draw:custom-shape>
        <draw:custom-shape draw:style-name="gr77" draw:text-style-name="P52" draw:layer="layout" svg:width="8.89cm" svg:height="1.013cm" svg:x="7.974cm" svg:y="9.409cm">
          <text:p text:style-name="P53"><text:span text:style-name="T68">Check </text:span><text:span text:style-name="T68">all </text:span><text:span text:style-name="T68">Socke</text:span><text:span text:style-name="T68">ts for </text:span><text:span text:style-name="T68">messa</text:span><text:span text:style-name="T68">ges</text:span></text:p>
          <draw:enhanced-geometry svg:viewBox="0 0 21600 21600" draw:type="rectangle" draw:enhanced-path="M 0 0 L 21600 0 21600 21600 0 21600 0 0 Z N"/>
        </draw:custom-shape>
        <draw:custom-shape draw:style-name="gr75" draw:text-style-name="P52" draw:layer="layout" svg:width="8.89cm" svg:height="1.014cm" svg:x="7.974cm" svg:y="7.686cm">
          <text:p text:style-name="P53"><text:span text:style-name="T68">Select </text:span><text:span text:style-name="T68">Ready </text:span><text:span text:style-name="T68">Sockets </text:span><text:span text:style-name="T68">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79" draw:text-style-name="P57" draw:layer="layout" svg:width="8.89cm" svg:height="1.013cm" svg:x="7.974cm" svg:y="2.61cm">
          <text:p text:style-name="P51"><text:span text:style-name="T67">Initialise </text:span><text:span text:style-name="T68">Listening </text:span><text:span text:style-name="T68">Socket </text:span><text:span text:style-name="T68">(LS)</text:span></text:p>
          <draw:enhanced-geometry svg:viewBox="0 0 21600 21600" draw:type="rectangle" draw:enhanced-path="M 0 0 L 21600 0 21600 21600 0 21600 0 0 Z N"/>
        </draw:custom-shape>
        <draw:custom-shape draw:style-name="gr75" draw:text-style-name="P52" draw:layer="layout" svg:width="8.89cm" svg:height="1.014cm" svg:x="7.974cm" svg:y="4.298cm">
          <text:p text:style-name="P53"><text:span text:style-name="T67">Initialise </text:span><text:span text:style-name="T68">File-</text:span><text:span text:style-name="T68">Descript</text:span><text:span text:style-name="T68">or Set </text:span><text:span text:style-name="T68">(FD)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Rectangle 155" draw:style-name="gr4" draw:layer="layout" svg:width="13.546cm" svg:height="10.159cm" svg:x="3.387cm" svg:y="1.905cm" draw:page-number="21" presentation:class="page"/>
          <draw:frame draw:name="Rectangle 156" presentation:style-name="pr2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name="Rectangle 81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</text:span><text:span text:style-name="T6">Multiplexing </text:span><text:span text:style-name="T6">example </text:span><text:span text:style-name="T6">overview</text:span></text:p>
          </draw:text-box>
        </draw:frame>
        <draw:frame draw:style-name="gr62" draw:text-style-name="P49" draw:layer="layout" svg:width="25.4cm" svg:height="22.759cm" svg:x="0cm" svg:y="3.528cm">
          <draw:text-box>
            <text:p text:style-name="P47"><text:span text:style-name="T60">int</text:span><text:span text:style-name="T61"> </text:span><text:span text:style-name="T62">main</text:span><text:span text:style-name="T61">(</text:span><text:span text:style-name="T60">int</text:span><text:span text:style-name="T61"> argc, </text:span><text:span text:style-name="T60">char </text:span><text:span text:style-name="T60">**</text:span><text:span text:style-name="T61">argv){</text:span></text:p>
            <text:p text:style-name="P47"><text:span text:style-name="T61"><text:s text:c="4"/></text:span><text:span text:style-name="T60">int</text:span><text:span text:style-name="T61"> listenfd, connfd;</text:span></text:p>
            <text:p text:style-name="P47"><text:span text:style-name="T61"><text:s text:c="4"/></text:span><text:span text:style-name="T61">socklen_t clientlen;</text:span></text:p>
            <text:p text:style-name="P47"><text:span text:style-name="T61"><text:s text:c="4"/></text:span><text:span text:style-name="T63">struct</text:span><text:span text:style-name="T61"> </text:span><text:span text:style-name="T62">sockaddr_storage </text:span><text:span text:style-name="T62">clientaddr</text:span><text:span text:style-name="T61">;</text:span></text:p>
            <text:p text:style-name="P47"><text:span text:style-name="T61"><text:s text:c="4"/></text:span><text:span text:style-name="T63">static</text:span><text:span text:style-name="T61"> pool pool; </text:span></text:p>
            <text:p text:style-name="P47"><text:span text:style-name="T61"><text:s text:c="4"/></text:span><text:span text:style-name="T61">if (argc != </text:span><text:span text:style-name="T60">2</text:span><text:span text:style-name="T61">) {</text:span></text:p>
            <text:p text:style-name="P47"><text:span text:style-name="T61"><text:s text:c="8"/></text:span><text:span text:style-name="T61">fprintf(stderr, </text:span><text:span text:style-name="T64">"usage: %s &lt;port&gt;\n"</text:span><text:span text:style-name="T61">, </text:span><text:span text:style-name="T61">argv[</text:span><text:span text:style-name="T60">0</text:span><text:span text:style-name="T61">]);</text:span></text:p>
            <text:p text:style-name="P47"><text:span text:style-name="T61"><text:s text:c="8"/></text:span><text:span text:style-name="T61">exit(</text:span><text:span text:style-name="T60">0</text:span><text:span text:style-name="T61">);</text:span></text:p>
            <text:p text:style-name="P47"><text:span text:style-name="T61"><text:s text:c="4"/></text:span><text:span text:style-name="T61">}</text:span></text:p>
            <text:p text:style-name="P47"><text:span text:style-name="T61"><text:s text:c="4"/></text:span><text:span text:style-name="T61">listenfd = </text:span><text:span text:style-name="T61">Open_listenfd(argv[1]);</text:span></text:p>
            <text:p text:style-name="P47"><text:span text:style-name="T61"><text:s text:c="4"/></text:span><text:span text:style-name="T61">init_pool(listenfd, </text:span><text:span text:style-name="T61">&amp;pool);</text:span></text:p>
            <text:p text:style-name="P47"><text:span text:style-name="T61"><text:s text:c="4"/></text:span><text:span text:style-name="T63">while</text:span><text:span text:style-name="T61"> (</text:span><text:span text:style-name="T60">1</text:span><text:span text:style-name="T61">) {</text:span></text:p>
            <text:p text:style-name="P47"><text:span text:style-name="T61"><text:s text:c="8"/></text:span><text:span text:style-name="T64">/* Wait for </text:span><text:span text:style-name="T64">listening/connected </text:span><text:span text:style-name="T64">descriptor(s) to be ready </text:span><text:span text:style-name="T64">*/</text:span></text:p>
            <text:p text:style-name="P47"><text:span text:style-name="T61"><text:s text:c="8"/></text:span><text:span text:style-name="T61">pool.ready_set = </text:span><text:span text:style-name="T61">pool.read_set;</text:span></text:p>
            <text:p text:style-name="P47"><text:span text:style-name="T61"><text:s text:c="8"/></text:span><text:span text:style-name="T61">pool.nready = </text:span><text:span text:style-name="T61">Select(pool.maxfd+1, </text:span><text:span text:style-name="T61">&amp;pool.ready_set, </text:span><text:span text:style-name="T62">NULL</text:span><text:span text:style-name="T61">, </text:span><text:span text:style-name="T62">NULL</text:span><text:span text:style-name="T61">, </text:span><text:span text:style-name="T62">NULL</text:span><text:span text:style-name="T61">);</text:span></text:p>
            <text:p text:style-name="P47"><text:span text:style-name="T61"><text:s text:c="8"/></text:span><text:span text:style-name="T64">/* If listening </text:span><text:span text:style-name="T64">descriptor ready, add new </text:span><text:span text:style-name="T64">client to pool */</text:span></text:p>
            <text:p text:style-name="P47"><text:span text:style-name="T61"><text:s text:c="8"/></text:span><text:span text:style-name="T63">if</text:span><text:span text:style-name="T61"> </text:span><text:span text:style-name="T61">(FD_ISSET(listenfd, </text:span><text:span text:style-name="T61">&amp;pool.ready_set)) {</text:span></text:p>
            <text:p text:style-name="P47"><text:span text:style-name="T61"><text:s text:c="12"/></text:span><text:span text:style-name="T61">clientlen = </text:span><text:span text:style-name="T63">sizeof</text:span><text:span text:style-name="T61">(</text:span><text:span text:style-name="T63">struct</text:span><text:span text:style-name="T61"> </text:span><text:span text:style-name="T62">sockaddr_storage</text:span><text:span text:style-name="T61">);</text:span></text:p>
            <text:p text:style-name="P47"><text:span text:style-name="T61"><text:s text:c="12"/></text:span><text:span text:style-name="T61">connfd = </text:span><text:span text:style-name="T61">Accept(listenfd, (SA </text:span><text:span text:style-name="T61">*)&amp;clientaddr, </text:span><text:span text:style-name="T61">&amp;clientlen);</text:span></text:p>
            <text:p text:style-name="P47"><text:span text:style-name="T61"><text:s text:c="12"/></text:span><text:span text:style-name="T61">add_client(connfd, &amp;pool);</text:span></text:p>
            <text:p text:style-name="P47"><text:span text:style-name="T61"><text:s text:c="8"/></text:span><text:span text:style-name="T61">}</text:span></text:p>
            <text:p text:style-name="P48"><text:span text:style-name="T65"><text:s text:c="8"/></text:span><text:span text:style-name="T65">check_clients(&amp;pool); </text:span><text:span text:style-name="T64">/* </text:span><text:span text:style-name="T64">Echo line from each ready </text:span><text:span text:style-name="T64">descriptor */</text:span></text:p>
            <text:p text:style-name="P47"><text:span text:style-name="T61"><text:s text:c="4"/></text:span><text:span text:style-name="T61">}</text:span></text:p>
            <text:p text:style-name="P47"><text:span text:style-name="T61">}</text:span></text:p>
          </draw:text-box>
        </draw:frame>
        <draw:custom-shape draw:style-name="gr80" draw:text-style-name="P59" draw:layer="layout" svg:width="23.622cm" svg:height="7.62cm" svg:x="1.27cm" svg:y="10.414cm">
          <text:p text:style-name="P58"><text:span text:style-name="T70">IG</text:span><text:span text:style-name="T70">N</text:span><text:span text:style-name="T70">O</text:span><text:span text:style-name="T70">R</text:span><text:span text:style-name="T70">E </text:span><text:span text:style-name="T70">F</text:span><text:span text:style-name="T70">O</text:span><text:span text:style-name="T70">R </text:span><text:span text:style-name="T70">N</text:span><text:span text:style-name="T70">O</text:span><text:span text:style-name="T70">W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Rectangle 82" draw:style-name="gr4" draw:layer="layout" svg:width="13.546cm" svg:height="10.159cm" svg:x="3.387cm" svg:y="1.905cm" draw:page-number="22" presentation:class="page"/>
          <draw:frame draw:name="Rectangle 83" presentation:style-name="pr2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custom-shape draw:style-name="gr81" draw:text-style-name="P61" draw:layer="layout" svg:width="8.89cm" svg:height="1.014cm" svg:x="7.974cm" svg:y="5.986cm">
          <text:p text:style-name="P60"><text:span text:style-name="T68">Add LS 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62" draw:layer="layout" svg:width="8.89cm" svg:height="1.014cm" svg:x="2.374cm" svg:y="11.67cm">
          <text:p text:style-name="P60"><text:span text:style-name="T68">Accept New Connection on LS</text:span></text:p>
          <draw:enhanced-geometry svg:viewBox="0 0 21600 21600" draw:type="rectangle" draw:enhanced-path="M 0 0 L 21600 0 21600 21600 0 21600 0 0 Z N"/>
        </draw:custom-shape>
        <draw:custom-shape draw:style-name="gr82" draw:text-style-name="P64" draw:layer="layout" svg:width="8.89cm" svg:height="1.013cm" svg:x="2.374cm" svg:y="13.428cm">
          <text:p text:style-name="P63"><text:span text:style-name="T68">Initialise Connection Socket (CS</text:span><text:span text:style-name="T69">n</text:span><text:span text:style-name="T68">)</text:span></text:p>
          <draw:enhanced-geometry svg:viewBox="0 0 21600 21600" draw:type="rectangle" draw:enhanced-path="M 0 0 L 21600 0 21600 21600 0 21600 0 0 Z N"/>
        </draw:custom-shape>
        <draw:custom-shape draw:style-name="gr77" draw:text-style-name="P62" draw:layer="layout" svg:width="8.89cm" svg:height="1.013cm" svg:x="2.374cm" svg:y="15.086cm">
          <text:p text:style-name="P60"><text:span text:style-name="T67">Add </text:span><text:span text:style-name="T68">C</text:span><text:span text:style-name="T69">Sn </text:span><text:span text:style-name="T68">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62" draw:layer="layout" svg:width="8.89cm" svg:height="1.014cm" svg:x="13.174cm" svg:y="11.67cm">
          <text:p text:style-name="P60"><text:span text:style-name="T68">New Message from CSx</text:span></text:p>
          <draw:enhanced-geometry svg:viewBox="0 0 21600 21600" draw:type="rectangle" draw:enhanced-path="M 0 0 L 21600 0 21600 21600 0 21600 0 0 Z N"/>
        </draw:custom-shape>
        <draw:custom-shape draw:style-name="gr83" draw:text-style-name="P64" draw:layer="layout" svg:width="8.89cm" svg:height="1.013cm" svg:x="13.174cm" svg:y="13.328cm">
          <text:p text:style-name="P63"><text:span text:style-name="T68">Read single line from CS</text:span><text:span text:style-name="T69">x</text:span></text:p>
          <draw:enhanced-geometry svg:viewBox="0 0 21600 21600" draw:type="rectangle" draw:enhanced-path="M 0 0 L 21600 0 21600 21600 0 21600 0 0 Z N"/>
        </draw:custom-shape>
        <draw:custom-shape draw:style-name="gr77" draw:text-style-name="P62" draw:layer="layout" svg:width="8.89cm" svg:height="1.013cm" svg:x="13.174cm" svg:y="15.086cm">
          <text:p text:style-name="P60"><text:span text:style-name="T68">Remove CSx if done</text:span></text:p>
          <draw:enhanced-geometry svg:viewBox="0 0 21600 21600" draw:type="rectangle" draw:enhanced-path="M 0 0 L 21600 0 21600 21600 0 21600 0 0 Z N"/>
        </draw:custom-shape>
        <draw:custom-shape draw:style-name="gr77" draw:text-style-name="P62" draw:layer="layout" svg:width="8.89cm" svg:height="1.013cm" svg:x="7.974cm" svg:y="9.409cm">
          <text:p text:style-name="P60"><text:span text:style-name="T68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75" draw:text-style-name="P62" draw:layer="layout" svg:width="8.89cm" svg:height="1.014cm" svg:x="7.974cm" svg:y="7.686cm">
          <text:p text:style-name="P60"><text:span text:style-name="T68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84" draw:text-style-name="P54" draw:layer="layout" svg:width="8.89cm" svg:height="1.013cm" svg:x="7.974cm" svg:y="2.61cm">
          <text:p text:style-name="P51"><text:span text:style-name="T67">Initialise </text:span><text:span text:style-name="T68">Listening Socket (LS)</text:span></text:p>
          <draw:enhanced-geometry svg:viewBox="0 0 21600 21600" draw:type="rectangle" draw:enhanced-path="M 0 0 L 21600 0 21600 21600 0 21600 0 0 Z N"/>
        </draw:custom-shape>
        <draw:custom-shape draw:style-name="gr81" draw:text-style-name="P65" draw:layer="layout" svg:width="8.89cm" svg:height="1.014cm" svg:x="7.974cm" svg:y="4.298cm">
          <text:p text:style-name="P53"><text:span text:style-name="T67">Initialise </text:span><text:span text:style-name="T68">File-Descriptor Set (FD)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Rectangle 157" draw:style-name="gr4" draw:layer="layout" svg:width="13.546cm" svg:height="10.159cm" svg:x="3.387cm" svg:y="1.905cm" draw:page-number="23" presentation:class="page"/>
          <draw:frame draw:name="Rectangle 181" presentation:style-name="pr2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name="Rectangle 84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</text:span><text:span text:style-name="T6">Multiplexing </text:span><text:span text:style-name="T6">example </text:span><text:span text:style-name="T6">overview</text:span></text:p>
          </draw:text-box>
        </draw:frame>
        <draw:frame draw:style-name="gr63" draw:text-style-name="P50" draw:layer="layout" svg:width="22.352cm" svg:height="10.569cm" svg:x="2.54cm" svg:y="5.334cm">
          <draw:text-box>
            <text:p text:style-name="P66"><text:span text:style-name="T58">void</text:span><text:span text:style-name="T56"> </text:span><text:span text:style-name="T59">init_pool</text:span><text:span text:style-name="T56">(</text:span><text:span text:style-name="T58">int</text:span><text:span text:style-name="T56"> </text:span><text:span text:style-name="T56">listenfd, pool *p) {</text:span></text:p>
            <text:p text:style-name="P66"><text:span text:style-name="T56"><text:s text:c="4"/></text:span><text:span text:style-name="T57">/* Initially, there </text:span><text:span text:style-name="T57">are no connected </text:span><text:span text:style-name="T57">descriptors */</text:span></text:p>
            <text:p text:style-name="P66"><text:span text:style-name="T56"><text:s text:c="4"/></text:span><text:span text:style-name="T58">int</text:span><text:span text:style-name="T56"> i;</text:span></text:p>
            <text:p text:style-name="P66"><text:span text:style-name="T56"><text:s text:c="4"/></text:span><text:span text:style-name="T56">p-&gt;maxi = </text:span><text:span text:style-name="T58">-1</text:span><text:span text:style-name="T56">;</text:span></text:p>
            <text:p text:style-name="P66"><text:span text:style-name="T56"><text:s text:c="4"/></text:span><text:span text:style-name="T55">for</text:span><text:span text:style-name="T56"> (i=</text:span><text:span text:style-name="T58">0</text:span><text:span text:style-name="T56">; i&lt; </text:span><text:span text:style-name="T56">FD_SETSIZE; i++) <text:s/></text:span></text:p>
            <text:p text:style-name="P66"><text:span text:style-name="T56"><text:s text:c="4"/></text:span><text:span text:style-name="T56"><text:tab/></text:span><text:span text:style-name="T56">p-&gt;clientfd[i] = </text:span><text:span text:style-name="T58">-1</text:span><text:span text:style-name="T56">;</text:span></text:p>
            <text:p text:style-name="P66"><text:span text:style-name="T54"/></text:p>
            <text:p text:style-name="P66"><text:span text:style-name="T56"><text:s text:c="4"/></text:span><text:span text:style-name="T57">/* Initially, </text:span><text:span text:style-name="T57">listenfd is only member </text:span><text:span text:style-name="T57">of select read set */</text:span></text:p>
            <text:p text:style-name="P66"><text:span text:style-name="T56"><text:s text:c="4"/></text:span><text:span text:style-name="T56">p-&gt;maxfd = listenfd;</text:span></text:p>
            <text:p text:style-name="P66"><text:span text:style-name="T56"><text:s text:c="4"/></text:span><text:span text:style-name="T56">FD_ZERO(&amp;p-</text:span><text:span text:style-name="T56">&gt;read_set);</text:span></text:p>
            <text:p text:style-name="P66"><text:span text:style-name="T56"><text:s text:c="4"/></text:span><text:span text:style-name="T56">FD_SET(listenfd, &amp;p-</text:span><text:span text:style-name="T56">&gt;read_set);</text:span></text:p>
            <text:p text:style-name="P66"><text:span text:style-name="T56">}</text:span></text:p>
          </draw:text-box>
        </draw:frame>
        <presentation:notes draw:style-name="dp1">
          <office:forms form:automatic-focus="false" form:apply-design-mode="false"/>
          <draw:page-thumbnail draw:name="Rectangle 85" draw:style-name="gr4" draw:layer="layout" svg:width="13.546cm" svg:height="10.159cm" svg:x="3.387cm" svg:y="1.905cm" draw:page-number="24" presentation:class="page"/>
          <draw:frame draw:name="Rectangle 86" presentation:style-name="pr2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custom-shape draw:style-name="gr75" draw:text-style-name="P62" draw:layer="layout" svg:width="8.89cm" svg:height="1.014cm" svg:x="7.974cm" svg:y="5.986cm">
          <text:p text:style-name="P60"><text:span text:style-name="T68">Add LS to FD</text:span></text:p>
          <draw:enhanced-geometry svg:viewBox="0 0 21600 21600" draw:type="rectangle" draw:enhanced-path="M 0 0 L 21600 0 21600 21600 0 21600 0 0 Z N"/>
        </draw:custom-shape>
        <draw:custom-shape draw:style-name="gr81" draw:text-style-name="P61" draw:layer="layout" svg:width="8.89cm" svg:height="1.014cm" svg:x="2.374cm" svg:y="11.67cm">
          <text:p text:style-name="P60"><text:span text:style-name="T68">Accept New Connection on LS</text:span></text:p>
          <draw:enhanced-geometry svg:viewBox="0 0 21600 21600" draw:type="rectangle" draw:enhanced-path="M 0 0 L 21600 0 21600 21600 0 21600 0 0 Z N"/>
        </draw:custom-shape>
        <draw:custom-shape draw:style-name="gr85" draw:text-style-name="P67" draw:layer="layout" svg:width="8.89cm" svg:height="1.013cm" svg:x="2.374cm" svg:y="13.428cm">
          <text:p text:style-name="P63"><text:span text:style-name="T68">Initialise Connection Socket (CS</text:span><text:span text:style-name="T69">n</text:span><text:span text:style-name="T68">)</text:span></text:p>
          <draw:enhanced-geometry svg:viewBox="0 0 21600 21600" draw:type="rectangle" draw:enhanced-path="M 0 0 L 21600 0 21600 21600 0 21600 0 0 Z N"/>
        </draw:custom-shape>
        <draw:custom-shape draw:style-name="gr77" draw:text-style-name="P62" draw:layer="layout" svg:width="8.89cm" svg:height="1.013cm" svg:x="2.374cm" svg:y="15.086cm">
          <text:p text:style-name="P60"><text:span text:style-name="T67">Add </text:span><text:span text:style-name="T68">C</text:span><text:span text:style-name="T69">Sn </text:span><text:span text:style-name="T68">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62" draw:layer="layout" svg:width="8.89cm" svg:height="1.014cm" svg:x="13.174cm" svg:y="11.67cm">
          <text:p text:style-name="P60"><text:span text:style-name="T68">New Message from CSx</text:span></text:p>
          <draw:enhanced-geometry svg:viewBox="0 0 21600 21600" draw:type="rectangle" draw:enhanced-path="M 0 0 L 21600 0 21600 21600 0 21600 0 0 Z N"/>
        </draw:custom-shape>
        <draw:custom-shape draw:style-name="gr86" draw:text-style-name="P64" draw:layer="layout" svg:width="8.89cm" svg:height="1.013cm" svg:x="13.174cm" svg:y="13.328cm">
          <text:p text:style-name="P63"><text:span text:style-name="T68">Read single line from CS</text:span><text:span text:style-name="T69">x</text:span></text:p>
          <draw:enhanced-geometry svg:viewBox="0 0 21600 21600" draw:type="rectangle" draw:enhanced-path="M 0 0 L 21600 0 21600 21600 0 21600 0 0 Z N"/>
        </draw:custom-shape>
        <draw:custom-shape draw:style-name="gr77" draw:text-style-name="P62" draw:layer="layout" svg:width="8.89cm" svg:height="1.013cm" svg:x="13.174cm" svg:y="15.086cm">
          <text:p text:style-name="P60"><text:span text:style-name="T68">Remove CSx if done</text:span></text:p>
          <draw:enhanced-geometry svg:viewBox="0 0 21600 21600" draw:type="rectangle" draw:enhanced-path="M 0 0 L 21600 0 21600 21600 0 21600 0 0 Z N"/>
        </draw:custom-shape>
        <draw:custom-shape draw:style-name="gr87" draw:text-style-name="P61" draw:layer="layout" svg:width="8.89cm" svg:height="1.013cm" svg:x="7.974cm" svg:y="9.409cm">
          <text:p text:style-name="P60"><text:span text:style-name="T68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81" draw:text-style-name="P61" draw:layer="layout" svg:width="8.89cm" svg:height="1.014cm" svg:x="7.974cm" svg:y="7.686cm">
          <text:p text:style-name="P60"><text:span text:style-name="T68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88" draw:text-style-name="P54" draw:layer="layout" svg:width="8.89cm" svg:height="1.013cm" svg:x="7.974cm" svg:y="2.61cm">
          <text:p text:style-name="P51"><text:span text:style-name="T67">Initialise </text:span><text:span text:style-name="T68">Listening Socket (LS)</text:span></text:p>
          <draw:enhanced-geometry svg:viewBox="0 0 21600 21600" draw:type="rectangle" draw:enhanced-path="M 0 0 L 21600 0 21600 21600 0 21600 0 0 Z N"/>
        </draw:custom-shape>
        <draw:custom-shape draw:style-name="gr75" draw:text-style-name="P52" draw:layer="layout" svg:width="8.89cm" svg:height="1.014cm" svg:x="7.974cm" svg:y="4.298cm">
          <text:p text:style-name="P53"><text:span text:style-name="T67">Initialise </text:span><text:span text:style-name="T68">File-Descriptor Set (FD)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Rectangle 182" draw:style-name="gr4" draw:layer="layout" svg:width="13.546cm" svg:height="10.159cm" svg:x="3.387cm" svg:y="1.905cm" draw:page-number="25" presentation:class="page"/>
          <draw:frame draw:name="Rectangle 183" presentation:style-name="pr2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and_20_Content" presentation:presentation-page-layout-name="AL2T11">
        <office:forms form:automatic-focus="false" form:apply-design-mode="false"/>
        <draw:frame draw:name="Rectangle 186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</text:span><text:span text:style-name="T6">Multiplexing </text:span><text:span text:style-name="T6">example </text:span><text:span text:style-name="T6">overview</text:span></text:p>
          </draw:text-box>
        </draw:frame>
        <draw:frame draw:style-name="gr62" draw:text-style-name="P70" draw:layer="layout" svg:width="25.4cm" svg:height="22.759cm" svg:x="0cm" svg:y="3.528cm">
          <draw:text-box>
            <text:p text:style-name="P68"><text:span text:style-name="T60">int</text:span><text:span text:style-name="T61"> </text:span><text:span text:style-name="T62">main</text:span><text:span text:style-name="T61">(</text:span><text:span text:style-name="T60">int</text:span><text:span text:style-name="T61"> argc, </text:span><text:span text:style-name="T60">char </text:span><text:span text:style-name="T60">**</text:span><text:span text:style-name="T61">argv){</text:span></text:p>
            <text:p text:style-name="P68"><text:span text:style-name="T61"><text:s text:c="4"/></text:span><text:span text:style-name="T60">int</text:span><text:span text:style-name="T61"> listenfd, connfd;</text:span></text:p>
            <text:p text:style-name="P68"><text:span text:style-name="T61"><text:s text:c="4"/></text:span><text:span text:style-name="T61">socklen_t clientlen;</text:span></text:p>
            <text:p text:style-name="P68"><text:span text:style-name="T61"><text:s text:c="4"/></text:span><text:span text:style-name="T63">struct</text:span><text:span text:style-name="T61"> </text:span><text:span text:style-name="T62">sockaddr_storage </text:span><text:span text:style-name="T62">clientaddr</text:span><text:span text:style-name="T61">;</text:span></text:p>
            <text:p text:style-name="P68"><text:span text:style-name="T61"><text:s text:c="4"/></text:span><text:span text:style-name="T63">static</text:span><text:span text:style-name="T61"> pool pool; </text:span></text:p>
            <text:p text:style-name="P68"><text:span text:style-name="T61"><text:s text:c="4"/></text:span><text:span text:style-name="T61">if (argc != </text:span><text:span text:style-name="T60">2</text:span><text:span text:style-name="T61">) {</text:span></text:p>
            <text:p text:style-name="P68"><text:span text:style-name="T61"><text:s text:c="8"/></text:span><text:span text:style-name="T61">fprintf(stderr, </text:span><text:span text:style-name="T64">"usage: %s &lt;port&gt;\n"</text:span><text:span text:style-name="T61">, </text:span><text:span text:style-name="T61">argv[</text:span><text:span text:style-name="T60">0</text:span><text:span text:style-name="T61">]);</text:span></text:p>
            <text:p text:style-name="P68"><text:span text:style-name="T61"><text:s text:c="8"/></text:span><text:span text:style-name="T61">exit(</text:span><text:span text:style-name="T60">0</text:span><text:span text:style-name="T61">);</text:span></text:p>
            <text:p text:style-name="P68"><text:span text:style-name="T61"><text:s text:c="4"/></text:span><text:span text:style-name="T61">}</text:span></text:p>
            <text:p text:style-name="P68"><text:span text:style-name="T61"><text:s text:c="4"/></text:span><text:span text:style-name="T61">listenfd = </text:span><text:span text:style-name="T61">Open_listenfd(argv[1]);</text:span></text:p>
            <text:p text:style-name="P68"><text:span text:style-name="T61"><text:s text:c="4"/></text:span><text:span text:style-name="T61">init_pool(listenfd, </text:span><text:span text:style-name="T61">&amp;pool);</text:span></text:p>
            <text:p text:style-name="P68"><text:span text:style-name="T61"><text:s text:c="4"/></text:span><text:span text:style-name="T63">while</text:span><text:span text:style-name="T61"> (</text:span><text:span text:style-name="T60">1</text:span><text:span text:style-name="T61">) {</text:span></text:p>
            <text:p text:style-name="P68"><text:span text:style-name="T61"><text:s text:c="8"/></text:span><text:span text:style-name="T64">/* Wait for </text:span><text:span text:style-name="T64">listening/connected </text:span><text:span text:style-name="T64">descriptor(s) to be ready </text:span><text:span text:style-name="T64">*/</text:span></text:p>
            <text:p text:style-name="P68"><text:span text:style-name="T61"><text:s text:c="8"/></text:span><text:span text:style-name="T61">pool.ready_set = </text:span><text:span text:style-name="T61">pool.read_set;</text:span></text:p>
            <text:p text:style-name="P68"><text:span text:style-name="T61"><text:s text:c="8"/></text:span><text:span text:style-name="T61">pool.nready = </text:span><text:span text:style-name="T61">Select(pool.maxfd+1, </text:span><text:span text:style-name="T61">&amp;pool.ready_set, </text:span><text:span text:style-name="T62">NULL</text:span><text:span text:style-name="T61">, </text:span><text:span text:style-name="T62">NULL</text:span><text:span text:style-name="T61">, </text:span><text:span text:style-name="T62">NULL</text:span><text:span text:style-name="T61">);</text:span></text:p>
            <text:p text:style-name="P68"><text:span text:style-name="T61"><text:s text:c="8"/></text:span><text:span text:style-name="T64">/* If listening </text:span><text:span text:style-name="T64">descriptor ready, add new </text:span><text:span text:style-name="T64">client to pool */</text:span></text:p>
            <text:p text:style-name="P68"><text:span text:style-name="T61"><text:s text:c="8"/></text:span><text:span text:style-name="T63">if</text:span><text:span text:style-name="T61"> </text:span><text:span text:style-name="T61">(FD_ISSET(listenfd, </text:span><text:span text:style-name="T61">&amp;pool.ready_set)) {</text:span></text:p>
            <text:p text:style-name="P68"><text:span text:style-name="T61"><text:s text:c="12"/></text:span><text:span text:style-name="T61">clientlen = </text:span><text:span text:style-name="T63">sizeof</text:span><text:span text:style-name="T61">(</text:span><text:span text:style-name="T63">struct</text:span><text:span text:style-name="T61"> </text:span><text:span text:style-name="T62">sockaddr_storage</text:span><text:span text:style-name="T61">);</text:span></text:p>
            <text:p text:style-name="P68"><text:span text:style-name="T61"><text:s text:c="12"/></text:span><text:span text:style-name="T61">connfd = </text:span><text:span text:style-name="T61">Accept(listenfd, (SA </text:span><text:span text:style-name="T61">*)&amp;clientaddr, </text:span><text:span text:style-name="T61">&amp;clientlen);</text:span></text:p>
            <text:p text:style-name="P68"><text:span text:style-name="T61"><text:s text:c="12"/></text:span><text:span text:style-name="T61">add_client(connfd, &amp;pool);</text:span></text:p>
            <text:p text:style-name="P68"><text:span text:style-name="T61"><text:s text:c="8"/></text:span><text:span text:style-name="T61">}</text:span></text:p>
            <text:p text:style-name="P69"><text:span text:style-name="T65"><text:s text:c="8"/></text:span><text:span text:style-name="T65">check_clients(&amp;pool); </text:span><text:span text:style-name="T64">/* </text:span><text:span text:style-name="T64">Echo line from each ready </text:span><text:span text:style-name="T64">descriptor */</text:span></text:p>
            <text:p text:style-name="P68"><text:span text:style-name="T61"><text:s text:c="4"/></text:span><text:span text:style-name="T61">}</text:span></text:p>
            <text:p text:style-name="P68"><text:span text:style-name="T61">}</text:span></text:p>
          </draw:text-box>
        </draw:frame>
        <draw:custom-shape draw:style-name="gr89" draw:text-style-name="P72" draw:layer="layout" svg:width="23.368cm" svg:height="6.35cm" svg:x="1.524cm" svg:y="4.318cm">
          <text:p text:style-name="P71"><text:span text:style-name="T70">NOT RELEVANT HERE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Rectangle 187" draw:style-name="gr4" draw:layer="layout" svg:width="13.546cm" svg:height="10.159cm" svg:x="3.387cm" svg:y="1.905cm" draw:page-number="26" presentation:class="page"/>
          <draw:frame draw:name="Rectangle 188" presentation:style-name="pr2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custom-shape draw:style-name="gr75" draw:text-style-name="P62" draw:layer="layout" svg:width="8.89cm" svg:height="1.014cm" svg:x="7.974cm" svg:y="5.986cm">
          <text:p text:style-name="P60"><text:span text:style-name="T68">Add LS 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62" draw:layer="layout" svg:width="8.89cm" svg:height="1.014cm" svg:x="2.374cm" svg:y="11.67cm">
          <text:p text:style-name="P60"><text:span text:style-name="T68">Accept New Connection on LS</text:span></text:p>
          <draw:enhanced-geometry svg:viewBox="0 0 21600 21600" draw:type="rectangle" draw:enhanced-path="M 0 0 L 21600 0 21600 21600 0 21600 0 0 Z N"/>
        </draw:custom-shape>
        <draw:custom-shape draw:style-name="gr90" draw:text-style-name="P64" draw:layer="layout" svg:width="8.89cm" svg:height="1.013cm" svg:x="2.374cm" svg:y="13.428cm">
          <text:p text:style-name="P63"><text:span text:style-name="T68">Initialise Connection Socket (CS</text:span><text:span text:style-name="T69">n</text:span><text:span text:style-name="T68">)</text:span></text:p>
          <draw:enhanced-geometry svg:viewBox="0 0 21600 21600" draw:type="rectangle" draw:enhanced-path="M 0 0 L 21600 0 21600 21600 0 21600 0 0 Z N"/>
        </draw:custom-shape>
        <draw:custom-shape draw:style-name="gr87" draw:text-style-name="P61" draw:layer="layout" svg:width="8.89cm" svg:height="1.013cm" svg:x="2.374cm" svg:y="15.086cm">
          <text:p text:style-name="P60"><text:span text:style-name="T67">Add </text:span><text:span text:style-name="T68">C</text:span><text:span text:style-name="T69">Sn </text:span><text:span text:style-name="T68">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62" draw:layer="layout" svg:width="8.89cm" svg:height="1.014cm" svg:x="13.174cm" svg:y="11.67cm">
          <text:p text:style-name="P60"><text:span text:style-name="T68">New Message from CSx</text:span></text:p>
          <draw:enhanced-geometry svg:viewBox="0 0 21600 21600" draw:type="rectangle" draw:enhanced-path="M 0 0 L 21600 0 21600 21600 0 21600 0 0 Z N"/>
        </draw:custom-shape>
        <draw:custom-shape draw:style-name="gr91" draw:text-style-name="P64" draw:layer="layout" svg:width="8.89cm" svg:height="1.013cm" svg:x="13.174cm" svg:y="13.328cm">
          <text:p text:style-name="P63"><text:span text:style-name="T68">Read single line from CS</text:span><text:span text:style-name="T69">x</text:span></text:p>
          <draw:enhanced-geometry svg:viewBox="0 0 21600 21600" draw:type="rectangle" draw:enhanced-path="M 0 0 L 21600 0 21600 21600 0 21600 0 0 Z N"/>
        </draw:custom-shape>
        <draw:custom-shape draw:style-name="gr77" draw:text-style-name="P62" draw:layer="layout" svg:width="8.89cm" svg:height="1.013cm" svg:x="13.174cm" svg:y="15.086cm">
          <text:p text:style-name="P60"><text:span text:style-name="T68">Remove CSx if done</text:span></text:p>
          <draw:enhanced-geometry svg:viewBox="0 0 21600 21600" draw:type="rectangle" draw:enhanced-path="M 0 0 L 21600 0 21600 21600 0 21600 0 0 Z N"/>
        </draw:custom-shape>
        <draw:custom-shape draw:style-name="gr77" draw:text-style-name="P62" draw:layer="layout" svg:width="8.89cm" svg:height="1.013cm" svg:x="7.974cm" svg:y="9.409cm">
          <text:p text:style-name="P60"><text:span text:style-name="T68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75" draw:text-style-name="P62" draw:layer="layout" svg:width="8.89cm" svg:height="1.014cm" svg:x="7.974cm" svg:y="7.686cm">
          <text:p text:style-name="P60"><text:span text:style-name="T68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92" draw:text-style-name="P54" draw:layer="layout" svg:width="8.89cm" svg:height="1.013cm" svg:x="7.974cm" svg:y="2.61cm">
          <text:p text:style-name="P51"><text:span text:style-name="T67">Initialise </text:span><text:span text:style-name="T68">Listening Socket (LS)</text:span></text:p>
          <draw:enhanced-geometry svg:viewBox="0 0 21600 21600" draw:type="rectangle" draw:enhanced-path="M 0 0 L 21600 0 21600 21600 0 21600 0 0 Z N"/>
        </draw:custom-shape>
        <draw:custom-shape draw:style-name="gr75" draw:text-style-name="P52" draw:layer="layout" svg:width="8.89cm" svg:height="1.014cm" svg:x="7.974cm" svg:y="4.298cm">
          <text:p text:style-name="P53"><text:span text:style-name="T67">Initialise </text:span><text:span text:style-name="T68">File-Descriptor Set (FD)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Rectangle 184" draw:style-name="gr4" draw:layer="layout" svg:width="13.546cm" svg:height="10.159cm" svg:x="3.387cm" svg:y="1.905cm" draw:page-number="27" presentation:class="page"/>
          <draw:frame draw:name="Rectangle 185" presentation:style-name="pr2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draw:name="Rectangle 88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</text:span><text:span text:style-name="T6">Multiplexing </text:span><text:span text:style-name="T6">example </text:span><text:span text:style-name="T6">overview</text:span></text:p>
          </draw:text-box>
        </draw:frame>
        <draw:frame draw:style-name="gr64" draw:text-style-name="P49" draw:layer="layout" svg:width="23.876cm" svg:height="15.049cm" svg:x="1.8cm" svg:y="3.277cm">
          <draw:text-box>
            <text:p text:style-name="P47"><text:span text:style-name="T58">void</text:span><text:span text:style-name="T56"> </text:span><text:span text:style-name="T59">add_client</text:span><text:span text:style-name="T56">(</text:span><text:span text:style-name="T58">int</text:span><text:span text:style-name="T56"> </text:span><text:span text:style-name="T56">connfd, pool *p) {</text:span></text:p>
            <text:p text:style-name="P47"><text:span text:style-name="T56"><text:s text:c="4"/></text:span><text:span text:style-name="T58">int</text:span><text:span text:style-name="T56"> i;</text:span></text:p>
            <text:p text:style-name="P47"><text:span text:style-name="T56"><text:s text:c="4"/></text:span><text:span text:style-name="T56">p-&gt;nready--;</text:span></text:p>
            <text:p text:style-name="P47"><text:span text:style-name="T56"><text:s text:c="4"/></text:span><text:span text:style-name="T55">for</text:span><text:span text:style-name="T56"> (i = </text:span><text:span text:style-name="T58">0</text:span><text:span text:style-name="T56">; i &lt; </text:span><text:span text:style-name="T56">FD_SETSIZE; i++) <text:s/></text:span><text:span text:style-name="T57">/* </text:span><text:span text:style-name="T57">Find an available slot </text:span><text:span text:style-name="T57">*/</text:span></text:p>
            <text:p text:style-name="P47"><text:span text:style-name="T56"><text:s text:c="4"/></text:span><text:span text:style-name="T56"><text:tab/></text:span><text:span text:style-name="T55">if</text:span><text:span text:style-name="T56"> (p-</text:span><text:span text:style-name="T56">&gt;clientfd[i] &lt; </text:span><text:span text:style-name="T58">0</text:span><text:span text:style-name="T56">) { </text:span></text:p>
            <text:p text:style-name="P47"><text:span text:style-name="T56"><text:s text:c="8"/></text:span><text:span text:style-name="T56"><text:tab/></text:span><text:span text:style-name="T57">/* Add </text:span><text:span text:style-name="T57">connected descriptor to </text:span><text:span text:style-name="T57">the pool */</text:span></text:p>
            <text:p text:style-name="P47"><text:span text:style-name="T56"><text:s text:c="8"/></text:span><text:span text:style-name="T56"><text:tab/></text:span><text:span text:style-name="T56">p-</text:span><text:span text:style-name="T56">&gt;clientfd[i] = connfd;</text:span></text:p>
            <text:p text:style-name="P47"><text:span text:style-name="T56"><text:s text:c="8"/></text:span><text:span text:style-name="T56"><text:tab/></text:span><text:span text:style-name="T56">Rio_readinitb(&amp;p-</text:span><text:span text:style-name="T56">&gt;clientrio[i], connfd);</text:span></text:p>
            <text:p text:style-name="P47"><text:span text:style-name="T54"/></text:p>
            <text:p text:style-name="P47"><text:span text:style-name="T56"><text:tab/></text:span><text:span text:style-name="T56"> <text:s text:c="7"/></text:span><text:span text:style-name="T57">/* Add the </text:span><text:span text:style-name="T57">descriptor to descriptor </text:span><text:span text:style-name="T57">set */</text:span></text:p>
            <text:p text:style-name="P47"><text:span text:style-name="T56"><text:s text:c="3"/></text:span><text:span text:style-name="T56"><text:tab/></text:span><text:span text:style-name="T56"><text:tab/></text:span><text:span text:style-name="T56"> <text:s text:c="3"/></text:span><text:span text:style-name="T56">FD_SET(connfd, &amp;p-</text:span><text:span text:style-name="T56">&gt;read_set);</text:span></text:p>
            <text:p text:style-name="P47"><text:span text:style-name="T54"/></text:p>
            <text:p text:style-name="P47"><text:span text:style-name="T56"><text:s text:c="8"/></text:span><text:span text:style-name="T56"><text:tab/></text:span><text:span text:style-name="T57">/* Update max </text:span><text:span text:style-name="T57">descriptor and pool </text:span><text:span text:style-name="T57">highwater mark */</text:span></text:p>
            <text:p text:style-name="P47"><text:span text:style-name="T56"><text:s text:c="8"/></text:span><text:span text:style-name="T56"><text:tab/></text:span><text:span text:style-name="T55">if</text:span><text:span text:style-name="T56"> (connfd &gt; </text:span><text:span text:style-name="T56">p-&gt;maxfd)</text:span></text:p>
            <text:p text:style-name="P47"><text:span text:style-name="T56"><text:s text:c="8"/></text:span><text:span text:style-name="T56"><text:tab/></text:span><text:span text:style-name="T56"><text:tab/></text:span><text:span text:style-name="T56">p-&gt;maxfd </text:span><text:span text:style-name="T56">= connfd;</text:span></text:p>
            <text:p text:style-name="P47"><text:span text:style-name="T56"><text:s text:c="8"/></text:span><text:span text:style-name="T56"><text:tab/></text:span><text:span text:style-name="T55">if</text:span><text:span text:style-name="T56"> (i &gt; p-</text:span><text:span text:style-name="T56">&gt;maxi)</text:span></text:p>
            <text:p text:style-name="P47"><text:span text:style-name="T56"><text:s text:c="8"/></text:span><text:span text:style-name="T56"><text:tab/></text:span><text:span text:style-name="T56"><text:tab/></text:span><text:span text:style-name="T56">p-&gt;maxi = </text:span><text:span text:style-name="T56">i;</text:span></text:p>
            <text:p text:style-name="P47"><text:span text:style-name="T56"><text:s text:c="8"/></text:span><text:span text:style-name="T56"><text:tab/></text:span><text:span text:style-name="T55">break</text:span><text:span text:style-name="T56">;</text:span></text:p>
            <text:p text:style-name="P47"><text:span text:style-name="T56"><text:s text:c="4"/></text:span><text:span text:style-name="T56"><text:tab/></text:span><text:span text:style-name="T56">}</text:span></text:p>
            <text:p text:style-name="P47"><text:span text:style-name="T56"><text:s text:c="4"/></text:span><text:span text:style-name="T55">if</text:span><text:span text:style-name="T56"> (i == FD_SETSIZE) </text:span><text:span text:style-name="T57">/* Couldn't find an </text:span><text:span text:style-name="T57">empty slot */</text:span></text:p>
            <text:p text:style-name="P47"><text:span text:style-name="T56"><text:s text:c="4"/></text:span><text:span text:style-name="T56"><text:tab/></text:span><text:span text:style-name="T56">app_error(</text:span><text:span text:style-name="T66">"add_client </text:span><text:span text:style-name="T66">error: Too many </text:span><text:span text:style-name="T66">clients"</text:span><text:span text:style-name="T56">);</text:span></text:p>
            <text:p text:style-name="P47"><text:span text:style-name="T56">}</text:span></text:p>
          </draw:text-box>
        </draw:frame>
        <presentation:notes draw:style-name="dp1">
          <office:forms form:automatic-focus="false" form:apply-design-mode="false"/>
          <draw:page-thumbnail draw:name="Rectangle 89" draw:style-name="gr4" draw:layer="layout" svg:width="13.546cm" svg:height="10.159cm" svg:x="3.387cm" svg:y="1.905cm" draw:page-number="28" presentation:class="page"/>
          <draw:frame draw:name="Rectangle 90" presentation:style-name="pr2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custom-shape draw:style-name="gr75" draw:text-style-name="P62" draw:layer="layout" svg:width="8.89cm" svg:height="1.014cm" svg:x="7.974cm" svg:y="5.986cm">
          <text:p text:style-name="P60"><text:span text:style-name="T68">Add LS 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62" draw:layer="layout" svg:width="8.89cm" svg:height="1.014cm" svg:x="2.374cm" svg:y="11.67cm">
          <text:p text:style-name="P60"><text:span text:style-name="T68">Accept New Connection on LS</text:span></text:p>
          <draw:enhanced-geometry svg:viewBox="0 0 21600 21600" draw:type="rectangle" draw:enhanced-path="M 0 0 L 21600 0 21600 21600 0 21600 0 0 Z N"/>
        </draw:custom-shape>
        <draw:custom-shape draw:style-name="gr93" draw:text-style-name="P64" draw:layer="layout" svg:width="8.89cm" svg:height="1.013cm" svg:x="2.374cm" svg:y="13.428cm">
          <text:p text:style-name="P63"><text:span text:style-name="T68">Initialise Connection Socket (CS</text:span><text:span text:style-name="T69">n</text:span><text:span text:style-name="T68">)</text:span></text:p>
          <draw:enhanced-geometry svg:viewBox="0 0 21600 21600" draw:type="rectangle" draw:enhanced-path="M 0 0 L 21600 0 21600 21600 0 21600 0 0 Z N"/>
        </draw:custom-shape>
        <draw:custom-shape draw:style-name="gr77" draw:text-style-name="P62" draw:layer="layout" svg:width="8.89cm" svg:height="1.013cm" svg:x="2.374cm" svg:y="15.086cm">
          <text:p text:style-name="P60"><text:span text:style-name="T67">Add </text:span><text:span text:style-name="T68">C</text:span><text:span text:style-name="T69">Sn </text:span><text:span text:style-name="T68">to FD</text:span></text:p>
          <draw:enhanced-geometry svg:viewBox="0 0 21600 21600" draw:type="rectangle" draw:enhanced-path="M 0 0 L 21600 0 21600 21600 0 21600 0 0 Z N"/>
        </draw:custom-shape>
        <draw:custom-shape draw:style-name="gr81" draw:text-style-name="P61" draw:layer="layout" svg:width="8.89cm" svg:height="1.014cm" svg:x="13.174cm" svg:y="11.67cm">
          <text:p text:style-name="P60"><text:span text:style-name="T68">New Message from CSx</text:span></text:p>
          <draw:enhanced-geometry svg:viewBox="0 0 21600 21600" draw:type="rectangle" draw:enhanced-path="M 0 0 L 21600 0 21600 21600 0 21600 0 0 Z N"/>
        </draw:custom-shape>
        <draw:custom-shape draw:style-name="gr94" draw:text-style-name="P67" draw:layer="layout" svg:width="8.89cm" svg:height="1.013cm" svg:x="13.174cm" svg:y="13.328cm">
          <text:p text:style-name="P63"><text:span text:style-name="T68">Read single line from CS</text:span><text:span text:style-name="T69">x</text:span></text:p>
          <draw:enhanced-geometry svg:viewBox="0 0 21600 21600" draw:type="rectangle" draw:enhanced-path="M 0 0 L 21600 0 21600 21600 0 21600 0 0 Z N"/>
        </draw:custom-shape>
        <draw:custom-shape draw:style-name="gr87" draw:text-style-name="P61" draw:layer="layout" svg:width="8.89cm" svg:height="1.013cm" svg:x="13.174cm" svg:y="15.086cm">
          <text:p text:style-name="P60"><text:span text:style-name="T68">Remove CSx if done</text:span></text:p>
          <draw:enhanced-geometry svg:viewBox="0 0 21600 21600" draw:type="rectangle" draw:enhanced-path="M 0 0 L 21600 0 21600 21600 0 21600 0 0 Z N"/>
        </draw:custom-shape>
        <draw:custom-shape draw:style-name="gr77" draw:text-style-name="P62" draw:layer="layout" svg:width="8.89cm" svg:height="1.013cm" svg:x="7.974cm" svg:y="9.409cm">
          <text:p text:style-name="P60"><text:span text:style-name="T68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75" draw:text-style-name="P62" draw:layer="layout" svg:width="8.89cm" svg:height="1.014cm" svg:x="7.974cm" svg:y="7.686cm">
          <text:p text:style-name="P60"><text:span text:style-name="T68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95" draw:text-style-name="P54" draw:layer="layout" svg:width="8.89cm" svg:height="1.013cm" svg:x="7.974cm" svg:y="2.61cm">
          <text:p text:style-name="P51"><text:span text:style-name="T67">Initialise </text:span><text:span text:style-name="T68">Listening Socket (LS)</text:span></text:p>
          <draw:enhanced-geometry svg:viewBox="0 0 21600 21600" draw:type="rectangle" draw:enhanced-path="M 0 0 L 21600 0 21600 21600 0 21600 0 0 Z N"/>
        </draw:custom-shape>
        <draw:custom-shape draw:style-name="gr75" draw:text-style-name="P52" draw:layer="layout" svg:width="8.89cm" svg:height="1.014cm" svg:x="7.974cm" svg:y="4.298cm">
          <text:p text:style-name="P53"><text:span text:style-name="T67">Initialise </text:span><text:span text:style-name="T68">File-Descriptor Set (FD)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Rectangle 189" draw:style-name="gr4" draw:layer="layout" svg:width="13.546cm" svg:height="10.159cm" svg:x="3.387cm" svg:y="1.905cm" draw:page-number="29" presentation:class="page"/>
          <draw:frame draw:name="Rectangle 190" presentation:style-name="pr3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and_20_Content" presentation:presentation-page-layout-name="AL2T11">
        <office:forms form:automatic-focus="false" form:apply-design-mode="false"/>
        <draw:frame draw:name="Rectangle 91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</text:span><text:span text:style-name="T6">Multiplexing </text:span><text:span text:style-name="T6">example </text:span><text:span text:style-name="T6">overview</text:span></text:p>
          </draw:text-box>
        </draw:frame>
        <draw:frame draw:style-name="gr65" draw:text-style-name="P49" draw:layer="layout" svg:width="25.4cm" svg:height="14.746cm" svg:x="0.2cm" svg:y="3.542cm">
          <draw:text-box>
            <text:p text:style-name="P47"><text:span text:style-name="T58">void</text:span><text:span text:style-name="T56"> check_clients(pool </text:span><text:span text:style-name="T56">*p) {</text:span></text:p>
            <text:p text:style-name="P47"><text:span text:style-name="T56"><text:s text:c="4"/></text:span><text:span text:style-name="T58">int</text:span><text:span text:style-name="T56"> i, connfd, n;</text:span></text:p>
            <text:p text:style-name="P47"><text:span text:style-name="T56"><text:s text:c="4"/></text:span><text:span text:style-name="T58">char</text:span><text:span text:style-name="T56"> buf[MAXLINE]; </text:span></text:p>
            <text:p text:style-name="P47"><text:span text:style-name="T56"><text:s text:c="4"/></text:span><text:span text:style-name="T56">rio_t rio;</text:span></text:p>
            <text:p text:style-name="P47"><text:span text:style-name="T56"><text:s text:c="4"/></text:span><text:span text:style-name="T55">for</text:span><text:span text:style-name="T56"> (i = </text:span><text:span text:style-name="T58">0</text:span><text:span text:style-name="T56">; (i &lt;= p-</text:span><text:span text:style-name="T56">&gt;maxi) &amp;&amp; (p-&gt;nready &gt; </text:span><text:span text:style-name="T58">0</text:span><text:span text:style-name="T56">); i++) {</text:span></text:p>
            <text:p text:style-name="P47"><text:span text:style-name="T56"><text:s text:c="8"/></text:span><text:span text:style-name="T56">connfd = p-</text:span><text:span text:style-name="T56">&gt;clientfd[i];</text:span></text:p>
            <text:p text:style-name="P47"><text:span text:style-name="T56"><text:s text:c="8"/></text:span><text:span text:style-name="T56">rio = p-</text:span><text:span text:style-name="T56">&gt;clientrio[i];</text:span></text:p>
            <text:p text:style-name="P47"><text:span text:style-name="T56"><text:s text:c="8"/></text:span><text:span text:style-name="T57">/* If the </text:span><text:span text:style-name="T57">descriptor is ready, </text:span><text:span text:style-name="T57">echo a text line from it </text:span><text:span text:style-name="T57">*/</text:span></text:p>
            <text:p text:style-name="P47"><text:span text:style-name="T56"><text:s text:c="8"/></text:span><text:span text:style-name="T55">if</text:span><text:span text:style-name="T56"> ((connfd &gt; </text:span><text:span text:style-name="T58">0</text:span><text:span text:style-name="T56">) </text:span><text:span text:style-name="T56">&amp;&amp; (FD_ISSET(connfd, &amp;p-</text:span><text:span text:style-name="T56">&gt;ready_set))) { </text:span></text:p>
            <text:p text:style-name="P47"><text:span text:style-name="T56"><text:s text:c="12"/></text:span><text:span text:style-name="T56">p-&gt;nready--;</text:span></text:p>
            <text:p text:style-name="P47"><text:span text:style-name="T56"><text:s text:c="12"/></text:span><text:span text:style-name="T55">if</text:span><text:span text:style-name="T56"> ((n = </text:span><text:span text:style-name="T56">Rio_readlineb(&amp;rio, buf, </text:span><text:span text:style-name="T56">MAXLINE)) != </text:span><text:span text:style-name="T58">0</text:span><text:span text:style-name="T56">) {</text:span></text:p>
            <text:p text:style-name="P47"><text:span text:style-name="T56"><text:s text:c="16"/></text:span><text:span text:style-name="T56">byte_cnt </text:span><text:span text:style-name="T56">+= n;</text:span></text:p>
            <text:p text:style-name="P47"><text:span text:style-name="T56"><text:s text:c="16"/></text:span><text:span text:style-name="T56">printf(</text:span><text:span text:style-name="T66">"Server received </text:span><text:span text:style-name="T66">%d (%d total) bytes on </text:span><text:span text:style-name="T66">fd %d\n"</text:span><text:span text:style-name="T56">, </text:span></text:p>
            <text:p text:style-name="P47"><text:span text:style-name="T56"><text:s text:c="16"/></text:span><text:span text:style-name="T56"><text:tab/></text:span><text:span text:style-name="T56">n, </text:span><text:span text:style-name="T56">byte_cnt, connfd);</text:span></text:p>
            <text:p text:style-name="P47"><text:span text:style-name="T56"><text:s text:c="16"/></text:span><text:span text:style-name="T56">Rio_writen(connfd, buf, </text:span><text:span text:style-name="T56">n);</text:span></text:p>
            <text:p text:style-name="P47"><text:span text:style-name="T56"><text:s text:c="12"/></text:span><text:span text:style-name="T56">}</text:span></text:p>
            <text:p text:style-name="P47"><text:span text:style-name="T56"><text:s text:c="12"/></text:span><text:span text:style-name="T57">/* EOF </text:span><text:span text:style-name="T57">detected, remove </text:span><text:span text:style-name="T57">descriptor from pool */</text:span></text:p>
            <text:p text:style-name="P47"><text:span text:style-name="T56"><text:s text:c="12"/></text:span><text:span text:style-name="T55">else</text:span><text:span text:style-name="T56"> { </text:span></text:p>
            <text:p text:style-name="P47"><text:span text:style-name="T56"><text:s text:c="16"/></text:span><text:span text:style-name="T56">Close(connfd);</text:span></text:p>
            <text:p text:style-name="P47"><text:span text:style-name="T56"><text:s text:c="16"/></text:span><text:span text:style-name="T56">FD_CLR(connfd, &amp;p-</text:span><text:span text:style-name="T56">&gt;read_set);</text:span></text:p>
            <text:p text:style-name="P47"><text:span text:style-name="T56"><text:s text:c="16"/></text:span><text:span text:style-name="T56">p-</text:span><text:span text:style-name="T56">&gt;clientfd[i] = </text:span><text:span text:style-name="T58">-1</text:span><text:span text:style-name="T56">;</text:span></text:p>
            <text:p text:style-name="P47"><text:span text:style-name="T56"><text:s text:c="12"/></text:span><text:span text:style-name="T56">}}}}</text:span></text:p>
          </draw:text-box>
        </draw:frame>
        <presentation:notes draw:style-name="dp1">
          <office:forms form:automatic-focus="false" form:apply-design-mode="false"/>
          <draw:page-thumbnail draw:name="Rectangle 92" draw:style-name="gr4" draw:layer="layout" svg:width="13.546cm" svg:height="10.159cm" svg:x="3.387cm" svg:y="1.905cm" draw:page-number="30" presentation:class="page"/>
          <draw:frame draw:name="Rectangle 154" presentation:style-name="pr3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Event-based Servers" draw:style-name="dp1" draw:master-page-name="Title_20_and_20_Content" presentation:presentation-page-layout-name="AL2T11">
        <office:forms form:automatic-focus="false" form:apply-design-mode="false"/>
        <draw:frame draw:name="Rectangle 6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Pros and Cons </text:span><text:span text:style-name="T6">of Event-based </text:span><text:span text:style-name="T6">Servers</text:span></text:p>
          </draw:text-box>
        </draw:frame>
        <draw:frame draw:name="Rectangle 64" presentation:style-name="pr3" draw:text-style-name="P10" draw:layer="layout" svg:width="23.075cm" svg:height="14.511cm" svg:x="0.807cm" svg:y="4.158cm" presentation:class="outline" presentation:user-transformed="true">
          <draw:text-box>
            <text:list text:style-name="L2">
              <text:list-item>
                <text:p text:style-name="P73"><text:span text:style-name="T9">+ One logical control flow and address space.</text:span></text:p>
              </text:list-item>
              <text:list-item>
                <text:p text:style-name="P73"><text:span text:style-name="T9">+ Can single-step with a debugger.</text:span></text:p>
              </text:list-item>
              <text:list-item>
                <text:p text:style-name="P73"><text:span text:style-name="T9">+ No process or thread control overhead.</text:span></text:p>
              </text:list-item>
            </text:list>
            <text:list text:style-name="L5">
              <text:list-item>
                <text:list>
                  <text:list-item>
                    <text:p text:style-name="P74"><text:span text:style-name="T10">Design of choice for high-performance Web servers and search </text:span><text:span text:style-name="T10">engines. e.g., Node.js, nginx, Tornado</text:span></text:p>
                  </text:list-item>
                </text:list>
              </text:list-item>
            </text:list>
            <text:p text:style-name="P75"><text:span text:style-name="T10"/></text:p>
            <text:list text:style-name="L9">
              <text:list-item>
                <text:p text:style-name="P76"><text:span text:style-name="T71">–</text:span><text:span text:style-name="T9"> </text:span><text:span text:style-name="T9">Significantly more complex to code than process- or thread-</text:span><text:span text:style-name="T9">based designs.</text:span></text:p>
              </text:list-item>
              <text:list-item>
                <text:p text:style-name="P76"><text:span text:style-name="T71">–</text:span><text:span text:style-name="T9"> </text:span><text:span text:style-name="T9">Hard to provide fine-grained concurrency</text:span></text:p>
              </text:list-item>
            </text:list>
            <text:list text:style-name="L5">
              <text:list-item>
                <text:list>
                  <text:list-item>
                    <text:p text:style-name="P77"><text:span text:style-name="T10">E.g., how to deal with partial HTTP request headers</text:span></text:p>
                  </text:list-item>
                </text:list>
              </text:list-item>
              <text:list-item>
                <text:p text:style-name="P78"><text:span text:style-name="T71">– </text:span><text:span text:style-name="T9">Cannot take advantage of multi-core</text:span></text:p>
                <text:list>
                  <text:list-item>
                    <text:p text:style-name="P77"><text:span text:style-name="T10">Single thread of contro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Rectangle 65" draw:style-name="gr4" draw:layer="layout" svg:width="13.546cm" svg:height="10.159cm" svg:x="3.387cm" svg:y="1.905cm" draw:page-number="31" presentation:class="page"/>
          <draw:frame draw:name="Rectangle 66" presentation:style-name="pr3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: Approaches to Concurrency" draw:style-name="dp1" draw:master-page-name="Title_20_and_20_Content" presentation:presentation-page-layout-name="AL2T11">
        <office:forms form:automatic-focus="false" form:apply-design-mode="false"/>
        <draw:frame draw:name="Rectangle 130" presentation:style-name="pr2" draw:text-style-name="P7" draw:layer="layout" svg:width="25.258cm" svg:height="2.169cm" svg:x="0.516cm" svg:y="0.688cm" presentation:class="title" presentation:user-transformed="true">
          <draw:text-box>
            <text:p text:style-name="P6"><text:span text:style-name="T6">Summary: </text:span><text:span text:style-name="T6">Approaches to </text:span><text:span text:style-name="T6">Concurrency</text:span></text:p>
          </draw:text-box>
        </draw:frame>
        <draw:frame draw:name="Rectangle 131" presentation:style-name="pr3" draw:text-style-name="P10" draw:layer="layout" svg:width="21.933cm" svg:height="15.239cm" svg:x="1.102cm" svg:y="3.387cm" presentation:class="outline" presentation:user-transformed="true">
          <draw:text-box>
            <text:list text:style-name="L2">
              <text:list-item>
                <text:p text:style-name="P16"><text:span text:style-name="T7">Process-based</text:span></text:p>
              </text:list-item>
            </text:list>
            <text:list text:style-name="L5">
              <text:list-item>
                <text:list>
                  <text:list-item>
                    <text:p text:style-name="P79"><text:span text:style-name="T11">Hard to share resources: Easy to avoid unintended sharing</text:span></text:p>
                  </text:list-item>
                  <text:list-item>
                    <text:p text:style-name="P79"><text:span text:style-name="T11">High overhead in adding/removing clients</text:span></text:p>
                  </text:list-item>
                </text:list>
              </text:list-item>
              <text:list-item>
                <text:p text:style-name="P16"><text:span text:style-name="T7">Event-based</text:span></text:p>
                <text:list>
                  <text:list-item>
                    <text:p text:style-name="P79"><text:span text:style-name="T11">Tedious and low level</text:span></text:p>
                  </text:list-item>
                  <text:list-item>
                    <text:p text:style-name="P79"><text:span text:style-name="T11">Total control over scheduling</text:span></text:p>
                  </text:list-item>
                  <text:list-item>
                    <text:p text:style-name="P79"><text:span text:style-name="T11">Very low overhead</text:span></text:p>
                  </text:list-item>
                  <text:list-item>
                    <text:p text:style-name="P79"><text:span text:style-name="T11">Cannot create as fine grained a level of concurrency</text:span></text:p>
                  </text:list-item>
                  <text:list-item>
                    <text:p text:style-name="P79"><text:span text:style-name="T11">Does not make use of multi-core</text:span></text:p>
                  </text:list-item>
                </text:list>
              </text:list-item>
              <text:list-item>
                <text:p text:style-name="P16"><text:span text:style-name="T7">Thread-based</text:span></text:p>
                <text:list>
                  <text:list-item>
                    <text:p text:style-name="P79"><text:span text:style-name="T11">Easy to share resources: Perhaps too easy</text:span></text:p>
                  </text:list-item>
                  <text:list-item>
                    <text:p text:style-name="P79"><text:span text:style-name="T11">Medium overhead</text:span></text:p>
                  </text:list-item>
                  <text:list-item>
                    <text:p text:style-name="P79"><text:span text:style-name="T11">Not much control over scheduling policies</text:span></text:p>
                  </text:list-item>
                  <text:list-item>
                    <text:p text:style-name="P79"><text:span text:style-name="T11">Difficult to debu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0"><text:span text:style-name="T10">Event orderings not repea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Rectangle 132" draw:style-name="gr4" draw:layer="layout" svg:width="13.546cm" svg:height="10.159cm" svg:x="3.387cm" svg:y="1.905cm" draw:page-number="32" presentation:class="page"/>
          <draw:frame draw:name="Rectangle 133" presentation:style-name="pr3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One worry: Races" draw:style-name="dp1" draw:master-page-name="Title_20_and_20_Content" presentation:presentation-page-layout-name="AL2T11">
        <office:forms form:automatic-focus="false" form:apply-design-mode="false"/>
        <draw:frame draw:name="Rectangle 134" presentation:style-name="pr2" draw:text-style-name="P7" draw:layer="layout" svg:width="21.088cm" svg:height="2.116cm" svg:x="0.771cm" svg:y="1.188cm" presentation:class="title" presentation:user-transformed="true">
          <draw:text-box>
            <text:p text:style-name="P6"><text:span text:style-name="T6">One worry: </text:span><text:span text:style-name="T6">Races</text:span></text:p>
          </draw:text-box>
        </draw:frame>
        <draw:frame draw:name="Rectangle 135" presentation:style-name="pr3" draw:text-style-name="P10" draw:layer="layout" svg:width="24.592cm" svg:height="14.511cm" svg:x="0.807cm" svg:y="2.752cm" presentation:class="outline" presentation:user-transformed="true">
          <draw:text-box>
            <text:list text:style-name="L2">
              <text:list-item>
                <text:p text:style-name="P9"><text:span text:style-name="T9">A </text:span><text:span text:style-name="T72">race</text:span><text:span text:style-name="T73"> </text:span><text:span text:style-name="T9">occurs when correctness of the program depends on </text:span><text:span text:style-name="T9">one thread reaching point x before another thread reaches </text:span><text:span text:style-name="T9">point y</text:span></text:p>
              </text:list-item>
            </text:list>
          </draw:text-box>
        </draw:frame>
        <draw:custom-shape draw:name="Rectangle 136" draw:style-name="gr96" draw:text-style-name="P43" draw:layer="layout" svg:width="15.583cm" svg:height="13.522cm" svg:x="1.979cm" svg:y="5.237cm">
          <text:p text:style-name="P39"><text:span text:style-name="T74">/* A threaded program with a race */</text:span></text:p>
          <text:p text:style-name="P39"><text:span text:style-name="T75">int</text:span><text:span text:style-name="T76"> </text:span><text:span text:style-name="T77">main</text:span><text:span text:style-name="T76">()</text:span></text:p>
          <text:p text:style-name="P39"><text:span text:style-name="T76">{</text:span></text:p>
          <text:p text:style-name="P39"><text:span text:style-name="T76"><text:s text:c="4"/></text:span><text:span text:style-name="T75">pthread_t</text:span><text:span text:style-name="T76"> </text:span><text:span text:style-name="T78">tid</text:span><text:span text:style-name="T76">[N];</text:span></text:p>
          <text:p text:style-name="P39"><text:span text:style-name="T79"><text:s text:c="4"/></text:span><text:span text:style-name="T80">int</text:span><text:span text:style-name="T79"> </text:span><text:span text:style-name="T81">i</text:span><text:span text:style-name="T79">;</text:span></text:p>
          <text:p text:style-name="P39"><text:span text:style-name="T79"/></text:p>
          <text:p text:style-name="P39"><text:span text:style-name="T82"><text:s text:c="4"/></text:span><text:span text:style-name="T83">for</text:span><text:span text:style-name="T82"> (i = 0; i &lt; N; i++)</text:span></text:p>
          <text:p text:style-name="P39"><text:span text:style-name="T76"><text:s text:c="8"/></text:span><text:span text:style-name="T76">Pthread_create(&amp;tid[i], </text:span><text:span text:style-name="T84">NULL</text:span><text:span text:style-name="T76">, thread, &amp;i); </text:span></text:p>
          <text:p text:style-name="P39"><text:span text:style-name="T82"><text:s text:c="4"/></text:span><text:span text:style-name="T83">for</text:span><text:span text:style-name="T82"> (i = 0; i &lt; N; i++)</text:span></text:p>
          <text:p text:style-name="P39"><text:span text:style-name="T82"><text:s text:c="8"/></text:span><text:span text:style-name="T82">Pthread_join(tid[i], </text:span><text:span text:style-name="T85">NULL</text:span><text:span text:style-name="T82">);</text:span></text:p>
          <text:p text:style-name="P39"><text:span text:style-name="T82"><text:s text:c="4"/></text:span><text:span text:style-name="T82">exit(0);</text:span></text:p>
          <text:p text:style-name="P39"><text:span text:style-name="T82">}</text:span></text:p>
          <text:p text:style-name="P39"><text:span text:style-name="T82"/></text:p>
          <text:p text:style-name="P39"><text:span text:style-name="T86">/* Thread routine */</text:span></text:p>
          <text:p text:style-name="P39"><text:span text:style-name="T87">void</text:span><text:span text:style-name="T82"> *</text:span><text:span text:style-name="T88">thread</text:span><text:span text:style-name="T82">(</text:span><text:span text:style-name="T87">void</text:span><text:span text:style-name="T82"> *</text:span><text:span text:style-name="T89">vargp</text:span><text:span text:style-name="T82">)</text:span></text:p>
          <text:p text:style-name="P39"><text:span text:style-name="T82">{</text:span></text:p>
          <text:p text:style-name="P39"><text:span text:style-name="T76"><text:s text:c="4"/></text:span><text:span text:style-name="T75">int</text:span><text:span text:style-name="T76"> </text:span><text:span text:style-name="T78">myid</text:span><text:span text:style-name="T76"> = *((</text:span><text:span text:style-name="T75">int</text:span><text:span text:style-name="T76"> *)vargp); <text:s/></text:span></text:p>
          <text:p text:style-name="P39"><text:span text:style-name="T76"><text:s text:c="4"/></text:span><text:span text:style-name="T76">printf(</text:span><text:span text:style-name="T90">"Hello from thread %d\n"</text:span><text:span text:style-name="T76">, myid);</text:span></text:p>
          <text:p text:style-name="P39"><text:span text:style-name="T76"><text:s text:c="4"/></text:span><text:span text:style-name="T91">return</text:span><text:span text:style-name="T76"> </text:span><text:span text:style-name="T84">NULL</text:span><text:span text:style-name="T76">;</text:span></text:p>
          <text:p text:style-name="P39"><text:span text:style-name="T7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7" draw:text-style-name="P40" draw:layer="layout" svg:width="2.052cm" svg:height="1.013cm" svg:x="16.52cm" svg:y="17.812cm">
          <text:p text:style-name="P39"><text:span text:style-name="T92">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98" draw:text-style-name="P35" draw:layer="layout" svg:width="9.784cm" svg:height="1.267cm" svg:x="12.44cm" svg:y="6.41cm">
          <text:p text:style-name="P32"><text:span text:style-name="T9">N threads are sharing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99" draw:text-style-name="P42" draw:layer="layout" svg:width="7.619cm" svg:height="1.263cm" svg:x="4.798cm" svg:y="7.05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page-thumbnail draw:name="Rectangle 137" draw:style-name="gr4" draw:layer="layout" svg:width="13.546cm" svg:height="10.159cm" svg:x="3.387cm" svg:y="1.905cm" draw:page-number="33" presentation:class="page"/>
          <draw:frame draw:name="Rectangle 138" presentation:style-name="pr3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ace Illustration" draw:style-name="dp1" draw:master-page-name="Title_20_and_20_Content" presentation:presentation-page-layout-name="AL2T11">
        <office:forms form:automatic-focus="false" form:apply-design-mode="false"/>
        <draw:frame draw:name="Rectangle 139" presentation:style-name="pr2" draw:text-style-name="P7" draw:layer="layout" svg:width="23.349cm" svg:height="2.116cm" svg:x="0.992cm" svg:y="1.058cm" presentation:class="title" presentation:user-transformed="true">
          <draw:text-box>
            <text:p text:style-name="P6"><text:span text:style-name="T6">Race </text:span><text:span text:style-name="T6">Illustration</text:span></text:p>
          </draw:text-box>
        </draw:frame>
        <draw:custom-shape draw:name="Text Box 70" draw:style-name="gr100" draw:text-style-name="P34" draw:layer="layout" svg:width="3.758cm" svg:height="1.099cm" svg:x="5.079cm" svg:y="6.567cm">
          <text:p text:style-name="P32"><text:span text:style-name="T93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1" draw:style-name="gr101" draw:text-style-name="P81" draw:layer="layout" svg:width="4.444cm" svg:height="1.099cm" svg:x="16.51cm" svg:y="9.861cm">
          <text:p text:style-name="P32"><text:span text:style-name="T93">Peer 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2" draw:text-style-name="P38" draw:layer="layout" svg:x1="6.905cm" svg:y1="8.089cm" svg:x2="6.958cm" svg:y2="14.616cm">
          <text:p/>
        </draw:line>
        <draw:line draw:name="Line 45" draw:style-name="gr102" draw:text-style-name="P38" draw:layer="layout" svg:x1="17.541cm" svg:y1="11.432cm" svg:x2="17.542cm" svg:y2="13.125cm">
          <text:p/>
        </draw:line>
        <draw:line draw:name="Line 46" draw:style-name="gr103" draw:text-style-name="P38" draw:layer="layout" svg:x1="6.905cm" svg:y1="9.148cm" svg:x2="17.541cm" svg:y2="11.432cm">
          <text:p/>
        </draw:line>
        <draw:custom-shape draw:name="Rectangle 140" draw:style-name="gr104" draw:text-style-name="P43" draw:layer="layout" svg:width="15.003cm" svg:height="1.603cm" svg:x="3.045cm" svg:y="4.091cm">
          <text:p text:style-name="P39"><text:span text:style-name="T82"><text:s/></text:span><text:span text:style-name="T83">for</text:span><text:span text:style-name="T82"> (i = 0; i &lt; N; i++)</text:span></text:p>
          <text:p text:style-name="P39"><text:span text:style-name="T76"><text:s text:c="5"/></text:span><text:span text:style-name="T76">Pthread_create(&amp;tid[i], </text:span><text:span text:style-name="T84">NULL</text:span><text:span text:style-name="T76">, thread, &amp;i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" draw:style-name="gr105" draw:text-style-name="P40" draw:layer="layout" svg:width="1.646cm" svg:height="1.098cm" svg:x="6.995cm" svg:y="8.054cm">
          <text:p text:style-name="P39"><text:span text:style-name="T93">i =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3" draw:style-name="gr106" draw:text-style-name="P40" draw:layer="layout" svg:width="6.358cm" svg:height="1.098cm" svg:x="17.38cm" svg:y="11.653cm">
          <text:p text:style-name="P39"><text:span text:style-name="T93"><text:s/></text:span><text:span text:style-name="T93">myid = *((int *)varg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2" draw:style-name="gr107" draw:text-style-name="P40" draw:layer="layout" svg:width="1.646cm" svg:height="1.098cm" svg:x="6.995cm" svg:y="11.864cm">
          <text:p text:style-name="P39"><text:span text:style-name="T93">i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47" draw:style-name="gr108" draw:text-style-name="P38" xml:id="id9" draw:id="id9" draw:layer="layout" svg:width="8.929cm" svg:height="0.052cm" svg:x="8.651cm" svg:y="12.234cm" svg:viewBox="0 0 8930 53" draw:points="0,53 8930,0">
          <text:p/>
        </draw:polyline>
        <draw:custom-shape draw:name="Text Box 93" draw:style-name="gr109" draw:text-style-name="P34" xml:id="id8" draw:id="id8" draw:layer="layout" svg:width="2.082cm" svg:height="1.098cm" svg:x="13.347cm" svg:y="12.288cm">
          <text:p text:style-name="P32"><text:span text:style-name="T94">Rac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presentation:style-name="pr5" draw:text-style-name="P10" draw:layer="layout" svg:width="21.933cm" svg:height="4.232cm" svg:x="1.102cm" svg:y="14.817cm" presentation:class="outline" presentation:user-transformed="true">
          <draw:text-box>
            <text:list text:style-name="L2">
              <text:list-item>
                <text:p xml:id="id10" text:id="id10" text:style-name="P9"><text:span text:style-name="T9">Race between increment of i in main thread and deref of vargp in peer thread:</text:span></text:p>
              </text:list-item>
            </text:list>
            <text:list text:style-name="L5">
              <text:list-item>
                <text:list>
                  <text:list-item>
                    <text:p xml:id="id11" text:id="id11" text:style-name="P21"><text:span text:style-name="T10">If deref happens while i = 0, then OK</text:span></text:p>
                  </text:list-item>
                  <text:list-item>
                    <text:p xml:id="id12" text:id="id12" text:style-name="P21"><text:span text:style-name="T10">Otherwise, peer thread gets wrong id value</text:span></text:p>
                  </text:list-item>
                </text:list>
              </text:list-item>
            </text:list>
            <text:p text:style-name="P22"><text:span text:style-name="T10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4">
          <draw:page-thumbnail draw:name="Rectangle 141" draw:style-name="gr4" draw:layer="layout" svg:width="13.546cm" svg:height="10.159cm" svg:x="3.387cm" svg:y="1.905cm" draw:page-number="34" presentation:class="page"/>
          <draw:frame draw:name="Rectangle 142" presentation:style-name="pr3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uld this race really occur?" draw:style-name="dp1" draw:master-page-name="Title_20_and_20_Content" presentation:presentation-page-layout-name="AL2T11">
        <office:forms form:automatic-focus="false" form:apply-design-mode="false"/>
        <draw:frame draw:name="Rectangle 14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Could this race </text:span><text:span text:style-name="T6">really occur?</text:span></text:p>
          </draw:text-box>
        </draw:frame>
        <draw:custom-shape draw:name="Rectangle 144" draw:style-name="gr110" draw:text-style-name="P43" draw:layer="layout" svg:width="11.429cm" svg:height="4.307cm" svg:x="0.212cm" svg:y="4.457cm">
          <text:p text:style-name="P39"><text:span text:style-name="T75">int</text:span><text:span text:style-name="T76"> </text:span><text:span text:style-name="T95">i</text:span><text:span text:style-name="T76">;</text:span></text:p>
          <text:p text:style-name="P39"><text:span text:style-name="T83">for</text:span><text:span text:style-name="T82"> (i = 0; i &lt; 100; i++) {</text:span></text:p>
          <text:p text:style-name="P39"><text:span text:style-name="T82"><text:s text:c="4"/></text:span><text:span text:style-name="T82">Pthread_create(&amp;tid, </text:span><text:span text:style-name="T96">NULL</text:span><text:span text:style-name="T82">,</text:span></text:p>
          <text:p text:style-name="P39"><text:span text:style-name="T82"><text:s text:c="19"/></text:span><text:span text:style-name="T82">thread,</text:span><text:span text:style-name="T97">&amp;i</text:span><text:span text:style-name="T82">);</text:span></text:p>
          <text:p text:style-name="P39"><text:span text:style-name="T82">}</text:span></text:p>
          <text:p text:style-name="P39"><text:span text:style-name="T9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5" presentation:style-name="pr3" draw:text-style-name="P10" draw:layer="layout" svg:width="23.745cm" svg:height="3.663cm" svg:x="0.807cm" svg:y="10.575cm" presentation:class="outline" presentation:user-transformed="true">
          <draw:text-box>
            <text:list text:style-name="L2">
              <text:list-item>
                <text:p text:style-name="P8"><text:span text:style-name="T7">Race Test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1">If no race, then each thread would get different value of i</text:span></text:p>
                  </text:list-item>
                  <text:list-item>
                    <text:p text:style-name="P19"><text:span text:style-name="T11">Set of saved values would consist of one copy each of 0 through </text:span><text:span text:style-name="T11">99</text:span></text:p>
                  </text:list-item>
                </text:list>
              </text:list-item>
            </text:list>
          </draw:text-box>
        </draw:frame>
        <draw:custom-shape draw:name="TextBox 11" draw:style-name="gr111" draw:text-style-name="P40" draw:layer="layout" svg:width="4.135cm" svg:height="1.098cm" svg:x="0.234cm" svg:y="3.431cm">
          <text:p text:style-name="P39"><text:span text:style-name="T37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112" draw:text-style-name="P43" draw:layer="layout" svg:width="11.48cm" svg:height="4.307cm" svg:x="12.586cm" svg:y="4.457cm">
          <text:p text:style-name="P39"><text:span text:style-name="T75">void</text:span><text:span text:style-name="T76"> *</text:span><text:span text:style-name="T77">thread</text:span><text:span text:style-name="T76">(</text:span><text:span text:style-name="T75">void</text:span><text:span text:style-name="T76"> *</text:span><text:span text:style-name="T95">vargp</text:span><text:span text:style-name="T76">) {</text:span></text:p>
          <text:p text:style-name="P39"><text:span text:style-name="T76"><text:s text:c="4"/></text:span><text:span text:style-name="T76">Pthread_detach(pthread_self());</text:span></text:p>
          <text:p text:style-name="P39"><text:span text:style-name="T82"><text:s text:c="4"/></text:span><text:span text:style-name="T87">int</text:span><text:span text:style-name="T82"> </text:span><text:span text:style-name="T99">i</text:span><text:span text:style-name="T82"> = *((</text:span><text:span text:style-name="T87">int</text:span><text:span text:style-name="T82"> *)vargp);</text:span></text:p>
          <text:p text:style-name="P39"><text:span text:style-name="T82"><text:s text:c="4"/></text:span><text:span text:style-name="T82">save_value(i);</text:span></text:p>
          <text:p text:style-name="P39"><text:span text:style-name="T82"><text:s text:c="4"/></text:span><text:span text:style-name="T83">return</text:span><text:span text:style-name="T82"> </text:span><text:span text:style-name="T96">NULL</text:span><text:span text:style-name="T82">;</text:span></text:p>
          <text:p text:style-name="P39"><text:span text:style-name="T8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13" draw:text-style-name="P40" draw:layer="layout" svg:width="3.94cm" svg:height="1.098cm" svg:x="12.094cm" svg:y="3.431cm">
          <text:p text:style-name="P39"><text:span text:style-name="T37">Peer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14" draw:text-style-name="P40" draw:layer="layout" svg:width="2.052cm" svg:height="1.013cm" svg:x="22.454cm" svg:y="7.832cm">
          <text:p text:style-name="P39"><text:span text:style-name="T100">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47" draw:style-name="gr4" draw:layer="layout" svg:width="13.546cm" svg:height="10.159cm" svg:x="3.387cm" svg:y="1.905cm" draw:page-number="35" presentation:class="page"/>
          <draw:frame draw:name="Rectangle 148" presentation:style-name="pr3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perimental Results" draw:style-name="dp1" draw:master-page-name="Title_20_and_20_Content" presentation:presentation-page-layout-name="AL2T11">
        <office:forms form:automatic-focus="false" form:apply-design-mode="false"/>
        <draw:frame draw:name="Title 2" presentation:style-name="pr2" draw:text-style-name="P7" draw:layer="layout" svg:width="21.088cm" svg:height="2.116cm" svg:x="0.992cm" svg:y="0.847cm" presentation:class="title" presentation:user-transformed="true">
          <draw:text-box>
            <text:p text:style-name="P6"><text:span text:style-name="T6">Experimental </text:span><text:span text:style-name="T6">Results</text:span></text:p>
          </draw:text-box>
        </draw:frame>
        <draw:frame draw:name="Content Placeholder 1" presentation:style-name="pr3" draw:text-style-name="P10" draw:layer="layout" svg:width="21.933cm" svg:height="1.507cm" svg:x="1.102cm" svg:y="17.33cm" presentation:class="outline" presentation:user-transformed="true">
          <draw:text-box>
            <text:list text:style-name="L2">
              <text:list-item>
                <text:p xml:id="id17" text:id="id17" text:style-name="P8"><text:span text:style-name="T7">The race can really happen!</text:span></text:p>
              </text:list-item>
            </text:list>
          </draw:text-box>
        </draw:frame>
        <draw:custom-shape draw:name="TextBox 14" draw:style-name="gr115" draw:text-style-name="P40" draw:layer="layout" svg:width="2.666cm" svg:height="1.013cm" svg:x="1.387cm" svg:y="2.752cm">
          <text:p text:style-name="P39"><text:span text:style-name="T36">No 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16" draw:text-style-name="P40" xml:id="id15" draw:id="id15" draw:layer="layout" svg:width="4.868cm" svg:height="1.013cm" svg:x="1.39cm" svg:y="9.346cm">
          <text:p text:style-name="P39"><text:span text:style-name="T36">Multicore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4" draw:style-name="gr117" draw:text-style-name="P42" draw:layer="layout" svg:width="22.647cm" svg:height="2.486cm" svg:x="1.058cm" svg:y="3.5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hart 5" draw:style-name="gr117" draw:text-style-name="P42" xml:id="id16" draw:id="id16" draw:layer="layout" svg:width="22.647cm" svg:height="7.619cm" svg:x="1.27cm" svg:y="10.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TextBox 16" draw:style-name="gr118" draw:text-style-name="P40" xml:id="id13" draw:id="id13" draw:layer="layout" svg:width="5.219cm" svg:height="1.013cm" svg:x="1.39cm" svg:y="5.8cm">
          <text:p text:style-name="P39"><text:span text:style-name="T36">Single core lap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6" draw:style-name="gr117" draw:text-style-name="P42" xml:id="id14" draw:id="id14" draw:layer="layout" svg:width="22.647cm" svg:height="2.962cm" svg:x="1.376cm" svg:y="6.6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6" presentation:class="page"/>
          <draw:frame presentation:style-name="pr4" draw:text-style-name="P1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Race Elimination" draw:style-name="dp1" draw:master-page-name="Title_20_and_20_Content" presentation:presentation-page-layout-name="AL2T11">
        <office:forms form:automatic-focus="false" form:apply-design-mode="false"/>
        <draw:frame draw:name="Rectangle 149" presentation:style-name="pr2" draw:text-style-name="P7" draw:layer="layout" svg:width="21.088cm" svg:height="2.116cm" svg:x="1.058cm" svg:y="0.635cm" presentation:class="title" presentation:user-transformed="true">
          <draw:text-box>
            <text:p text:style-name="P6"><text:span text:style-name="T6">Race </text:span><text:span text:style-name="T6">Elimination</text:span></text:p>
          </draw:text-box>
        </draw:frame>
        <draw:custom-shape draw:name="Rectangle 150" draw:style-name="gr119" draw:text-style-name="P43" draw:layer="layout" svg:width="16.243cm" svg:height="16.226cm" svg:x="2.288cm" svg:y="2.634cm">
          <text:p text:style-name="P39"><text:span text:style-name="T74">/* Threaded program without the race */</text:span></text:p>
          <text:p text:style-name="P39"><text:span text:style-name="T75">int</text:span><text:span text:style-name="T76"> </text:span><text:span text:style-name="T77">main</text:span><text:span text:style-name="T76">()</text:span></text:p>
          <text:p text:style-name="P39"><text:span text:style-name="T76">{</text:span></text:p>
          <text:p text:style-name="P39"><text:span text:style-name="T76"><text:s text:c="4"/></text:span><text:span text:style-name="T75">pthread_t</text:span><text:span text:style-name="T76"> </text:span><text:span text:style-name="T78">tid</text:span><text:span text:style-name="T76">[N];</text:span></text:p>
          <text:p text:style-name="P39"><text:span text:style-name="T79"><text:s text:c="4"/></text:span><text:span text:style-name="T80">int</text:span><text:span text:style-name="T79"> </text:span><text:span text:style-name="T81">i</text:span><text:span text:style-name="T79">, *</text:span><text:span text:style-name="T81">ptr</text:span><text:span text:style-name="T79">;</text:span></text:p>
          <text:p text:style-name="P39"><text:span text:style-name="T79"/></text:p>
          <text:p text:style-name="P39"><text:span text:style-name="T82"><text:s text:c="4"/></text:span><text:span text:style-name="T83">for</text:span><text:span text:style-name="T82"> (i = 0; i &lt; N; i++) {</text:span></text:p>
          <text:p text:style-name="P39"><text:span text:style-name="T76"><text:s text:c="8"/></text:span><text:span text:style-name="T76">ptr = Malloc(</text:span><text:span text:style-name="T91">sizeof</text:span><text:span text:style-name="T76">(</text:span><text:span text:style-name="T75">int</text:span><text:span text:style-name="T76">)); <text:s text:c="19"/></text:span></text:p>
          <text:p text:style-name="P39"><text:span text:style-name="T76"><text:s text:c="8"/></text:span><text:span text:style-name="T76">*ptr = i; <text:s text:c="36"/></text:span></text:p>
          <text:p text:style-name="P39"><text:span text:style-name="T76"><text:s text:c="8"/></text:span><text:span text:style-name="T76">Pthread_create(&amp;tid[i], </text:span><text:span text:style-name="T84">NULL</text:span><text:span text:style-name="T76">, thread, ptr); <text:s text:c="2"/></text:span></text:p>
          <text:p text:style-name="P39"><text:span text:style-name="T101"><text:s text:c="4"/></text:span><text:span text:style-name="T101">}</text:span></text:p>
          <text:p text:style-name="P39"><text:span text:style-name="T82"><text:s text:c="4"/></text:span><text:span text:style-name="T83">for</text:span><text:span text:style-name="T82"> (i = 0; i &lt; N; i++)</text:span></text:p>
          <text:p text:style-name="P39"><text:span text:style-name="T82"><text:s text:c="8"/></text:span><text:span text:style-name="T82">Pthread_join(tid[i], </text:span><text:span text:style-name="T85">NULL</text:span><text:span text:style-name="T82">);</text:span></text:p>
          <text:p text:style-name="P39"><text:span text:style-name="T82"><text:s text:c="4"/></text:span><text:span text:style-name="T82">exit(0);</text:span></text:p>
          <text:p text:style-name="P39"><text:span text:style-name="T82">}</text:span></text:p>
          <text:p text:style-name="P39"><text:span text:style-name="T82"/></text:p>
          <text:p text:style-name="P39"><text:span text:style-name="T86">/* Thread routine */</text:span></text:p>
          <text:p text:style-name="P39"><text:span text:style-name="T87">void</text:span><text:span text:style-name="T82"> *</text:span><text:span text:style-name="T88">thread</text:span><text:span text:style-name="T82">(</text:span><text:span text:style-name="T87">void</text:span><text:span text:style-name="T82"> *</text:span><text:span text:style-name="T89">vargp</text:span><text:span text:style-name="T82">)</text:span></text:p>
          <text:p text:style-name="P39"><text:span text:style-name="T82">{</text:span></text:p>
          <text:p text:style-name="P39"><text:span text:style-name="T102"><text:s text:c="4"/></text:span><text:span text:style-name="T103">int</text:span><text:span text:style-name="T102"> </text:span><text:span text:style-name="T104">myid</text:span><text:span text:style-name="T102"> = *((</text:span><text:span text:style-name="T103">int</text:span><text:span text:style-name="T102"> *)vargp);</text:span></text:p>
          <text:p text:style-name="P39"><text:span text:style-name="T76"><text:s text:c="4"/></text:span><text:span text:style-name="T76">Free(vargp);</text:span></text:p>
          <text:p text:style-name="P39"><text:span text:style-name="T76"><text:s text:c="4"/></text:span><text:span text:style-name="T76">printf(</text:span><text:span text:style-name="T90">"Hello from thread %d\n"</text:span><text:span text:style-name="T76">, myid);</text:span></text:p>
          <text:p text:style-name="P39"><text:span text:style-name="T76"><text:s text:c="4"/></text:span><text:span text:style-name="T91">return</text:span><text:span text:style-name="T76"> </text:span><text:span text:style-name="T84">NULL</text:span><text:span text:style-name="T76">;</text:span></text:p>
          <text:p text:style-name="P39"><text:span text:style-name="T7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20" draw:text-style-name="P40" draw:layer="layout" svg:width="2.734cm" svg:height="1.013cm" svg:x="16.736cm" svg:y="18.024cm">
          <text:p text:style-name="P39"><text:span text:style-name="T92">no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51" presentation:style-name="pr37" draw:text-style-name="P82" draw:layer="layout" svg:width="11.852cm" svg:height="2.751cm" svg:x="12.488cm" svg:y="3.598cm" presentation:class="outline" presentation:user-transformed="true">
          <draw:text-box>
            <text:list text:style-name="L2">
              <text:list-item>
                <text:p text:style-name="P9"><text:span text:style-name="T9">Avoid unintended sharing of state</text:span></text:p>
              </text:list-item>
            </text:list>
          </draw:text-box>
        </draw:frame>
        <presentation:notes draw:style-name="dp4">
          <draw:page-thumbnail draw:name="Rectangle 152" draw:style-name="gr4" draw:layer="layout" svg:width="13.546cm" svg:height="10.159cm" svg:x="3.387cm" svg:y="1.905cm" draw:page-number="37" presentation:class="page"/>
          <draw:frame draw:name="Rectangle 153" presentation:style-name="pr3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eadlocking With Semaphores" draw:style-name="dp1" draw:master-page-name="Title_20_and_20_Content" presentation:presentation-page-layout-name="AL2T11">
        <office:forms form:automatic-focus="false" form:apply-design-mode="false"/>
        <draw:frame draw:name="Rectangle 158" presentation:style-name="pr2" draw:text-style-name="P7" draw:layer="layout" svg:width="21.088cm" svg:height="2.116cm" svg:x="0.635cm" svg:y="0.847cm" presentation:class="title" presentation:user-transformed="true">
          <draw:text-box>
            <text:p text:style-name="P6"><text:span text:style-name="T6">Deadlocking </text:span><text:span text:style-name="T6">With </text:span><text:span text:style-name="T6">Semaphores</text:span></text:p>
          </draw:text-box>
        </draw:frame>
        <draw:custom-shape draw:name="Text Box 94" draw:style-name="gr121" draw:text-style-name="P43" draw:layer="layout" svg:width="16.556cm" svg:height="8.114cm" svg:x="1.86cm" svg:y="2.791cm">
          <text:p text:style-name="P39"><text:span text:style-name="T75">int</text:span><text:span text:style-name="T76"> </text:span><text:span text:style-name="T77">main</text:span><text:span text:style-name="T76">()</text:span></text:p>
          <text:p text:style-name="P39"><text:span text:style-name="T76">{</text:span></text:p>
          <text:p text:style-name="P39"><text:span text:style-name="T76"><text:s text:c="4"/></text:span><text:span text:style-name="T75">pthread_t</text:span><text:span text:style-name="T76"> </text:span><text:span text:style-name="T95">tid</text:span><text:span text:style-name="T76">[2];</text:span></text:p>
          <text:p text:style-name="P39"><text:span text:style-name="T105"><text:s text:c="4"/></text:span><text:span text:style-name="T105">Sem_init(&amp;mutex[0], 0, 1); <text:s/></text:span><text:span text:style-name="T106">/* mutex[0] = 1 */</text:span></text:p>
          <text:p text:style-name="P39"><text:span text:style-name="T105"><text:s text:c="4"/></text:span><text:span text:style-name="T105">Sem_init(&amp;mutex[1], 0, 1); <text:s/></text:span><text:span text:style-name="T106">/* mutex[1] = 1 */</text:span></text:p>
          <text:p text:style-name="P39"><text:span text:style-name="T105"><text:s text:c="4"/></text:span><text:span text:style-name="T105">Pthread_create(&amp;tid[0], </text:span><text:span text:style-name="T107">NULL</text:span><text:span text:style-name="T105">, count, (</text:span><text:span text:style-name="T108">void</text:span><text:span text:style-name="T105">*) 0);</text:span></text:p>
          <text:p text:style-name="P39"><text:span text:style-name="T105"><text:s text:c="4"/></text:span><text:span text:style-name="T105">Pthread_create(&amp;tid[1], </text:span><text:span text:style-name="T107">NULL</text:span><text:span text:style-name="T105">, count, (</text:span><text:span text:style-name="T108">void</text:span><text:span text:style-name="T105">*) 1);</text:span></text:p>
          <text:p text:style-name="P39"><text:span text:style-name="T105"><text:s text:c="4"/></text:span><text:span text:style-name="T105">Pthread_join(tid[0], </text:span><text:span text:style-name="T107">NULL</text:span><text:span text:style-name="T105">);</text:span></text:p>
          <text:p text:style-name="P39"><text:span text:style-name="T105"><text:s text:c="4"/></text:span><text:span text:style-name="T105">Pthread_join(tid[1], </text:span><text:span text:style-name="T107">NULL</text:span><text:span text:style-name="T105">);</text:span></text:p>
          <text:p text:style-name="P39"><text:span text:style-name="T109"><text:s text:c="4"/></text:span><text:span text:style-name="T109">printf(</text:span><text:span text:style-name="T110">"cnt=%d\n"</text:span><text:span text:style-name="T109">, cnt);</text:span></text:p>
          <text:p text:style-name="P39"><text:span text:style-name="T109"><text:s text:c="4"/></text:span><text:span text:style-name="T109">exit(0);</text:span></text:p>
          <text:p text:style-name="P39"><text:span text:style-name="T10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9" draw:style-name="gr122" draw:text-style-name="P43" draw:layer="layout" svg:width="12.166cm" svg:height="7.438cm" svg:x="1.735cm" svg:y="11.291cm">
          <text:p text:style-name="P39"><text:span text:style-name="T75">void</text:span><text:span text:style-name="T76"> *</text:span><text:span text:style-name="T77">count</text:span><text:span text:style-name="T76">(</text:span><text:span text:style-name="T75">void</text:span><text:span text:style-name="T76"> *</text:span><text:span text:style-name="T95">vargp</text:span><text:span text:style-name="T76">)</text:span></text:p>
          <text:p text:style-name="P39"><text:span text:style-name="T76">{</text:span></text:p>
          <text:p text:style-name="P39"><text:span text:style-name="T79"><text:s text:c="4"/></text:span><text:span text:style-name="T80">int</text:span><text:span text:style-name="T79"> </text:span><text:span text:style-name="T111">i</text:span><text:span text:style-name="T79">;</text:span></text:p>
          <text:p text:style-name="P39"><text:span text:style-name="T79"><text:s text:c="4"/></text:span><text:span text:style-name="T80">int</text:span><text:span text:style-name="T79"> </text:span><text:span text:style-name="T111">id</text:span><text:span text:style-name="T79"> = (</text:span><text:span text:style-name="T80">int</text:span><text:span text:style-name="T79">) vargp;</text:span></text:p>
          <text:p text:style-name="P39"><text:span text:style-name="T82"><text:s text:c="4"/></text:span><text:span text:style-name="T83">for</text:span><text:span text:style-name="T82"> (i = 0; i &lt; NITERS; i++) {</text:span></text:p>
          <text:p text:style-name="P39"><text:span text:style-name="T105"><text:tab/></text:span><text:span text:style-name="T105">P(&amp;mutex[id]); P(&amp;mutex[1-id]);</text:span></text:p>
          <text:p text:style-name="P39"><text:span text:style-name="T105"><text:tab/></text:span><text:span text:style-name="T105">cnt++;</text:span></text:p>
          <text:p text:style-name="P39"><text:span text:style-name="T105"><text:tab/></text:span><text:span text:style-name="T105">V(&amp;mutex[id]); V(&amp;mutex[1-id]);</text:span></text:p>
          <text:p text:style-name="P39"><text:span text:style-name="T105"><text:s text:c="4"/></text:span><text:span text:style-name="T105">}</text:span></text:p>
          <text:p text:style-name="P39"><text:span text:style-name="T105"><text:s text:c="4"/></text:span><text:span text:style-name="T112">return</text:span><text:span text:style-name="T105"> </text:span><text:span text:style-name="T107">NULL</text:span><text:span text:style-name="T105">;</text:span></text:p>
          <text:p text:style-name="P39"><text:span text:style-name="T10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5" draw:style-name="gr123" draw:text-style-name="P83" draw:layer="layout" svg:width="2.244cm" svg:height="5.999cm" svg:x="17.145cm" svg:y="12.065cm">
          <text:p text:style-name="P39"><text:span text:style-name="T113">Tid[0]:</text:span></text:p>
          <text:p text:style-name="P39"><text:span text:style-name="T113">P(s</text:span><text:span text:style-name="T114">0</text:span><text:span text:style-name="T113">);</text:span></text:p>
          <text:p text:style-name="P39"><text:span text:style-name="T113">P(s</text:span><text:span text:style-name="T114">1</text:span><text:span text:style-name="T113">);</text:span></text:p>
          <text:p text:style-name="P39"><text:span text:style-name="T113">cnt++;</text:span></text:p>
          <text:p text:style-name="P39"><text:span text:style-name="T113">V(s</text:span><text:span text:style-name="T114">0</text:span><text:span text:style-name="T113">);</text:span></text:p>
          <text:p text:style-name="P39"><text:span text:style-name="T113">V(s</text:span><text:span text:style-name="T114">1</text:span><text:span text:style-name="T113">);</text:span></text:p>
          <text:p text:style-name="P39"><text:span text:style-name="T1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24" draw:text-style-name="P83" draw:layer="layout" svg:width="2.244cm" svg:height="5.999cm" svg:x="20.32cm" svg:y="12.065cm">
          <text:p text:style-name="P39"><text:span text:style-name="T113">Tid[1]:</text:span></text:p>
          <text:p text:style-name="P39"><text:span text:style-name="T113">P(s</text:span><text:span text:style-name="T114">1</text:span><text:span text:style-name="T113">);</text:span></text:p>
          <text:p text:style-name="P39"><text:span text:style-name="T113">P(s</text:span><text:span text:style-name="T114">0</text:span><text:span text:style-name="T113">);</text:span></text:p>
          <text:p text:style-name="P39"><text:span text:style-name="T113">cnt++;</text:span></text:p>
          <text:p text:style-name="P39"><text:span text:style-name="T113">V(s</text:span><text:span text:style-name="T114">1</text:span><text:span text:style-name="T113">);</text:span></text:p>
          <text:p text:style-name="P39"><text:span text:style-name="T113">V(s</text:span><text:span text:style-name="T114">0</text:span><text:span text:style-name="T113">);</text:span></text:p>
          <text:p text:style-name="P39"><text:span text:style-name="T1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60" draw:style-name="gr4" draw:layer="layout" svg:width="13.546cm" svg:height="10.159cm" svg:x="3.387cm" svg:y="1.905cm" draw:page-number="38" presentation:class="page"/>
          <draw:frame draw:name="Rectangle 161" presentation:style-name="pr3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eadlock Visualized in Progress Graph" draw:style-name="dp1" draw:master-page-name="Title_20_and_20_Content" presentation:presentation-page-layout-name="AL2T11">
        <office:forms form:automatic-focus="false" form:apply-design-mode="false"/>
        <draw:custom-shape draw:name="Rectangle 162" draw:style-name="gr125" draw:text-style-name="P84" xml:id="id22" draw:id="id22" draw:layer="layout" svg:width="2.62cm" svg:height="2.361cm" svg:x="3.956cm" svg:y="11.9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6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Deadlock </text:span><text:span text:style-name="T6">Visualized in </text:span><text:span text:style-name="T6">Progress </text:span><text:span text:style-name="T6">Graph</text:span></text:p>
          </draw:text-box>
        </draw:frame>
        <draw:custom-shape draw:name="Text Box 97" draw:style-name="gr126" draw:text-style-name="P40" xml:id="id23" draw:id="id23" draw:layer="layout" svg:width="8.624cm" svg:height="13.347cm" svg:x="15.937cm" svg:y="3.836cm">
          <text:p text:style-name="P39"><text:span text:style-name="T113">Locking introduces <text:s/>the</text:span></text:p>
          <text:p text:style-name="P39"><text:span text:style-name="T113">potential for </text:span><text:span text:style-name="T115">deadlock: </text:span></text:p>
          <text:p text:style-name="P39"><text:span text:style-name="T113">waiting for a condition that will never be true</text:span></text:p>
          <text:p text:style-name="P39"><text:span text:style-name="T113"/></text:p>
          <text:p text:style-name="P39"><text:span text:style-name="T113">Any trajectory that enters</text:span></text:p>
          <text:p text:style-name="P39"><text:span text:style-name="T113">the </text:span><text:span text:style-name="T115">deadlock region </text:span><text:span text:style-name="T113">will</text:span></text:p>
          <text:p text:style-name="P39"><text:span text:style-name="T113">eventually reach the</text:span></text:p>
          <text:p text:style-name="P39"><text:span text:style-name="T115">deadlock state</text:span><text:span text:style-name="T116">, </text:span><text:span text:style-name="T113">waiting for either </text:span><text:span text:style-name="T117">s</text:span><text:span text:style-name="T118">0</text:span><text:span text:style-name="T113"> or </text:span><text:span text:style-name="T117">s</text:span><text:span text:style-name="T118">1</text:span><text:span text:style-name="T113"> to become nonzero</text:span></text:p>
          <text:p text:style-name="P39"><text:span text:style-name="T113"/></text:p>
          <text:p text:style-name="P39"><text:span text:style-name="T113">Other trajectories luck out and skirt the deadlock region</text:span></text:p>
          <text:p text:style-name="P39"><text:span text:style-name="T113"/></text:p>
          <text:p text:style-name="P39"><text:span text:style-name="T113">Unfortunate fact: deadlock is often nondeterministic (rac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127" draw:text-style-name="P38" draw:layer="layout" svg:x1="2.39cm" svg:y1="15.733cm" svg:x2="12.973cm" svg:y2="15.734cm">
          <text:p/>
        </draw:line>
        <draw:line draw:name="Line 49" draw:style-name="gr127" draw:text-style-name="P38" draw:layer="layout" svg:x1="2.39cm" svg:y1="15.733cm" svg:x2="2.391cm" svg:y2="5.066cm">
          <text:p/>
        </draw:line>
        <draw:custom-shape draw:name="Text Box 98" draw:style-name="gr128" draw:text-style-name="P34" draw:layer="layout" svg:width="3.081cm" svg:height="1.099cm" svg:x="12.929cm" svg:y="15.271cm">
          <text:p text:style-name="P32"><text:span text:style-name="T37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29" draw:text-style-name="P34" draw:layer="layout" svg:width="3.081cm" svg:height="1.099cm" svg:x="0.861cm" svg:y="3.881cm">
          <text:p text:style-name="P32"><text:span text:style-name="T37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130" draw:text-style-name="P86" draw:layer="layout" svg:width="1.68cm" svg:height="1.114cm" svg:x="2.768cm" svg:y="16.043cm">
          <text:p text:style-name="P85"><text:span text:style-name="T113">P(s</text:span><text:span text:style-name="T114">0</text:span><text:span text:style-name="T1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31" draw:text-style-name="P86" draw:layer="layout" svg:width="1.718cm" svg:height="1.114cm" svg:x="7.586cm" svg:y="16.043cm">
          <text:p text:style-name="P85"><text:span text:style-name="T113">V(s</text:span><text:span text:style-name="T114">0</text:span><text:span text:style-name="T1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32" draw:text-style-name="P86" draw:layer="layout" svg:width="1.68cm" svg:height="1.114cm" svg:x="4.942cm" svg:y="16.043cm">
          <text:p text:style-name="P85"><text:span text:style-name="T113">P(s</text:span><text:span text:style-name="T114">1</text:span><text:span text:style-name="T1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33" draw:text-style-name="P86" draw:layer="layout" svg:width="1.718cm" svg:height="1.114cm" svg:x="10.126cm" svg:y="16.043cm">
          <text:p text:style-name="P85"><text:span text:style-name="T113">V(s</text:span><text:span text:style-name="T114">1</text:span><text:span text:style-name="T1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134" draw:text-style-name="P38" draw:layer="layout" svg:x1="2.015cm" svg:y1="14.234cm" svg:x2="2.354cm" svg:y2="14.235cm">
          <text:p/>
        </draw:line>
        <draw:line draw:name="Line 51" draw:style-name="gr135" draw:text-style-name="P38" draw:layer="layout" svg:x1="2.015cm" svg:y1="9.511cm" svg:x2="2.368cm" svg:y2="9.498cm">
          <text:p/>
        </draw:line>
        <draw:custom-shape draw:name="Text Box 104" draw:style-name="gr136" draw:text-style-name="P86" draw:layer="layout" svg:width="1.718cm" svg:height="1.114cm" svg:x="0.406cm" svg:y="9.566cm">
          <text:p text:style-name="P85"><text:span text:style-name="T113">V(s</text:span><text:span text:style-name="T114">1</text:span><text:span text:style-name="T1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5" draw:style-name="gr137" draw:text-style-name="P86" draw:layer="layout" svg:width="1.68cm" svg:height="1.114cm" svg:x="0.469cm" svg:y="13.998cm">
          <text:p text:style-name="P85"><text:span text:style-name="T113">P(s</text:span><text:span text:style-name="T114">1</text:span><text:span text:style-name="T1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34" draw:text-style-name="P38" draw:layer="layout" svg:x1="2.015cm" svg:y1="11.906cm" svg:x2="2.354cm" svg:y2="11.907cm">
          <text:p/>
        </draw:line>
        <draw:custom-shape draw:name="Text Box 106" draw:style-name="gr138" draw:text-style-name="P86" draw:layer="layout" svg:width="1.68cm" svg:height="1.114cm" svg:x="0.469cm" svg:y="11.965cm">
          <text:p text:style-name="P85"><text:span text:style-name="T113">P(s</text:span><text:span text:style-name="T114">0</text:span><text:span text:style-name="T1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135" draw:text-style-name="P38" draw:layer="layout" svg:x1="2.015cm" svg:y1="7.148cm" svg:x2="2.368cm" svg:y2="7.134cm">
          <text:p/>
        </draw:line>
        <draw:custom-shape draw:name="Text Box 107" draw:style-name="gr139" draw:text-style-name="P86" draw:layer="layout" svg:width="1.718cm" svg:height="1.114cm" svg:x="0.406cm" svg:y="7.203cm">
          <text:p text:style-name="P85"><text:span text:style-name="T113">V(s</text:span><text:span text:style-name="T114">0</text:span><text:span text:style-name="T1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34" draw:text-style-name="P38" draw:layer="layout" svg:x1="4.043cm" svg:y1="15.733cm" svg:x2="4.044cm" svg:y2="16.073cm">
          <text:p/>
        </draw:line>
        <draw:line draw:name="Line 55" draw:style-name="gr135" draw:text-style-name="P38" draw:layer="layout" svg:x1="9.232cm" svg:y1="15.733cm" svg:x2="9.25cm" svg:y2="16.086cm">
          <text:p/>
        </draw:line>
        <draw:line draw:name="Line 56" draw:style-name="gr135" draw:text-style-name="P38" draw:layer="layout" svg:x1="6.629cm" svg:y1="15.733cm" svg:x2="6.646cm" svg:y2="16.086cm">
          <text:p/>
        </draw:line>
        <draw:line draw:name="Line 57" draw:style-name="gr135" draw:text-style-name="P38" draw:layer="layout" svg:x1="11.835cm" svg:y1="15.733cm" svg:x2="11.853cm" svg:y2="16.086cm">
          <text:p/>
        </draw:line>
        <draw:custom-shape draw:name="Rectangle 164" draw:style-name="gr140" draw:text-style-name="P87" draw:layer="layout" svg:width="5.275cm" svg:height="4.77cm" svg:x="3.956cm" svg:y="7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140" draw:text-style-name="P87" draw:layer="layout" svg:width="5.275cm" svg:height="4.77cm" svg:x="6.5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41" draw:text-style-name="P40" draw:layer="layout" svg:width="4.995cm" svg:height="1.877cm" svg:x="4.173cm" svg:y="7.229cm">
          <text:p text:style-name="P39"><text:span text:style-name="T119">Forbidden region</text:span></text:p>
          <text:p text:style-name="P39"><text:span text:style-name="T119">for s</text:span><text:span text:style-name="T12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2" draw:text-style-name="P37" draw:layer="layout" svg:width="4.995cm" svg:height="1.877cm" svg:x="6.724cm" svg:y="12.598cm">
          <text:p text:style-name="P36"><text:span text:style-name="T119">Forbidden region</text:span></text:p>
          <text:p text:style-name="P36"><text:span text:style-name="T119">for s</text:span><text:span text:style-name="T12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143" draw:text-style-name="P88" xml:id="id18" draw:id="id18" draw:layer="layout" svg:width="0.507cm" svg:height="0.507cm" svg:x="5.927cm" svg:y="12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08" draw:style-name="gr144" draw:text-style-name="P40" xml:id="id21" draw:id="id21" draw:layer="layout" svg:width="2.95cm" svg:height="1.526cm" svg:x="11.444cm" svg:y="6.444cm">
          <text:p text:style-name="P39"><text:span text:style-name="T113">Deadlock</text:span></text:p>
          <text:p text:style-name="P39"><text:span text:style-name="T113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8" draw:style-name="gr145" draw:text-style-name="P38" xml:id="id20" draw:id="id20" draw:layer="layout" svg:width="5.044cm" svg:height="4.867cm" svg:x="6.504cm" svg:y="7.217cm" svg:viewBox="0 0 5045 4868" draw:points="5045,0 0,4868">
          <text:p/>
        </draw:polyline>
        <draw:custom-shape draw:name="Text Box 109" draw:style-name="gr146" draw:text-style-name="P40" xml:id="id19" draw:id="id19" draw:layer="layout" svg:width="2.412cm" svg:height="1.186cm" svg:x="3.891cm" svg:y="13.04cm">
          <text:p text:style-name="P39"><text:span text:style-name="T121">Deadlock</text:span></text:p>
          <text:p text:style-name="P39"><text:span text:style-name="T121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0" draw:style-name="gr147" draw:text-style-name="P40" draw:layer="layout" svg:width="2.638cm" svg:height="1.154cm" svg:x="0.052cm" svg:y="16.869cm">
          <text:p text:style-name="P39"><text:span text:style-name="T117">s</text:span><text:span text:style-name="T118">0</text:span><text:span text:style-name="T113">=</text:span><text:span text:style-name="T117">s</text:span><text:span text:style-name="T118">1</text:span><text:span text:style-name="T113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" draw:style-name="gr148" draw:text-style-name="P42" draw:layer="layout" svg:width="1.198cm" svg:height="1.017cm" draw:transform="rotate (-1.5707963267949) translate (2.368cm 15.734cm)">
          <text:p/>
          <draw:enhanced-geometry draw:mirror-horizontal="true" draw:mirror-vertical="tru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4">
          <draw:page-thumbnail draw:name="Rectangle 166" draw:style-name="gr4" draw:layer="layout" svg:width="13.546cm" svg:height="10.159cm" svg:x="3.387cm" svg:y="1.905cm" draw:page-number="39" presentation:class="page"/>
          <draw:frame draw:name="Rectangle 167" presentation:style-name="pr4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ing Deadlock" draw:style-name="dp1" draw:master-page-name="Title_20_and_20_Content" presentation:presentation-page-layout-name="AL2T11">
        <office:forms form:automatic-focus="false" form:apply-design-mode="false"/>
        <draw:frame draw:name="Rectangle 168" presentation:style-name="pr2" draw:text-style-name="P7" draw:layer="layout" svg:width="21.088cm" svg:height="2.116cm" svg:x="0.713cm" svg:y="0.847cm" presentation:class="title" presentation:user-transformed="true">
          <draw:text-box>
            <text:p text:style-name="P6"><text:span text:style-name="T6">Avoiding </text:span><text:span text:style-name="T6">Deadlock</text:span></text:p>
          </draw:text-box>
        </draw:frame>
        <draw:custom-shape draw:name="Text Box 111" draw:style-name="gr149" draw:text-style-name="P43" draw:layer="layout" svg:width="18.114cm" svg:height="8.114cm" svg:x="1.199cm" svg:y="2.791cm">
          <text:p text:style-name="P39"><text:span text:style-name="T98">int main() </text:span></text:p>
          <text:p text:style-name="P39"><text:span text:style-name="T98">{</text:span></text:p>
          <text:p text:style-name="P39"><text:span text:style-name="T98"><text:s text:c="4"/></text:span><text:span text:style-name="T98">pthread_t tid[2];</text:span></text:p>
          <text:p text:style-name="P39"><text:span text:style-name="T98"><text:s text:c="4"/></text:span><text:span text:style-name="T98">Sem_init(&amp;mutex[0], 0, 1); <text:s/></text:span><text:span text:style-name="T122">/* mutex[0] = 1 */</text:span></text:p>
          <text:p text:style-name="P39"><text:span text:style-name="T98"><text:s text:c="4"/></text:span><text:span text:style-name="T98">Sem_init(&amp;mutex[1], 0, 1); <text:s/></text:span><text:span text:style-name="T122">/* mutex[1] = 1 */</text:span></text:p>
          <text:p text:style-name="P39"><text:span text:style-name="T98"><text:s text:c="4"/></text:span><text:span text:style-name="T98">Pthread_create(&amp;tid[0], NULL, count, (void*) 0);</text:span></text:p>
          <text:p text:style-name="P39"><text:span text:style-name="T98"><text:s text:c="4"/></text:span><text:span text:style-name="T98">Pthread_create(&amp;tid[1], NULL, count, (void*) 1);</text:span></text:p>
          <text:p text:style-name="P39"><text:span text:style-name="T98"><text:s text:c="4"/></text:span><text:span text:style-name="T98">Pthread_join(tid[0], NULL);</text:span></text:p>
          <text:p text:style-name="P39"><text:span text:style-name="T98"><text:s text:c="4"/></text:span><text:span text:style-name="T98">Pthread_join(tid[1], NULL);</text:span></text:p>
          <text:p text:style-name="P39"><text:span text:style-name="T98"><text:s text:c="4"/></text:span><text:span text:style-name="T98">printf("cnt=%d\n", cnt);</text:span></text:p>
          <text:p text:style-name="P39"><text:span text:style-name="T98"><text:s text:c="4"/></text:span><text:span text:style-name="T98">exit(0);</text:span></text:p>
          <text:p text:style-name="P39"><text:span text:style-name="T9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150" draw:text-style-name="P43" draw:layer="layout" svg:width="12.356cm" svg:height="7.438cm" svg:x="1.663cm" svg:y="11.357cm">
          <text:p text:style-name="P39"><text:span text:style-name="T98">void *count(void *vargp) </text:span></text:p>
          <text:p text:style-name="P39"><text:span text:style-name="T98">{</text:span></text:p>
          <text:p text:style-name="P39"><text:span text:style-name="T98"><text:s text:c="4"/></text:span><text:span text:style-name="T98">int i;</text:span></text:p>
          <text:p text:style-name="P39"><text:span text:style-name="T98"><text:s text:c="4"/></text:span><text:span text:style-name="T98">int id = (int) vargp;</text:span></text:p>
          <text:p text:style-name="P39"><text:span text:style-name="T98"><text:s text:c="4"/></text:span><text:span text:style-name="T98">for (i = 0; i &lt; NITERS; i++) {</text:span></text:p>
          <text:p text:style-name="P39"><text:span text:style-name="T98"><text:s text:c="8"/></text:span><text:span text:style-name="T98">P(&amp;mutex[0]); P(&amp;mutex[1]);</text:span></text:p>
          <text:p text:style-name="P39"><text:span text:style-name="T98"><text:tab/></text:span><text:span text:style-name="T98">cnt++;</text:span></text:p>
          <text:p text:style-name="P39"><text:span text:style-name="T98"><text:tab/></text:span><text:span text:style-name="T98">V(&amp;mutex[id]); V(&amp;mutex[1-id]);</text:span></text:p>
          <text:p text:style-name="P39"><text:span text:style-name="T98"><text:s text:c="4"/></text:span><text:span text:style-name="T98">}</text:span></text:p>
          <text:p text:style-name="P39"><text:span text:style-name="T98"><text:s text:c="4"/></text:span><text:span text:style-name="T98">return NULL;</text:span></text:p>
          <text:p text:style-name="P39"><text:span text:style-name="T9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2" draw:style-name="gr151" draw:text-style-name="P83" draw:layer="layout" svg:width="2.244cm" svg:height="5.585cm" svg:x="17.145cm" svg:y="12.065cm">
          <text:p text:style-name="P39"><text:span text:style-name="T113">Tid[0]:</text:span></text:p>
          <text:p text:style-name="P39"><text:span text:style-name="T113">P(s0);</text:span></text:p>
          <text:p text:style-name="P39"><text:span text:style-name="T113">P(s1);</text:span></text:p>
          <text:p text:style-name="P39"><text:span text:style-name="T113">cnt++;</text:span></text:p>
          <text:p text:style-name="P39"><text:span text:style-name="T113">V(s0);</text:span></text:p>
          <text:p text:style-name="P39"><text:span text:style-name="T113">V(s1);</text:span></text:p>
          <text:p text:style-name="P39"><text:span text:style-name="T1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3" draw:style-name="gr152" draw:text-style-name="P83" draw:layer="layout" svg:width="2.244cm" svg:height="5.585cm" svg:x="20.32cm" svg:y="12.065cm">
          <text:p text:style-name="P39"><text:span text:style-name="T113">Tid[1]:</text:span></text:p>
          <text:p text:style-name="P39"><text:span text:style-name="T113">P(s0);</text:span></text:p>
          <text:p text:style-name="P39"><text:span text:style-name="T113">P(s1);</text:span></text:p>
          <text:p text:style-name="P39"><text:span text:style-name="T113">cnt++;</text:span></text:p>
          <text:p text:style-name="P39"><text:span text:style-name="T113">V(s1);</text:span></text:p>
          <text:p text:style-name="P39"><text:span text:style-name="T113">V(s0);</text:span></text:p>
          <text:p text:style-name="P39"><text:span text:style-name="T1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4" draw:style-name="gr153" draw:text-style-name="P40" draw:layer="layout" svg:width="11.759cm" svg:height="1.098cm" svg:x="11.678cm" svg:y="1.482cm">
          <text:p text:style-name="P39"><text:span text:style-name="T123">Acquire shared resources in same or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70" draw:style-name="gr4" draw:layer="layout" svg:width="13.546cm" svg:height="10.159cm" svg:x="3.387cm" svg:y="1.905cm" draw:page-number="40" presentation:class="page"/>
          <draw:frame draw:name="Rectangle 171" presentation:style-name="pr4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ed Deadlock in Progress Graph" draw:style-name="dp1" draw:master-page-name="Title_20_and_20_Content" presentation:presentation-page-layout-name="AL2T11">
        <office:forms form:automatic-focus="false" form:apply-design-mode="false"/>
        <draw:frame draw:name="Rectangle 172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Avoided </text:span><text:span text:style-name="T6">Deadlock in </text:span><text:span text:style-name="T6">Progress </text:span><text:span text:style-name="T6">Graph</text:span></text:p>
          </draw:text-box>
        </draw:frame>
        <draw:line draw:name="Line 59" draw:style-name="gr127" draw:text-style-name="P38" draw:layer="layout" svg:x1="2.39cm" svg:y1="15.733cm" svg:x2="12.973cm" svg:y2="15.734cm">
          <text:p/>
        </draw:line>
        <draw:line draw:name="Line 60" draw:style-name="gr127" draw:text-style-name="P38" draw:layer="layout" svg:x1="2.39cm" svg:y1="15.733cm" svg:x2="2.391cm" svg:y2="5.066cm">
          <text:p/>
        </draw:line>
        <draw:custom-shape draw:name="Text Box 115" draw:style-name="gr154" draw:text-style-name="P34" draw:layer="layout" svg:width="3.081cm" svg:height="1.099cm" svg:x="12.929cm" svg:y="15.271cm">
          <text:p text:style-name="P32"><text:span text:style-name="T37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6" draw:style-name="gr155" draw:text-style-name="P34" draw:layer="layout" svg:width="3.081cm" svg:height="1.099cm" svg:x="0.861cm" svg:y="3.881cm">
          <text:p text:style-name="P32"><text:span text:style-name="T37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7" draw:style-name="gr156" draw:text-style-name="P86" draw:layer="layout" svg:width="1.68cm" svg:height="1.114cm" svg:x="2.768cm" svg:y="16.043cm">
          <text:p text:style-name="P85"><text:span text:style-name="T113">P(s</text:span><text:span text:style-name="T114">0</text:span><text:span text:style-name="T1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8" draw:style-name="gr157" draw:text-style-name="P86" draw:layer="layout" svg:width="1.763cm" svg:height="1.114cm" svg:x="7.526cm" svg:y="16.035cm">
          <text:p text:style-name="P85"><text:span text:style-name="T113">V(s</text:span><text:span text:style-name="T114">0</text:span><text:span text:style-name="T1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9" draw:style-name="gr158" draw:text-style-name="P86" draw:layer="layout" svg:width="1.68cm" svg:height="1.114cm" svg:x="4.942cm" svg:y="16.029cm">
          <text:p text:style-name="P85"><text:span text:style-name="T113">P(s</text:span><text:span text:style-name="T114">1</text:span><text:span text:style-name="T1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0" draw:style-name="gr159" draw:text-style-name="P86" draw:layer="layout" svg:width="1.718cm" svg:height="1.114cm" svg:x="10.111cm" svg:y="16.043cm">
          <text:p text:style-name="P85"><text:span text:style-name="T113">V(s</text:span><text:span text:style-name="T114">1</text:span><text:span text:style-name="T1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134" draw:text-style-name="P38" draw:layer="layout" svg:x1="2.015cm" svg:y1="14.234cm" svg:x2="2.354cm" svg:y2="14.235cm">
          <text:p/>
        </draw:line>
        <draw:line draw:name="Line 62" draw:style-name="gr135" draw:text-style-name="P38" draw:layer="layout" svg:x1="2.015cm" svg:y1="9.511cm" svg:x2="2.368cm" svg:y2="9.498cm">
          <text:p/>
        </draw:line>
        <draw:custom-shape draw:name="Text Box 121" draw:style-name="gr160" draw:text-style-name="P86" draw:layer="layout" svg:width="1.718cm" svg:height="1.114cm" svg:x="0.406cm" svg:y="9.925cm">
          <text:p text:style-name="P85"><text:span text:style-name="T113">V(s</text:span><text:span text:style-name="T114">1</text:span><text:span text:style-name="T1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2" draw:style-name="gr161" draw:text-style-name="P86" draw:layer="layout" svg:width="1.68cm" svg:height="1.114cm" svg:x="0.467cm" svg:y="14.139cm">
          <text:p text:style-name="P85"><text:span text:style-name="T113">P(s</text:span><text:span text:style-name="T114">0</text:span><text:span text:style-name="T1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34" draw:text-style-name="P38" draw:layer="layout" svg:x1="2.015cm" svg:y1="11.906cm" svg:x2="2.354cm" svg:y2="11.907cm">
          <text:p/>
        </draw:line>
        <draw:custom-shape draw:name="Text Box 123" draw:style-name="gr162" draw:text-style-name="P86" draw:layer="layout" svg:width="1.68cm" svg:height="1.114cm" svg:x="0.467cm" svg:y="12.324cm">
          <text:p text:style-name="P85"><text:span text:style-name="T113">P(s</text:span><text:span text:style-name="T114">1</text:span><text:span text:style-name="T1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135" draw:text-style-name="P38" draw:layer="layout" svg:x1="2.015cm" svg:y1="7.148cm" svg:x2="2.368cm" svg:y2="7.134cm">
          <text:p/>
        </draw:line>
        <draw:custom-shape draw:name="Text Box 124" draw:style-name="gr163" draw:text-style-name="P86" draw:layer="layout" svg:width="1.718cm" svg:height="1.114cm" svg:x="0.406cm" svg:y="7.561cm">
          <text:p text:style-name="P85"><text:span text:style-name="T113">V(s</text:span><text:span text:style-name="T114">0</text:span><text:span text:style-name="T1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34" draw:text-style-name="P38" draw:layer="layout" svg:x1="4.043cm" svg:y1="15.733cm" svg:x2="4.044cm" svg:y2="16.073cm">
          <text:p/>
        </draw:line>
        <draw:line draw:name="Line 66" draw:style-name="gr135" draw:text-style-name="P38" draw:layer="layout" svg:x1="9.232cm" svg:y1="15.733cm" svg:x2="9.25cm" svg:y2="16.086cm">
          <text:p/>
        </draw:line>
        <draw:line draw:name="Line 67" draw:style-name="gr135" draw:text-style-name="P38" draw:layer="layout" svg:x1="6.629cm" svg:y1="15.733cm" svg:x2="6.646cm" svg:y2="16.086cm">
          <text:p/>
        </draw:line>
        <draw:line draw:name="Line 68" draw:style-name="gr135" draw:text-style-name="P38" draw:layer="layout" svg:x1="11.835cm" svg:y1="15.733cm" svg:x2="11.853cm" svg:y2="16.086cm">
          <text:p/>
        </draw:line>
        <draw:custom-shape draw:name="Rectangle 173" draw:style-name="gr164" draw:text-style-name="P87" draw:layer="layout" svg:width="5.079cm" svg:height="7.111cm" svg:x="3.956cm" svg:y="7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140" draw:text-style-name="P87" draw:layer="layout" svg:width="5.275cm" svg:height="4.77cm" svg:x="6.5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65" draw:text-style-name="P40" draw:layer="layout" svg:width="4.995cm" svg:height="1.877cm" svg:x="4.173cm" svg:y="7.229cm">
          <text:p text:style-name="P39"><text:span text:style-name="T119">Forbidden region</text:span></text:p>
          <text:p text:style-name="P39"><text:span text:style-name="T119">for s</text:span><text:span text:style-name="T12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66" draw:text-style-name="P37" draw:layer="layout" svg:width="4.995cm" svg:height="1.877cm" svg:x="6.724cm" svg:y="12.598cm">
          <text:p text:style-name="P36"><text:span text:style-name="T119">Forbidden region</text:span></text:p>
          <text:p text:style-name="P36"><text:span text:style-name="T119">for s</text:span><text:span text:style-name="T12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5" draw:style-name="gr167" draw:text-style-name="P40" draw:layer="layout" svg:width="2.638cm" svg:height="1.154cm" svg:x="0.052cm" svg:y="16.869cm">
          <text:p text:style-name="P39"><text:span text:style-name="T117">s</text:span><text:span text:style-name="T118">0</text:span><text:span text:style-name="T113">=</text:span><text:span text:style-name="T117">s</text:span><text:span text:style-name="T118">1</text:span><text:span text:style-name="T113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148" draw:text-style-name="P42" draw:layer="layout" svg:width="1.198cm" svg:height="1.017cm" draw:transform="rotate (-1.5707963267949) translate (2.368cm 15.734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Box 126" draw:style-name="gr168" draw:text-style-name="P40" draw:layer="layout" svg:width="8.624cm" svg:height="6.097cm" svg:x="15.937cm" svg:y="4.269cm">
          <text:p text:style-name="P39"><text:span text:style-name="T113">No way for trajectory to get stuck</text:span></text:p>
          <text:p text:style-name="P39"><text:span text:style-name="T113"/></text:p>
          <text:p text:style-name="P39"><text:span text:style-name="T113">Processes acquire locks in same order</text:span></text:p>
          <text:p text:style-name="P39"><text:span text:style-name="T113"/></text:p>
          <text:p text:style-name="P39"><text:span text:style-name="T113">Order in which locks released immate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75" draw:style-name="gr4" draw:layer="layout" svg:width="13.546cm" svg:height="10.159cm" svg:x="3.387cm" svg:y="1.905cm" draw:page-number="41" presentation:class="page"/>
          <draw:frame draw:name="Rectangle 176" presentation:style-name="pr4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20_and_20_Content" presentation:presentation-page-layout-name="AL2T11">
        <office:forms form:automatic-focus="false" form:apply-design-mode="false"/>
        <draw:frame draw:name="Rectangle 10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</text:span><text:span text:style-name="T6">Deadlock </text:span><text:span text:style-name="T6">between </text:span><text:span text:style-name="T6">hosts?</text:span></text:p>
          </draw:text-box>
        </draw:frame>
        <draw:custom-shape draw:style-name="gr169" draw:text-style-name="P89" draw:layer="layout" svg:width="5.842cm" svg:height="5.08cm" svg:x="4.734cm" svg:y="6.82cm">
          <text:p text:style-name="P29"><text:span text:style-name="T12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89" draw:layer="layout" svg:width="5.842cm" svg:height="5.08cm" svg:x="14.935cm" svg:y="6.821cm">
          <text:p text:style-name="P29"><text:span text:style-name="T12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1" draw:text-style-name="P26" draw:layer="layout" svg:x1="10.222cm" svg:y1="8.09cm" svg:x2="14.032cm" svg:y2="8.09cm">
          <text:p/>
        </draw:line>
        <draw:line draw:style-name="gr172" draw:text-style-name="P26" draw:layer="layout" svg:x1="15.302cm" svg:y1="10.63cm" svg:x2="11.492cm" svg:y2="10.63cm">
          <text:p/>
        </draw:line>
        <presentation:notes draw:style-name="dp4">
          <draw:page-thumbnail draw:name="Rectangle 19" draw:style-name="gr4" draw:layer="layout" svg:width="13.546cm" svg:height="10.159cm" svg:x="3.387cm" svg:y="1.905cm" draw:page-number="42" presentation:class="page"/>
          <draw:frame draw:name="Rectangle 21" presentation:style-name="pr4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20_and_20_Content" presentation:presentation-page-layout-name="AL2T11">
        <office:forms form:automatic-focus="false" form:apply-design-mode="false"/>
        <draw:frame draw:name="Rectangle 1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</text:span><text:span text:style-name="T6">Deadlock </text:span><text:span text:style-name="T6">between </text:span><text:span text:style-name="T6">hosts?</text:span></text:p>
          </draw:text-box>
        </draw:frame>
        <draw:custom-shape draw:name="Text Box 1" draw:style-name="gr173" draw:text-style-name="P40" draw:layer="layout" svg:width="21.767cm" svg:height="10.58cm" svg:x="2.794cm" svg:y="3.836cm">
          <text:p text:style-name="P39"><text:span text:style-name="T125">Deadlock can occur when two processes/threads/hosts try to act as clients at the same time.</text:span></text:p>
          <text:p text:style-name="P39"><text:span text:style-name="T113"/></text:p>
          <text:p text:style-name="P39"><text:span text:style-name="T125">Or if they both act as clients at the same time</text:span></text:p>
          <text:p text:style-name="P39"><text:span text:style-name="T113"/></text:p>
          <text:p text:style-name="P39"><text:span text:style-name="T125">To solve this we can use process diagrams to draw interactions</text:span></text:p>
          <text:p text:style-name="P39"><text:span text:style-name="T113"/></text:p>
          <text:p text:style-name="P39"><text:span text:style-name="T125">As long as they is no loop, theres no dead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4" draw:style-name="gr4" draw:layer="layout" svg:width="13.546cm" svg:height="10.159cm" svg:x="3.387cm" svg:y="1.905cm" draw:page-number="43" presentation:class="page"/>
          <draw:frame draw:name="Rectangle 23" presentation:style-name="pr4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20_and_20_Content" presentation:presentation-page-layout-name="AL2T11">
        <office:forms form:automatic-focus="false" form:apply-design-mode="false"/>
        <draw:frame draw:name="Rectangle 24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</text:span><text:span text:style-name="T6">Deadlock </text:span><text:span text:style-name="T6">between </text:span><text:span text:style-name="T6">hosts?</text:span></text:p>
          </draw:text-box>
        </draw:frame>
        <draw:custom-shape draw:style-name="gr170" draw:text-style-name="P89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89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1" draw:text-style-name="P26" draw:layer="layout" svg:x1="7.323cm" svg:y1="9.591cm" svg:x2="9.652cm" svg:y2="9.591cm">
          <text:p/>
        </draw:line>
        <draw:custom-shape draw:style-name="gr170" draw:text-style-name="P89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1" draw:text-style-name="P26" draw:layer="layout" svg:x1="15.511cm" svg:y1="9.592cm" svg:x2="17.84cm" svg:y2="9.592cm">
          <text:p/>
        </draw:line>
        <draw:frame draw:style-name="gr7" draw:text-style-name="P90" draw:layer="layout" svg:width="10.414cm" svg:height="1.987cm" svg:x="7.112cm" svg:y="14.224cm">
          <draw:text-box>
            <text:p xml:id="id24" text:id="id24"><text:span text:style-name="T126">No 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25" draw:style-name="gr4" draw:layer="layout" svg:width="13.546cm" svg:height="10.159cm" svg:x="3.387cm" svg:y="1.905cm" draw:page-number="44" presentation:class="page"/>
          <draw:frame draw:name="Rectangle 26" presentation:style-name="pr4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20_and_20_Content" presentation:presentation-page-layout-name="AL2T11">
        <office:forms form:automatic-focus="false" form:apply-design-mode="false"/>
        <draw:frame draw:name="Rectangle 27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</text:span><text:span text:style-name="T6">Deadlock </text:span><text:span text:style-name="T6">between </text:span><text:span text:style-name="T6">hosts?</text:span></text:p>
          </draw:text-box>
        </draw:frame>
        <draw:custom-shape draw:style-name="gr170" draw:text-style-name="P89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89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1" draw:text-style-name="P26" draw:layer="layout" svg:x1="7.323cm" svg:y1="9.591cm" svg:x2="9.652cm" svg:y2="9.591cm">
          <text:p/>
        </draw:line>
        <draw:custom-shape draw:style-name="gr170" draw:text-style-name="P89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1" draw:text-style-name="P26" draw:layer="layout" svg:x1="17.839cm" svg:y1="9.592cm" svg:x2="15.51cm" svg:y2="9.592cm">
          <text:p/>
        </draw:line>
        <draw:frame draw:style-name="gr7" draw:text-style-name="P90" draw:layer="layout" svg:width="10.414cm" svg:height="1.987cm" svg:x="7.112cm" svg:y="14.225cm">
          <draw:text-box>
            <text:p xml:id="id25" text:id="id25"><text:span text:style-name="T126">No 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28" draw:style-name="gr4" draw:layer="layout" svg:width="13.546cm" svg:height="10.159cm" svg:x="3.387cm" svg:y="1.905cm" draw:page-number="45" presentation:class="page"/>
          <draw:frame draw:name="Rectangle 29" presentation:style-name="pr4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20_and_20_Content" presentation:presentation-page-layout-name="AL2T11">
        <office:forms form:automatic-focus="false" form:apply-design-mode="false"/>
        <draw:frame draw:name="Rectangle 30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</text:span><text:span text:style-name="T6">Deadlock </text:span><text:span text:style-name="T6">between </text:span><text:span text:style-name="T6">hosts?</text:span></text:p>
          </draw:text-box>
        </draw:frame>
        <draw:custom-shape draw:style-name="gr170" draw:text-style-name="P89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89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1" draw:text-style-name="P26" draw:layer="layout" svg:x1="7.323cm" svg:y1="9.591cm" svg:x2="9.652cm" svg:y2="9.591cm">
          <text:p/>
        </draw:line>
        <draw:custom-shape draw:style-name="gr170" draw:text-style-name="P89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1" draw:text-style-name="P26" draw:layer="layout" svg:x1="15.509cm" svg:y1="9.592cm" svg:x2="17.838cm" svg:y2="9.592cm">
          <text:p/>
        </draw:line>
        <draw:line draw:style-name="gr171" draw:text-style-name="P26" draw:layer="layout" svg:x1="20.574cm" svg:y1="13.716cm" svg:x2="20.628cm" svg:y2="12.208cm">
          <text:p/>
        </draw:line>
        <draw:line draw:style-name="gr174" draw:text-style-name="P26" draw:layer="layout" svg:x1="20.628cm" svg:y1="13.716cm" svg:x2="4.318cm" svg:y2="13.462cm">
          <text:p/>
        </draw:line>
        <draw:line draw:style-name="gr174" draw:text-style-name="P26" draw:layer="layout" svg:x1="4.318cm" svg:y1="12.201cm" svg:x2="4.318cm" svg:y2="13.462cm">
          <text:p/>
        </draw:line>
        <draw:frame draw:style-name="gr7" draw:text-style-name="P90" draw:layer="layout" svg:width="10.414cm" svg:height="1.987cm" svg:x="7.112cm" svg:y="14.225cm">
          <draw:text-box>
            <text:p xml:id="id26" text:id="id26"><text:span text:style-name="T126">No 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31" draw:style-name="gr4" draw:layer="layout" svg:width="13.546cm" svg:height="10.159cm" svg:x="3.387cm" svg:y="1.905cm" draw:page-number="46" presentation:class="page"/>
          <draw:frame draw:name="Rectangle 32" presentation:style-name="pr4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20_and_20_Content" presentation:presentation-page-layout-name="AL2T11">
        <office:forms form:automatic-focus="false" form:apply-design-mode="false"/>
        <draw:frame draw:name="Rectangle 3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</text:span><text:span text:style-name="T6">Deadlock </text:span><text:span text:style-name="T6">between </text:span><text:span text:style-name="T6">hosts?</text:span></text:p>
          </draw:text-box>
        </draw:frame>
        <draw:custom-shape draw:style-name="gr170" draw:text-style-name="P89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89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1" draw:text-style-name="P26" draw:layer="layout" svg:x1="7.323cm" svg:y1="9.591cm" svg:x2="9.652cm" svg:y2="9.591cm">
          <text:p/>
        </draw:line>
        <draw:custom-shape draw:style-name="gr170" draw:text-style-name="P89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1" draw:text-style-name="P26" draw:layer="layout" svg:x1="15.509cm" svg:y1="9.592cm" svg:x2="17.838cm" svg:y2="9.592cm">
          <text:p/>
        </draw:line>
        <draw:line draw:style-name="gr171" draw:text-style-name="P26" draw:layer="layout" svg:x1="4.372cm" svg:y1="13.716cm" svg:x2="4.318cm" svg:y2="12.208cm">
          <text:p/>
        </draw:line>
        <draw:line draw:style-name="gr174" draw:text-style-name="P26" draw:layer="layout" svg:x1="4.318cm" svg:y1="13.716cm" svg:x2="20.628cm" svg:y2="13.462cm">
          <text:p/>
        </draw:line>
        <draw:line draw:style-name="gr174" draw:text-style-name="P26" draw:layer="layout" svg:x1="20.628cm" svg:y1="12.201cm" svg:x2="20.628cm" svg:y2="13.462cm">
          <text:p/>
        </draw:line>
        <draw:frame draw:style-name="gr7" draw:text-style-name="P91" draw:layer="layout" svg:width="10.414cm" svg:height="1.987cm" svg:x="7.112cm" svg:y="14.225cm">
          <draw:text-box>
            <text:p xml:id="id27" text:id="id27" text:style-name="P53"><text:span text:style-name="T127">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34" draw:style-name="gr4" draw:layer="layout" svg:width="13.546cm" svg:height="10.159cm" svg:x="3.387cm" svg:y="1.905cm" draw:page-number="47" presentation:class="page"/>
          <draw:frame draw:name="Rectangle 35" presentation:style-name="pr4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20_and_20_Content" presentation:presentation-page-layout-name="AL2T11">
        <office:forms form:automatic-focus="false" form:apply-design-mode="false"/>
        <draw:frame draw:name="Rectangle 36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</text:span><text:span text:style-name="T6">Deadlock </text:span><text:span text:style-name="T6">between </text:span><text:span text:style-name="T6">hosts?</text:span></text:p>
          </draw:text-box>
        </draw:frame>
        <draw:custom-shape draw:style-name="gr170" draw:text-style-name="P89" draw:layer="layout" svg:width="5.842cm" svg:height="5.08cm" svg:x="5.3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89" draw:layer="layout" svg:width="5.842cm" svg:height="5.08cm" svg:x="13.5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1" draw:text-style-name="P26" draw:layer="layout" svg:x1="11.223cm" svg:y1="8.891cm" svg:x2="13.552cm" svg:y2="8.891cm">
          <text:p/>
        </draw:line>
        <draw:line draw:style-name="gr171" draw:text-style-name="P26" draw:layer="layout" svg:x1="13.537cm" svg:y1="10.192cm" svg:x2="11.208cm" svg:y2="10.192cm">
          <text:p/>
        </draw:line>
        <draw:frame draw:style-name="gr7" draw:text-style-name="P91" draw:layer="layout" svg:width="10.414cm" svg:height="1.987cm" svg:x="7.112cm" svg:y="14.225cm">
          <draw:text-box>
            <text:p xml:id="id28" text:id="id28" text:style-name="P53"><text:span text:style-name="T127">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37" draw:style-name="gr4" draw:layer="layout" svg:width="13.546cm" svg:height="10.159cm" svg:x="3.387cm" svg:y="1.905cm" draw:page-number="48" presentation:class="page"/>
          <draw:frame draw:name="Rectangle 38" presentation:style-name="pr4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_20_and_20_Content" presentation:presentation-page-layout-name="AL2T11">
        <draw:custom-shape draw:style-name="gr175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39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Didn’t we solve </text:span><text:span text:style-name="T6">this already?</text:span></text:p>
          </draw:text-box>
        </draw:frame>
        <draw:custom-shape draw:style-name="gr176" draw:text-style-name="P89" draw:layer="layout" svg:width="3.771cm" svg:height="3.807cm" svg:x="6.635cm" svg:y="5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89" draw:layer="layout" svg:width="3.771cm" svg:height="3.807cm" svg:x="6.635cm" svg:y="10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89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1" draw:text-style-name="P26" draw:layer="layout" svg:x1="5.334cm" svg:y1="9.144cm" svg:x2="6.9cm" svg:y2="8.491cm">
          <text:p/>
        </draw:line>
        <draw:line draw:style-name="gr171" draw:text-style-name="P26" draw:layer="layout" svg:x1="6.846cm" svg:y1="11.82cm" svg:x2="5.333cm" svg:y2="11.175cm">
          <text:p/>
        </draw:line>
        <draw:frame draw:style-name="gr7" draw:text-style-name="P90" draw:layer="layout" svg:width="10.922cm" svg:height="1.987cm" svg:x="14.994cm" svg:y="8.723cm">
          <draw:text-box>
            <text:p xml:id="id29" text:id="id29"><text:span text:style-name="T126">No 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40" draw:style-name="gr4" draw:layer="layout" svg:width="13.546cm" svg:height="10.159cm" svg:x="3.387cm" svg:y="1.905cm" draw:page-number="49" presentation:class="page"/>
          <draw:frame draw:name="Rectangle 41" presentation:style-name="pr5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20_and_20_Content" presentation:presentation-page-layout-name="AL2T11">
        <draw:custom-shape draw:style-name="gr177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42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Didn’t we solve </text:span><text:span text:style-name="T6">this already?</text:span></text:p>
          </draw:text-box>
        </draw:frame>
        <draw:custom-shape draw:style-name="gr176" draw:text-style-name="P89" draw:layer="layout" svg:width="3.771cm" svg:height="3.807cm" svg:x="6.635cm" svg:y="5.621cm">
          <text:p text:style-name="P29"><text:span text:style-name="T12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89" draw:layer="layout" svg:width="3.771cm" svg:height="3.807cm" svg:x="6.635cm" svg:y="10.821cm">
          <text:p text:style-name="P29"><text:span text:style-name="T12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89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1" draw:text-style-name="P26" draw:layer="layout" svg:x1="5.334cm" svg:y1="9.144cm" svg:x2="6.9cm" svg:y2="8.491cm">
          <text:p/>
        </draw:line>
        <draw:line draw:style-name="gr171" draw:text-style-name="P26" draw:layer="layout" svg:x1="6.846cm" svg:y1="11.82cm" svg:x2="5.333cm" svg:y2="11.175cm">
          <text:p/>
        </draw:line>
        <draw:frame draw:style-name="gr178" draw:text-style-name="P90" draw:layer="layout" svg:width="10.922cm" svg:height="3.723cm" svg:x="14.994cm" svg:y="8.023cm">
          <draw:text-box>
            <text:p xml:id="id30" text:id="id30"><text:span text:style-name="T126">Maybe deadlock?</text:span></text:p>
          </draw:text-box>
        </draw:frame>
        <draw:line draw:style-name="gr171" draw:text-style-name="P26" draw:layer="layout" svg:x1="10.471cm" svg:y1="7.391cm" svg:x2="13.97cm" svg:y2="7.366cm">
          <text:p/>
        </draw:line>
        <draw:line draw:style-name="gr171" draw:text-style-name="P26" draw:layer="layout" svg:x1="13.917cm" svg:y1="12.783cm" svg:x2="10.418cm" svg:y2="12.758cm">
          <text:p/>
        </draw:line>
        <draw:frame draw:style-name="gr7" draw:text-style-name="P91" draw:layer="layout" svg:width="10.414cm" svg:height="1.987cm" svg:x="13.612cm" svg:y="8.926cm">
          <draw:text-box>
            <text:p xml:id="id31" text:id="id31" text:style-name="P53"><text:span text:style-name="T127">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43" draw:style-name="gr4" draw:layer="layout" svg:width="13.546cm" svg:height="10.159cm" svg:x="3.387cm" svg:y="1.905cm" draw:page-number="50" presentation:class="page"/>
          <draw:frame draw:name="Rectangle 44" presentation:style-name="pr5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20_and_20_Content" presentation:presentation-page-layout-name="AL2T11">
        <draw:custom-shape draw:style-name="gr177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45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Didn’t we solve </text:span><text:span text:style-name="T6">this already?</text:span></text:p>
          </draw:text-box>
        </draw:frame>
        <draw:custom-shape draw:style-name="gr176" draw:text-style-name="P89" draw:layer="layout" svg:width="3.771cm" svg:height="3.807cm" svg:x="6.635cm" svg:y="5.621cm">
          <text:p text:style-name="P29"><text:span text:style-name="T12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89" draw:layer="layout" svg:width="3.771cm" svg:height="3.807cm" svg:x="6.635cm" svg:y="10.821cm">
          <text:p text:style-name="P29"><text:span text:style-name="T12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89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1" draw:text-style-name="P26" draw:layer="layout" svg:x1="6.8cm" svg:y1="6.858cm" svg:x2="5.306cm" svg:y2="6.604cm">
          <text:p/>
        </draw:line>
        <draw:line draw:style-name="gr171" draw:text-style-name="P26" draw:layer="layout" svg:x1="6.846cm" svg:y1="11.82cm" svg:x2="5.333cm" svg:y2="11.175cm">
          <text:p/>
        </draw:line>
        <draw:frame draw:style-name="gr7" draw:text-style-name="P90" draw:layer="layout" svg:width="10.922cm" svg:height="1.987cm" svg:x="14.994cm" svg:y="8.723cm">
          <draw:text-box>
            <text:p xml:id="id32" text:id="id32"><text:span text:style-name="T126">No deadlock</text:span></text:p>
          </draw:text-box>
        </draw:frame>
        <draw:line draw:style-name="gr171" draw:text-style-name="P26" draw:layer="layout" svg:x1="10.471cm" svg:y1="7.391cm" svg:x2="13.97cm" svg:y2="7.366cm">
          <text:p/>
        </draw:line>
        <draw:line draw:style-name="gr171" draw:text-style-name="P26" draw:layer="layout" svg:x1="13.917cm" svg:y1="12.783cm" svg:x2="10.418cm" svg:y2="12.758cm">
          <text:p/>
        </draw:line>
        <draw:custom-shape draw:style-name="gr179" draw:text-style-name="P89" draw:layer="layout" svg:width="1.888cm" svg:height="1.732cm" svg:x="3.518cm" svg:y="5.596cm">
          <text:p text:style-name="P29"><text:span text:style-name="T1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1" draw:text-style-name="P26" draw:layer="layout" svg:x1="3.853cm" svg:y1="8.335cm" svg:x2="4.318cm" svg:y2="7.32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46" draw:style-name="gr4" draw:layer="layout" svg:width="13.546cm" svg:height="10.159cm" svg:x="3.387cm" svg:y="1.905cm" draw:page-number="51" presentation:class="page"/>
          <draw:frame draw:name="Rectangle 47" presentation:style-name="pr5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20_and_20_Content" presentation:presentation-page-layout-name="AL2T11">
        <draw:frame draw:name="Rectangle 177" presentation:style-name="pr2" draw:text-style-name="P7" draw:layer="layout" svg:width="23.868cm" svg:height="2.169cm" svg:x="0.516cm" svg:y="0.688cm" presentation:class="title" presentation:user-transformed="true">
          <draw:text-box>
            <text:p text:style-name="P6"><text:span text:style-name="T6">Summary: </text:span><text:span text:style-name="T6">Approaches to </text:span><text:span text:style-name="T6">Concurrency</text:span></text:p>
          </draw:text-box>
        </draw:frame>
        <draw:frame draw:name="Rectangle 178" presentation:style-name="pr3" draw:text-style-name="P10" draw:layer="layout" svg:width="21.933cm" svg:height="15.239cm" svg:x="1.102cm" svg:y="3.387cm" presentation:class="outline" presentation:user-transformed="true">
          <draw:text-box>
            <text:list text:style-name="L2">
              <text:list-item>
                <text:p text:style-name="P16"><text:span text:style-name="T7">Process-based</text:span></text:p>
              </text:list-item>
            </text:list>
            <text:list text:style-name="L5">
              <text:list-item>
                <text:list>
                  <text:list-item>
                    <text:p text:style-name="P79"><text:span text:style-name="T11">Hard to share resources: Easy to avoid unintended sharing</text:span></text:p>
                  </text:list-item>
                  <text:list-item>
                    <text:p text:style-name="P79"><text:span text:style-name="T11">High overhead in adding/removing clients</text:span></text:p>
                  </text:list-item>
                </text:list>
              </text:list-item>
              <text:list-item>
                <text:p text:style-name="P16"><text:span text:style-name="T7">Event-based</text:span></text:p>
                <text:list>
                  <text:list-item>
                    <text:p text:style-name="P79"><text:span text:style-name="T11">Tedious and low level</text:span></text:p>
                  </text:list-item>
                  <text:list-item>
                    <text:p text:style-name="P79"><text:span text:style-name="T11">Total control over scheduling</text:span></text:p>
                  </text:list-item>
                  <text:list-item>
                    <text:p text:style-name="P79"><text:span text:style-name="T11">Very low overhead</text:span></text:p>
                  </text:list-item>
                  <text:list-item>
                    <text:p text:style-name="P79"><text:span text:style-name="T11">Cannot create as fine grained a level of concurrency</text:span></text:p>
                  </text:list-item>
                  <text:list-item>
                    <text:p text:style-name="P79"><text:span text:style-name="T11">Does not make use of multi-core</text:span></text:p>
                  </text:list-item>
                </text:list>
              </text:list-item>
              <text:list-item>
                <text:p text:style-name="P16"><text:span text:style-name="T7">Thread-based</text:span></text:p>
                <text:list>
                  <text:list-item>
                    <text:p text:style-name="P79"><text:span text:style-name="T11">Easy to share resources: Perhaps too easy</text:span></text:p>
                  </text:list-item>
                  <text:list-item>
                    <text:p text:style-name="P79"><text:span text:style-name="T11">Medium overhead</text:span></text:p>
                  </text:list-item>
                  <text:list-item>
                    <text:p text:style-name="P79"><text:span text:style-name="T11">Not much control over scheduling policies</text:span></text:p>
                  </text:list-item>
                  <text:list-item>
                    <text:p text:style-name="P79"><text:span text:style-name="T11">Difficult to debu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0"><text:span text:style-name="T10">Event orderings not repea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Rectangle 179" draw:style-name="gr4" draw:layer="layout" svg:width="13.546cm" svg:height="10.159cm" svg:x="3.387cm" svg:y="1.905cm" draw:page-number="52" presentation:class="page"/>
          <draw:frame draw:name="Rectangle 180" presentation:style-name="pr5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family-generic="roman" style:font-pitch="variable"/>
    <style:font-face style:name="Arial Narrow2" svg:font-family="'Arial Narrow'" style:font-family-generic="swiss" style:font-pitch="variable"/>
    <style:font-face style:name="Arial Narrow3" svg:font-family="'Arial Narrow'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/>
    <style:font-face style:name="Calibri3" svg:font-family="Calibri" style:font-pitch="variable"/>
    <style:font-face style:name="Calibri4" svg:font-family="Calibri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/>
    <style:font-face style:name="Courier New2" svg:font-family="'Courier New'" style:font-pitch="variable"/>
    <style:font-face style:name="Courier New3" svg:font-family="'Courier New'" style:font-family-generic="modern" style:font-pitch="fixed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draw:marker draw:name="msArrowOpenEnd_20_5_20_106" draw:display-name="msArrowOpenEnd 5 106" svg:viewBox="0 0 350 350" svg:d="M175 0l175 275-75 75-50-75v75h-100v-75l-50 75-75-75z"/>
    <draw:marker draw:name="msArrowOpenEnd_20_5_20_35" draw:display-name="msArrowOpenEnd 5 35" svg:viewBox="0 0 350 350" svg:d="M175 0l175 312-38 38-112-213v213h-50v-213l-113 213-37-3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7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9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0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2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3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7" style:family="presentation" style:parent-style-name="Two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wo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0" style:family="presentation" style:parent-style-name="Two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1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loext:graphic-properties draw:fill="solid" draw:fill-color="#990000"/>
      <style:paragraph-properties fo:text-align="center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1" style:family="paragraph">
      <style:paragraph-properties fo:margin-left="0.331cm" fo:margin-right="0cm" fo:margin-top="0cm" fo:margin-bottom="0cm" fo:line-height="100%" fo:text-align="start" fo:text-indent="-0.331cm" style:punctuation-wrap="hanging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language="en" fo:country="US" fo:font-style="normal" style:text-underline-style="none" fo:font-weight="bold" fo:background-color="transparent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10" draw:layer="backgroundobjects" svg:width="3.637cm" svg:height="0.758cm" svg:x="21.938cm" svg:y="-0.075cm">
        <text:p text:style-name="MP9"><text:span text:style-name="MT4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8" draw:text-style-name="MP10" draw:layer="backgroundobjects" svg:width="1.9cm" svg:height="0.674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9" draw:text-style-name="MP10" draw:layer="backgroundobjects" svg:width="12.682cm" svg:height="0.674cm" svg:x="0.071cm" svg:y="18.415cm">
        <text:p text:style-name="MP9"><text:span text:style-name="MT6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" draw:text-style-name="MP12" draw:layer="backgroundobjects" svg:width="21.088cm" svg:height="2.116cm" svg:x="0.992cm" svg:y="1.21cm" presentation:class="title" presentation:user-transformed="true">
        <draw:text-box>
          <text:p text:style-name="MP11"><text:span text:style-name="MT7">Click to edit </text:span><text:span text:style-name="MT7">Master title </text:span><text:span text:style-name="MT7">style</text:span></text:p>
        </draw:text-box>
      </draw:frame>
      <draw:frame draw:name="Content Placeholder 2" presentation:style-name="Mpr4" draw:text-style-name="MP15" draw:layer="backgroundobjects" svg:width="21.933cm" svg:height="13.81cm" svg:x="1.102cm" svg:y="3.784cm" presentation:class="outline" presentation:user-transformed="true">
        <draw:text-box>
          <text:list text:style-name="ML5">
            <text:list-item>
              <text:p text:style-name="MP13"><text:span text:style-name="MT8">Click to edit Master text styles</text:span></text:p>
              <text:list>
                <text:list-item>
                  <text:p text:style-name="MP14"><text:span text:style-name="MT9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0" draw:text-style-name="MP10" draw:layer="backgroundobjects" svg:width="3.637cm" svg:height="0.758cm" svg:x="21.938cm" svg:y="-0.075cm">
        <text:p text:style-name="MP9"><text:span text:style-name="MT4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1" draw:text-style-name="MP10" draw:layer="backgroundobjects" svg:width="1.9cm" svg:height="0.674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2" draw:text-style-name="MP10" draw:layer="backgroundobjects" svg:width="12.682cm" svg:height="0.674cm" svg:x="0.071cm" svg:y="18.415cm">
        <text:p text:style-name="MP9"><text:span text:style-name="MT6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2" draw:layer="backgroundobjects" svg:width="21.086cm" svg:height="2.116cm" svg:x="1.039cm" svg:y="1.031cm" presentation:class="title" presentation:user-transformed="true">
        <draw:text-box>
          <text:p text:style-name="MP11"><text:span text:style-name="MT7">Click to edit </text:span><text:span text:style-name="MT7">Master title </text:span><text:span text:style-name="MT7">style</text:span></text:p>
        </draw:text-box>
      </draw:frame>
      <draw:frame draw:name="Content Placeholder 2" presentation:style-name="Mpr8" draw:text-style-name="MP18" draw:layer="backgroundobjects" svg:width="10.754cm" svg:height="13.81cm" svg:x="1.773cm" svg:y="3.784cm" presentation:class="outline" presentation:user-transformed="true">
        <draw:text-box>
          <text:list text:style-name="ML5">
            <text:list-item>
              <text:p text:style-name="MP16"><text:span text:style-name="MT10">Click to edit Master text styles</text:span></text:p>
              <text:list>
                <text:list-item>
                  <text:p text:style-name="MP13"><text:span text:style-name="MT11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7"><text:span text:style-name="MT12">Fourth level</text:span></text:p>
                          <text:list>
                            <text:list-item>
                              <text:p text:style-name="MP1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" draw:text-style-name="MP18" draw:layer="backgroundobjects" svg:width="10.754cm" svg:height="13.81cm" svg:x="12.951cm" svg:y="3.784cm" presentation:class="outline" presentation:user-transformed="true">
        <draw:text-box>
          <text:list text:style-name="ML6">
            <text:list-item>
              <text:p text:style-name="MP16"><text:span text:style-name="MT10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11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3.313cm" svg:height="9.985cm" svg:x="3.485cm" svg:y="2.023cm" presentation:class="page"/>
        <draw:frame presentation:style-name="Two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3" draw:text-style-name="MP10" draw:layer="backgroundobjects" svg:width="3.637cm" svg:height="0.758cm" svg:x="21.938cm" svg:y="-0.075cm">
        <text:p text:style-name="MP9"><text:span text:style-name="MT4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4" draw:text-style-name="MP10" draw:layer="backgroundobjects" svg:width="1.9cm" svg:height="0.674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5" draw:text-style-name="MP10" draw:layer="backgroundobjects" svg:width="12.682cm" svg:height="0.674cm" svg:x="0.071cm" svg:y="18.415cm">
        <text:p text:style-name="MP9"><text:span text:style-name="MT6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2" draw:layer="backgroundobjects" svg:width="21.086cm" svg:height="2.116cm" svg:x="0.994cm" svg:y="1.236cm" presentation:class="title" presentation:user-transformed="true">
        <draw:text-box>
          <text:p text:style-name="MP11"><text:span text:style-name="MT7">Click to edit </text:span><text:span text:style-name="MT7">Master title </text:span><text:span text:style-name="MT7">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12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21-11-15T14:53:32.591638425</dc:date>
    <meta:editing-cycles>994</meta:editing-cycles>
    <dc:title>Introduction to Computer Systems 15-213/18-243, spring 2009</dc:title>
    <meta:editing-duration>P22DT6H28M23S</meta:editing-duration>
    <meta:generator>LibreOffice/7.2.2.2$Linux_X86_64 LibreOffice_project/1eb16ced50a80b7125fabf09652dbb09393766d2</meta:generator>
    <meta:document-statistic meta:object-count="63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" chart:interval-major="1" chart:interval-minor-divisor="2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2.487cm" xlink:href="." xlink:type="simple" chart:class="chart:bar" chart:style-name="ch1">
        <chart:plot-area chart:style-name="ch2" chart:data-source-has-labels="both" svg:x="0.452cm" svg:y="0.049cm" svg:width="21.744cm" svg:height="2.389cm">
          <chart:coordinate-region svg:x="0.888cm" svg:y="0.222cm" svg:width="21.293cm" svg:height="1.461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1eb16ced50a80b7125fabf09652dbb09393766d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inor-divisor="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7.62cm" xlink:href="." xlink:type="simple" chart:class="chart:bar" chart:style-name="ch1">
        <chart:plot-area chart:style-name="ch2" chart:data-source-has-labels="both" svg:x="0.452cm" svg:y="0.152cm" svg:width="21.744cm" svg:height="7.316cm">
          <chart:coordinate-region svg:x="0.888cm" svg:y="0.152cm" svg:width="21.108cm" svg:height="6.388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1eb16ced50a80b7125fabf09652dbb09393766d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3" chart:interval-major="1" chart:interval-minor-divisor="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2.963cm" xlink:href="." xlink:type="simple" chart:class="chart:bar" chart:style-name="ch1">
        <chart:plot-area chart:style-name="ch2" chart:data-source-has-labels="both" svg:x="0.452cm" svg:y="0.059cm" svg:width="21.744cm" svg:height="2.845cm">
          <chart:coordinate-region svg:x="0.888cm" svg:y="0.059cm" svg:width="21.293cm" svg:height="1.917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1eb16ced50a80b7125fabf09652dbb09393766d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